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5b9bd5" fo:border="0.06pt solid #000000"/>
    </style:style>
    <style:style style:name="ce4" style:family="table-cell" style:parent-style-name="Default" style:data-style-name="N0">
      <style:table-cell-properties fo:background-color="#bdd7ee" fo:border="0.06pt solid #000000"/>
    </style:style>
    <style:style style:name="ce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default-cell-style-name="ce1"/>
        <table:table-column table:style-name="co2" table:number-columns-repeated="25" table:default-cell-style-name="ce1"/>
        <table:table-column table:style-name="co4" table:number-columns-repeated="970" table:default-cell-style-name="ce1"/>
        <table:table-row table:style-name="ro1">
          <table:table-cell table:formula="of:=IF(63+COLUMN([.A1])+ROW([.A1])&gt;90;CHAR(63+COLUMN([.A1])+ROW([.A1])-26);CHAR(63+COLUMN([.A1])+ROW([.A1])))" office:value-type="string" office:string-value="A" calcext:value-type="string">
            <text:p>A</text:p>
          </table:table-cell>
          <table:table-cell table:formula="of:=IF(63+COLUMN([.B1])+ROW([.B1])&gt;90;CHAR(63+COLUMN([.B1])+ROW([.B1])-26);CHAR(63+COLUMN([.B1])+ROW([.B1])))" office:value-type="string" office:string-value="B" calcext:value-type="string">
            <text:p>B</text:p>
          </table:table-cell>
          <table:table-cell table:formula="of:=IF(63+COLUMN([.C1])+ROW([.C1])&gt;90;CHAR(63+COLUMN([.C1])+ROW([.C1])-26);CHAR(63+COLUMN([.C1])+ROW([.C1])))" office:value-type="string" office:string-value="C" calcext:value-type="string">
            <text:p>C</text:p>
          </table:table-cell>
          <table:table-cell table:formula="of:=IF(63+COLUMN([.D1])+ROW([.D1])&gt;90;CHAR(63+COLUMN([.D1])+ROW([.D1])-26);CHAR(63+COLUMN([.D1])+ROW([.D1])))" office:value-type="string" office:string-value="D" calcext:value-type="string">
            <text:p>D</text:p>
          </table:table-cell>
          <table:table-cell table:formula="of:=IF(63+COLUMN([.E1])+ROW([.E1])&gt;90;CHAR(63+COLUMN([.E1])+ROW([.E1])-26);CHAR(63+COLUMN([.E1])+ROW([.E1])))" office:value-type="string" office:string-value="E" calcext:value-type="string">
            <text:p>E</text:p>
          </table:table-cell>
          <table:table-cell table:formula="of:=IF(63+COLUMN([.F1])+ROW([.F1])&gt;90;CHAR(63+COLUMN([.F1])+ROW([.F1])-26);CHAR(63+COLUMN([.F1])+ROW([.F1])))" office:value-type="string" office:string-value="F" calcext:value-type="string">
            <text:p>F</text:p>
          </table:table-cell>
          <table:table-cell table:formula="of:=IF(63+COLUMN([.G1])+ROW([.G1])&gt;90;CHAR(63+COLUMN([.G1])+ROW([.G1])-26);CHAR(63+COLUMN([.G1])+ROW([.G1])))" office:value-type="string" office:string-value="G" calcext:value-type="string">
            <text:p>G</text:p>
          </table:table-cell>
          <table:table-cell table:formula="of:=IF(63+COLUMN([.H1])+ROW([.H1])&gt;90;CHAR(63+COLUMN([.H1])+ROW([.H1])-26);CHAR(63+COLUMN([.H1])+ROW([.H1])))" office:value-type="string" office:string-value="H" calcext:value-type="string">
            <text:p>H</text:p>
          </table:table-cell>
          <table:table-cell table:formula="of:=IF(63+COLUMN([.I1])+ROW([.I1])&gt;90;CHAR(63+COLUMN([.I1])+ROW([.I1])-26);CHAR(63+COLUMN([.I1])+ROW([.I1])))" office:value-type="string" office:string-value="I" calcext:value-type="string">
            <text:p>I</text:p>
          </table:table-cell>
          <table:table-cell table:formula="of:=IF(63+COLUMN([.J1])+ROW([.J1])&gt;90;CHAR(63+COLUMN([.J1])+ROW([.J1])-26);CHAR(63+COLUMN([.J1])+ROW([.J1])))" office:value-type="string" office:string-value="J" calcext:value-type="string">
            <text:p>J</text:p>
          </table:table-cell>
          <table:table-cell table:formula="of:=IF(63+COLUMN([.K1])+ROW([.K1])&gt;90;CHAR(63+COLUMN([.K1])+ROW([.K1])-26);CHAR(63+COLUMN([.K1])+ROW([.K1])))" office:value-type="string" office:string-value="K" calcext:value-type="string">
            <text:p>K</text:p>
          </table:table-cell>
          <table:table-cell table:formula="of:=IF(63+COLUMN([.L1])+ROW([.L1])&gt;90;CHAR(63+COLUMN([.L1])+ROW([.L1])-26);CHAR(63+COLUMN([.L1])+ROW([.L1])))" office:value-type="string" office:string-value="L" calcext:value-type="string">
            <text:p>L</text:p>
          </table:table-cell>
          <table:table-cell table:formula="of:=IF(63+COLUMN([.M1])+ROW([.M1])&gt;90;CHAR(63+COLUMN([.M1])+ROW([.M1])-26);CHAR(63+COLUMN([.M1])+ROW([.M1])))" office:value-type="string" office:string-value="M" calcext:value-type="string">
            <text:p>M</text:p>
          </table:table-cell>
          <table:table-cell table:formula="of:=IF(63+COLUMN([.N1])+ROW([.N1])&gt;90;CHAR(63+COLUMN([.N1])+ROW([.N1])-26);CHAR(63+COLUMN([.N1])+ROW([.N1])))" office:value-type="string" office:string-value="N" calcext:value-type="string">
            <text:p>N</text:p>
          </table:table-cell>
          <table:table-cell table:formula="of:=IF(63+COLUMN([.O1])+ROW([.O1])&gt;90;CHAR(63+COLUMN([.O1])+ROW([.O1])-26);CHAR(63+COLUMN([.O1])+ROW([.O1])))" office:value-type="string" office:string-value="O" calcext:value-type="string">
            <text:p>O</text:p>
          </table:table-cell>
          <table:table-cell table:formula="of:=IF(63+COLUMN([.P1])+ROW([.P1])&gt;90;CHAR(63+COLUMN([.P1])+ROW([.P1])-26);CHAR(63+COLUMN([.P1])+ROW([.P1])))" office:value-type="string" office:string-value="P" calcext:value-type="string">
            <text:p>P</text:p>
          </table:table-cell>
          <table:table-cell table:formula="of:=IF(63+COLUMN([.Q1])+ROW([.Q1])&gt;90;CHAR(63+COLUMN([.Q1])+ROW([.Q1])-26);CHAR(63+COLUMN([.Q1])+ROW([.Q1])))" office:value-type="string" office:string-value="Q" calcext:value-type="string">
            <text:p>Q</text:p>
          </table:table-cell>
          <table:table-cell table:formula="of:=IF(63+COLUMN([.R1])+ROW([.R1])&gt;90;CHAR(63+COLUMN([.R1])+ROW([.R1])-26);CHAR(63+COLUMN([.R1])+ROW([.R1])))" office:value-type="string" office:string-value="R" calcext:value-type="string">
            <text:p>R</text:p>
          </table:table-cell>
          <table:table-cell table:formula="of:=IF(63+COLUMN([.S1])+ROW([.S1])&gt;90;CHAR(63+COLUMN([.S1])+ROW([.S1])-26);CHAR(63+COLUMN([.S1])+ROW([.S1])))" office:value-type="string" office:string-value="S" calcext:value-type="string">
            <text:p>S</text:p>
          </table:table-cell>
          <table:table-cell table:formula="of:=IF(63+COLUMN([.T1])+ROW([.T1])&gt;90;CHAR(63+COLUMN([.T1])+ROW([.T1])-26);CHAR(63+COLUMN([.T1])+ROW([.T1])))" office:value-type="string" office:string-value="T" calcext:value-type="string">
            <text:p>T</text:p>
          </table:table-cell>
          <table:table-cell table:formula="of:=IF(63+COLUMN([.U1])+ROW([.U1])&gt;90;CHAR(63+COLUMN([.U1])+ROW([.U1])-26);CHAR(63+COLUMN([.U1])+ROW([.U1])))" office:value-type="string" office:string-value="U" calcext:value-type="string">
            <text:p>U</text:p>
          </table:table-cell>
          <table:table-cell table:formula="of:=IF(63+COLUMN([.V1])+ROW([.V1])&gt;90;CHAR(63+COLUMN([.V1])+ROW([.V1])-26);CHAR(63+COLUMN([.V1])+ROW([.V1])))" office:value-type="string" office:string-value="V" calcext:value-type="string">
            <text:p>V</text:p>
          </table:table-cell>
          <table:table-cell table:formula="of:=IF(63+COLUMN([.W1])+ROW([.W1])&gt;90;CHAR(63+COLUMN([.W1])+ROW([.W1])-26);CHAR(63+COLUMN([.W1])+ROW([.W1])))" office:value-type="string" office:string-value="W" calcext:value-type="string">
            <text:p>W</text:p>
          </table:table-cell>
          <table:table-cell table:formula="of:=IF(63+COLUMN([.X1])+ROW([.X1])&gt;90;CHAR(63+COLUMN([.X1])+ROW([.X1])-26);CHAR(63+COLUMN([.X1])+ROW([.X1])))" office:value-type="string" office:string-value="X" calcext:value-type="string">
            <text:p>X</text:p>
          </table:table-cell>
          <table:table-cell table:formula="of:=IF(63+COLUMN([.Y1])+ROW([.Y1])&gt;90;CHAR(63+COLUMN([.Y1])+ROW([.Y1])-26);CHAR(63+COLUMN([.Y1])+ROW([.Y1])))" office:value-type="string" office:string-value="Y" calcext:value-type="string">
            <text:p>Y</text:p>
          </table:table-cell>
          <table:table-cell table:formula="of:=IF(63+COLUMN([.Z1])+ROW([.Z1])&gt;90;CHAR(63+COLUMN([.Z1])+ROW([.Z1])-26);CHAR(63+COLUMN([.Z1])+ROW([.Z1])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IF(63+COLUMN([.A2])+ROW([.A2])&gt;90;CHAR(63+COLUMN([.A2])+ROW([.A2])-26);CHAR(63+COLUMN([.A2])+ROW([.A2])))" office:value-type="string" office:string-value="B" calcext:value-type="string">
            <text:p>B</text:p>
          </table:table-cell>
          <table:table-cell table:formula="of:=IF(63+COLUMN([.B2])+ROW([.B2])&gt;90;CHAR(63+COLUMN([.B2])+ROW([.B2])-26);CHAR(63+COLUMN([.B2])+ROW([.B2])))" office:value-type="string" office:string-value="C" calcext:value-type="string">
            <text:p>C</text:p>
          </table:table-cell>
          <table:table-cell table:formula="of:=IF(63+COLUMN([.C2])+ROW([.C2])&gt;90;CHAR(63+COLUMN([.C2])+ROW([.C2])-26);CHAR(63+COLUMN([.C2])+ROW([.C2])))" office:value-type="string" office:string-value="D" calcext:value-type="string">
            <text:p>D</text:p>
          </table:table-cell>
          <table:table-cell table:formula="of:=IF(63+COLUMN([.D2])+ROW([.D2])&gt;90;CHAR(63+COLUMN([.D2])+ROW([.D2])-26);CHAR(63+COLUMN([.D2])+ROW([.D2])))" office:value-type="string" office:string-value="E" calcext:value-type="string">
            <text:p>E</text:p>
          </table:table-cell>
          <table:table-cell table:formula="of:=IF(63+COLUMN([.E2])+ROW([.E2])&gt;90;CHAR(63+COLUMN([.E2])+ROW([.E2])-26);CHAR(63+COLUMN([.E2])+ROW([.E2])))" office:value-type="string" office:string-value="F" calcext:value-type="string">
            <text:p>F</text:p>
          </table:table-cell>
          <table:table-cell table:formula="of:=IF(63+COLUMN([.F2])+ROW([.F2])&gt;90;CHAR(63+COLUMN([.F2])+ROW([.F2])-26);CHAR(63+COLUMN([.F2])+ROW([.F2])))" office:value-type="string" office:string-value="G" calcext:value-type="string">
            <text:p>G</text:p>
          </table:table-cell>
          <table:table-cell table:formula="of:=IF(63+COLUMN([.G2])+ROW([.G2])&gt;90;CHAR(63+COLUMN([.G2])+ROW([.G2])-26);CHAR(63+COLUMN([.G2])+ROW([.G2])))" office:value-type="string" office:string-value="H" calcext:value-type="string">
            <text:p>H</text:p>
          </table:table-cell>
          <table:table-cell table:formula="of:=IF(63+COLUMN([.H2])+ROW([.H2])&gt;90;CHAR(63+COLUMN([.H2])+ROW([.H2])-26);CHAR(63+COLUMN([.H2])+ROW([.H2])))" office:value-type="string" office:string-value="I" calcext:value-type="string">
            <text:p>I</text:p>
          </table:table-cell>
          <table:table-cell table:formula="of:=IF(63+COLUMN([.I2])+ROW([.I2])&gt;90;CHAR(63+COLUMN([.I2])+ROW([.I2])-26);CHAR(63+COLUMN([.I2])+ROW([.I2])))" office:value-type="string" office:string-value="J" calcext:value-type="string">
            <text:p>J</text:p>
          </table:table-cell>
          <table:table-cell table:formula="of:=IF(63+COLUMN([.J2])+ROW([.J2])&gt;90;CHAR(63+COLUMN([.J2])+ROW([.J2])-26);CHAR(63+COLUMN([.J2])+ROW([.J2])))" office:value-type="string" office:string-value="K" calcext:value-type="string">
            <text:p>K</text:p>
          </table:table-cell>
          <table:table-cell table:formula="of:=IF(63+COLUMN([.K2])+ROW([.K2])&gt;90;CHAR(63+COLUMN([.K2])+ROW([.K2])-26);CHAR(63+COLUMN([.K2])+ROW([.K2])))" office:value-type="string" office:string-value="L" calcext:value-type="string">
            <text:p>L</text:p>
          </table:table-cell>
          <table:table-cell table:formula="of:=IF(63+COLUMN([.L2])+ROW([.L2])&gt;90;CHAR(63+COLUMN([.L2])+ROW([.L2])-26);CHAR(63+COLUMN([.L2])+ROW([.L2])))" office:value-type="string" office:string-value="M" calcext:value-type="string">
            <text:p>M</text:p>
          </table:table-cell>
          <table:table-cell table:formula="of:=IF(63+COLUMN([.M2])+ROW([.M2])&gt;90;CHAR(63+COLUMN([.M2])+ROW([.M2])-26);CHAR(63+COLUMN([.M2])+ROW([.M2])))" office:value-type="string" office:string-value="N" calcext:value-type="string">
            <text:p>N</text:p>
          </table:table-cell>
          <table:table-cell table:formula="of:=IF(63+COLUMN([.N2])+ROW([.N2])&gt;90;CHAR(63+COLUMN([.N2])+ROW([.N2])-26);CHAR(63+COLUMN([.N2])+ROW([.N2])))" office:value-type="string" office:string-value="O" calcext:value-type="string">
            <text:p>O</text:p>
          </table:table-cell>
          <table:table-cell table:formula="of:=IF(63+COLUMN([.O2])+ROW([.O2])&gt;90;CHAR(63+COLUMN([.O2])+ROW([.O2])-26);CHAR(63+COLUMN([.O2])+ROW([.O2])))" office:value-type="string" office:string-value="P" calcext:value-type="string">
            <text:p>P</text:p>
          </table:table-cell>
          <table:table-cell table:formula="of:=IF(63+COLUMN([.P2])+ROW([.P2])&gt;90;CHAR(63+COLUMN([.P2])+ROW([.P2])-26);CHAR(63+COLUMN([.P2])+ROW([.P2])))" office:value-type="string" office:string-value="Q" calcext:value-type="string">
            <text:p>Q</text:p>
          </table:table-cell>
          <table:table-cell table:formula="of:=IF(63+COLUMN([.Q2])+ROW([.Q2])&gt;90;CHAR(63+COLUMN([.Q2])+ROW([.Q2])-26);CHAR(63+COLUMN([.Q2])+ROW([.Q2])))" office:value-type="string" office:string-value="R" calcext:value-type="string">
            <text:p>R</text:p>
          </table:table-cell>
          <table:table-cell table:formula="of:=IF(63+COLUMN([.R2])+ROW([.R2])&gt;90;CHAR(63+COLUMN([.R2])+ROW([.R2])-26);CHAR(63+COLUMN([.R2])+ROW([.R2])))" office:value-type="string" office:string-value="S" calcext:value-type="string">
            <text:p>S</text:p>
          </table:table-cell>
          <table:table-cell table:formula="of:=IF(63+COLUMN([.S2])+ROW([.S2])&gt;90;CHAR(63+COLUMN([.S2])+ROW([.S2])-26);CHAR(63+COLUMN([.S2])+ROW([.S2])))" office:value-type="string" office:string-value="T" calcext:value-type="string">
            <text:p>T</text:p>
          </table:table-cell>
          <table:table-cell table:formula="of:=IF(63+COLUMN([.T2])+ROW([.T2])&gt;90;CHAR(63+COLUMN([.T2])+ROW([.T2])-26);CHAR(63+COLUMN([.T2])+ROW([.T2])))" office:value-type="string" office:string-value="U" calcext:value-type="string">
            <text:p>U</text:p>
          </table:table-cell>
          <table:table-cell table:formula="of:=IF(63+COLUMN([.U2])+ROW([.U2])&gt;90;CHAR(63+COLUMN([.U2])+ROW([.U2])-26);CHAR(63+COLUMN([.U2])+ROW([.U2])))" office:value-type="string" office:string-value="V" calcext:value-type="string">
            <text:p>V</text:p>
          </table:table-cell>
          <table:table-cell table:formula="of:=IF(63+COLUMN([.V2])+ROW([.V2])&gt;90;CHAR(63+COLUMN([.V2])+ROW([.V2])-26);CHAR(63+COLUMN([.V2])+ROW([.V2])))" office:value-type="string" office:string-value="W" calcext:value-type="string">
            <text:p>W</text:p>
          </table:table-cell>
          <table:table-cell table:formula="of:=IF(63+COLUMN([.W2])+ROW([.W2])&gt;90;CHAR(63+COLUMN([.W2])+ROW([.W2])-26);CHAR(63+COLUMN([.W2])+ROW([.W2])))" office:value-type="string" office:string-value="X" calcext:value-type="string">
            <text:p>X</text:p>
          </table:table-cell>
          <table:table-cell table:formula="of:=IF(63+COLUMN([.X2])+ROW([.X2])&gt;90;CHAR(63+COLUMN([.X2])+ROW([.X2])-26);CHAR(63+COLUMN([.X2])+ROW([.X2])))" office:value-type="string" office:string-value="Y" calcext:value-type="string">
            <text:p>Y</text:p>
          </table:table-cell>
          <table:table-cell table:formula="of:=IF(63+COLUMN([.Y2])+ROW([.Y2])&gt;90;CHAR(63+COLUMN([.Y2])+ROW([.Y2])-26);CHAR(63+COLUMN([.Y2])+ROW([.Y2])))" office:value-type="string" office:string-value="Z" calcext:value-type="string">
            <text:p>Z</text:p>
          </table:table-cell>
          <table:table-cell table:formula="of:=IF(63+COLUMN([.Z2])+ROW([.Z2])&gt;90;CHAR(63+COLUMN([.Z2])+ROW([.Z2])-26);CHAR(63+COLUMN([.Z2])+ROW([.Z2])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IF(63+COLUMN([.A3])+ROW([.A3])&gt;90;CHAR(63+COLUMN([.A3])+ROW([.A3])-26);CHAR(63+COLUMN([.A3])+ROW([.A3])))" office:value-type="string" office:string-value="C" calcext:value-type="string">
            <text:p>C</text:p>
          </table:table-cell>
          <table:table-cell table:formula="of:=IF(63+COLUMN([.B3])+ROW([.B3])&gt;90;CHAR(63+COLUMN([.B3])+ROW([.B3])-26);CHAR(63+COLUMN([.B3])+ROW([.B3])))" office:value-type="string" office:string-value="D" calcext:value-type="string">
            <text:p>D</text:p>
          </table:table-cell>
          <table:table-cell table:formula="of:=IF(63+COLUMN([.C3])+ROW([.C3])&gt;90;CHAR(63+COLUMN([.C3])+ROW([.C3])-26);CHAR(63+COLUMN([.C3])+ROW([.C3])))" office:value-type="string" office:string-value="E" calcext:value-type="string">
            <text:p>E</text:p>
          </table:table-cell>
          <table:table-cell table:formula="of:=IF(63+COLUMN([.D3])+ROW([.D3])&gt;90;CHAR(63+COLUMN([.D3])+ROW([.D3])-26);CHAR(63+COLUMN([.D3])+ROW([.D3])))" office:value-type="string" office:string-value="F" calcext:value-type="string">
            <text:p>F</text:p>
          </table:table-cell>
          <table:table-cell table:formula="of:=IF(63+COLUMN([.E3])+ROW([.E3])&gt;90;CHAR(63+COLUMN([.E3])+ROW([.E3])-26);CHAR(63+COLUMN([.E3])+ROW([.E3])))" office:value-type="string" office:string-value="G" calcext:value-type="string">
            <text:p>G</text:p>
          </table:table-cell>
          <table:table-cell table:formula="of:=IF(63+COLUMN([.F3])+ROW([.F3])&gt;90;CHAR(63+COLUMN([.F3])+ROW([.F3])-26);CHAR(63+COLUMN([.F3])+ROW([.F3])))" office:value-type="string" office:string-value="H" calcext:value-type="string">
            <text:p>H</text:p>
          </table:table-cell>
          <table:table-cell table:formula="of:=IF(63+COLUMN([.G3])+ROW([.G3])&gt;90;CHAR(63+COLUMN([.G3])+ROW([.G3])-26);CHAR(63+COLUMN([.G3])+ROW([.G3])))" office:value-type="string" office:string-value="I" calcext:value-type="string">
            <text:p>I</text:p>
          </table:table-cell>
          <table:table-cell table:formula="of:=IF(63+COLUMN([.H3])+ROW([.H3])&gt;90;CHAR(63+COLUMN([.H3])+ROW([.H3])-26);CHAR(63+COLUMN([.H3])+ROW([.H3])))" office:value-type="string" office:string-value="J" calcext:value-type="string">
            <text:p>J</text:p>
          </table:table-cell>
          <table:table-cell table:formula="of:=IF(63+COLUMN([.I3])+ROW([.I3])&gt;90;CHAR(63+COLUMN([.I3])+ROW([.I3])-26);CHAR(63+COLUMN([.I3])+ROW([.I3])))" office:value-type="string" office:string-value="K" calcext:value-type="string">
            <text:p>K</text:p>
          </table:table-cell>
          <table:table-cell table:formula="of:=IF(63+COLUMN([.J3])+ROW([.J3])&gt;90;CHAR(63+COLUMN([.J3])+ROW([.J3])-26);CHAR(63+COLUMN([.J3])+ROW([.J3])))" office:value-type="string" office:string-value="L" calcext:value-type="string">
            <text:p>L</text:p>
          </table:table-cell>
          <table:table-cell table:formula="of:=IF(63+COLUMN([.K3])+ROW([.K3])&gt;90;CHAR(63+COLUMN([.K3])+ROW([.K3])-26);CHAR(63+COLUMN([.K3])+ROW([.K3])))" office:value-type="string" office:string-value="M" calcext:value-type="string">
            <text:p>M</text:p>
          </table:table-cell>
          <table:table-cell table:formula="of:=IF(63+COLUMN([.L3])+ROW([.L3])&gt;90;CHAR(63+COLUMN([.L3])+ROW([.L3])-26);CHAR(63+COLUMN([.L3])+ROW([.L3])))" office:value-type="string" office:string-value="N" calcext:value-type="string">
            <text:p>N</text:p>
          </table:table-cell>
          <table:table-cell table:formula="of:=IF(63+COLUMN([.M3])+ROW([.M3])&gt;90;CHAR(63+COLUMN([.M3])+ROW([.M3])-26);CHAR(63+COLUMN([.M3])+ROW([.M3])))" office:value-type="string" office:string-value="O" calcext:value-type="string">
            <text:p>O</text:p>
          </table:table-cell>
          <table:table-cell table:formula="of:=IF(63+COLUMN([.N3])+ROW([.N3])&gt;90;CHAR(63+COLUMN([.N3])+ROW([.N3])-26);CHAR(63+COLUMN([.N3])+ROW([.N3])))" office:value-type="string" office:string-value="P" calcext:value-type="string">
            <text:p>P</text:p>
          </table:table-cell>
          <table:table-cell table:formula="of:=IF(63+COLUMN([.O3])+ROW([.O3])&gt;90;CHAR(63+COLUMN([.O3])+ROW([.O3])-26);CHAR(63+COLUMN([.O3])+ROW([.O3])))" office:value-type="string" office:string-value="Q" calcext:value-type="string">
            <text:p>Q</text:p>
          </table:table-cell>
          <table:table-cell table:formula="of:=IF(63+COLUMN([.P3])+ROW([.P3])&gt;90;CHAR(63+COLUMN([.P3])+ROW([.P3])-26);CHAR(63+COLUMN([.P3])+ROW([.P3])))" office:value-type="string" office:string-value="R" calcext:value-type="string">
            <text:p>R</text:p>
          </table:table-cell>
          <table:table-cell table:formula="of:=IF(63+COLUMN([.Q3])+ROW([.Q3])&gt;90;CHAR(63+COLUMN([.Q3])+ROW([.Q3])-26);CHAR(63+COLUMN([.Q3])+ROW([.Q3])))" office:value-type="string" office:string-value="S" calcext:value-type="string">
            <text:p>S</text:p>
          </table:table-cell>
          <table:table-cell table:formula="of:=IF(63+COLUMN([.R3])+ROW([.R3])&gt;90;CHAR(63+COLUMN([.R3])+ROW([.R3])-26);CHAR(63+COLUMN([.R3])+ROW([.R3])))" office:value-type="string" office:string-value="T" calcext:value-type="string">
            <text:p>T</text:p>
          </table:table-cell>
          <table:table-cell table:formula="of:=IF(63+COLUMN([.S3])+ROW([.S3])&gt;90;CHAR(63+COLUMN([.S3])+ROW([.S3])-26);CHAR(63+COLUMN([.S3])+ROW([.S3])))" office:value-type="string" office:string-value="U" calcext:value-type="string">
            <text:p>U</text:p>
          </table:table-cell>
          <table:table-cell table:formula="of:=IF(63+COLUMN([.T3])+ROW([.T3])&gt;90;CHAR(63+COLUMN([.T3])+ROW([.T3])-26);CHAR(63+COLUMN([.T3])+ROW([.T3])))" office:value-type="string" office:string-value="V" calcext:value-type="string">
            <text:p>V</text:p>
          </table:table-cell>
          <table:table-cell table:formula="of:=IF(63+COLUMN([.U3])+ROW([.U3])&gt;90;CHAR(63+COLUMN([.U3])+ROW([.U3])-26);CHAR(63+COLUMN([.U3])+ROW([.U3])))" office:value-type="string" office:string-value="W" calcext:value-type="string">
            <text:p>W</text:p>
          </table:table-cell>
          <table:table-cell table:formula="of:=IF(63+COLUMN([.V3])+ROW([.V3])&gt;90;CHAR(63+COLUMN([.V3])+ROW([.V3])-26);CHAR(63+COLUMN([.V3])+ROW([.V3])))" office:value-type="string" office:string-value="X" calcext:value-type="string">
            <text:p>X</text:p>
          </table:table-cell>
          <table:table-cell table:formula="of:=IF(63+COLUMN([.W3])+ROW([.W3])&gt;90;CHAR(63+COLUMN([.W3])+ROW([.W3])-26);CHAR(63+COLUMN([.W3])+ROW([.W3])))" office:value-type="string" office:string-value="Y" calcext:value-type="string">
            <text:p>Y</text:p>
          </table:table-cell>
          <table:table-cell table:formula="of:=IF(63+COLUMN([.X3])+ROW([.X3])&gt;90;CHAR(63+COLUMN([.X3])+ROW([.X3])-26);CHAR(63+COLUMN([.X3])+ROW([.X3])))" office:value-type="string" office:string-value="Z" calcext:value-type="string">
            <text:p>Z</text:p>
          </table:table-cell>
          <table:table-cell table:formula="of:=IF(63+COLUMN([.Y3])+ROW([.Y3])&gt;90;CHAR(63+COLUMN([.Y3])+ROW([.Y3])-26);CHAR(63+COLUMN([.Y3])+ROW([.Y3])))" office:value-type="string" office:string-value="A" calcext:value-type="string">
            <text:p>A</text:p>
          </table:table-cell>
          <table:table-cell table:formula="of:=IF(63+COLUMN([.Z3])+ROW([.Z3])&gt;90;CHAR(63+COLUMN([.Z3])+ROW([.Z3])-26);CHAR(63+COLUMN([.Z3])+ROW([.Z3])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IF(63+COLUMN([.A4])+ROW([.A4])&gt;90;CHAR(63+COLUMN([.A4])+ROW([.A4])-26);CHAR(63+COLUMN([.A4])+ROW([.A4])))" office:value-type="string" office:string-value="D" calcext:value-type="string">
            <text:p>D</text:p>
          </table:table-cell>
          <table:table-cell table:formula="of:=IF(63+COLUMN([.B4])+ROW([.B4])&gt;90;CHAR(63+COLUMN([.B4])+ROW([.B4])-26);CHAR(63+COLUMN([.B4])+ROW([.B4])))" office:value-type="string" office:string-value="E" calcext:value-type="string">
            <text:p>E</text:p>
          </table:table-cell>
          <table:table-cell table:formula="of:=IF(63+COLUMN([.C4])+ROW([.C4])&gt;90;CHAR(63+COLUMN([.C4])+ROW([.C4])-26);CHAR(63+COLUMN([.C4])+ROW([.C4])))" office:value-type="string" office:string-value="F" calcext:value-type="string">
            <text:p>F</text:p>
          </table:table-cell>
          <table:table-cell table:formula="of:=IF(63+COLUMN([.D4])+ROW([.D4])&gt;90;CHAR(63+COLUMN([.D4])+ROW([.D4])-26);CHAR(63+COLUMN([.D4])+ROW([.D4])))" office:value-type="string" office:string-value="G" calcext:value-type="string">
            <text:p>G</text:p>
          </table:table-cell>
          <table:table-cell table:formula="of:=IF(63+COLUMN([.E4])+ROW([.E4])&gt;90;CHAR(63+COLUMN([.E4])+ROW([.E4])-26);CHAR(63+COLUMN([.E4])+ROW([.E4])))" office:value-type="string" office:string-value="H" calcext:value-type="string">
            <text:p>H</text:p>
          </table:table-cell>
          <table:table-cell table:formula="of:=IF(63+COLUMN([.F4])+ROW([.F4])&gt;90;CHAR(63+COLUMN([.F4])+ROW([.F4])-26);CHAR(63+COLUMN([.F4])+ROW([.F4])))" office:value-type="string" office:string-value="I" calcext:value-type="string">
            <text:p>I</text:p>
          </table:table-cell>
          <table:table-cell table:formula="of:=IF(63+COLUMN([.G4])+ROW([.G4])&gt;90;CHAR(63+COLUMN([.G4])+ROW([.G4])-26);CHAR(63+COLUMN([.G4])+ROW([.G4])))" office:value-type="string" office:string-value="J" calcext:value-type="string">
            <text:p>J</text:p>
          </table:table-cell>
          <table:table-cell table:formula="of:=IF(63+COLUMN([.H4])+ROW([.H4])&gt;90;CHAR(63+COLUMN([.H4])+ROW([.H4])-26);CHAR(63+COLUMN([.H4])+ROW([.H4])))" office:value-type="string" office:string-value="K" calcext:value-type="string">
            <text:p>K</text:p>
          </table:table-cell>
          <table:table-cell table:formula="of:=IF(63+COLUMN([.I4])+ROW([.I4])&gt;90;CHAR(63+COLUMN([.I4])+ROW([.I4])-26);CHAR(63+COLUMN([.I4])+ROW([.I4])))" office:value-type="string" office:string-value="L" calcext:value-type="string">
            <text:p>L</text:p>
          </table:table-cell>
          <table:table-cell table:formula="of:=IF(63+COLUMN([.J4])+ROW([.J4])&gt;90;CHAR(63+COLUMN([.J4])+ROW([.J4])-26);CHAR(63+COLUMN([.J4])+ROW([.J4])))" office:value-type="string" office:string-value="M" calcext:value-type="string">
            <text:p>M</text:p>
          </table:table-cell>
          <table:table-cell table:formula="of:=IF(63+COLUMN([.K4])+ROW([.K4])&gt;90;CHAR(63+COLUMN([.K4])+ROW([.K4])-26);CHAR(63+COLUMN([.K4])+ROW([.K4])))" office:value-type="string" office:string-value="N" calcext:value-type="string">
            <text:p>N</text:p>
          </table:table-cell>
          <table:table-cell table:formula="of:=IF(63+COLUMN([.L4])+ROW([.L4])&gt;90;CHAR(63+COLUMN([.L4])+ROW([.L4])-26);CHAR(63+COLUMN([.L4])+ROW([.L4])))" office:value-type="string" office:string-value="O" calcext:value-type="string">
            <text:p>O</text:p>
          </table:table-cell>
          <table:table-cell table:formula="of:=IF(63+COLUMN([.M4])+ROW([.M4])&gt;90;CHAR(63+COLUMN([.M4])+ROW([.M4])-26);CHAR(63+COLUMN([.M4])+ROW([.M4])))" office:value-type="string" office:string-value="P" calcext:value-type="string">
            <text:p>P</text:p>
          </table:table-cell>
          <table:table-cell table:formula="of:=IF(63+COLUMN([.N4])+ROW([.N4])&gt;90;CHAR(63+COLUMN([.N4])+ROW([.N4])-26);CHAR(63+COLUMN([.N4])+ROW([.N4])))" office:value-type="string" office:string-value="Q" calcext:value-type="string">
            <text:p>Q</text:p>
          </table:table-cell>
          <table:table-cell table:formula="of:=IF(63+COLUMN([.O4])+ROW([.O4])&gt;90;CHAR(63+COLUMN([.O4])+ROW([.O4])-26);CHAR(63+COLUMN([.O4])+ROW([.O4])))" office:value-type="string" office:string-value="R" calcext:value-type="string">
            <text:p>R</text:p>
          </table:table-cell>
          <table:table-cell table:formula="of:=IF(63+COLUMN([.P4])+ROW([.P4])&gt;90;CHAR(63+COLUMN([.P4])+ROW([.P4])-26);CHAR(63+COLUMN([.P4])+ROW([.P4])))" office:value-type="string" office:string-value="S" calcext:value-type="string">
            <text:p>S</text:p>
          </table:table-cell>
          <table:table-cell table:formula="of:=IF(63+COLUMN([.Q4])+ROW([.Q4])&gt;90;CHAR(63+COLUMN([.Q4])+ROW([.Q4])-26);CHAR(63+COLUMN([.Q4])+ROW([.Q4])))" office:value-type="string" office:string-value="T" calcext:value-type="string">
            <text:p>T</text:p>
          </table:table-cell>
          <table:table-cell table:formula="of:=IF(63+COLUMN([.R4])+ROW([.R4])&gt;90;CHAR(63+COLUMN([.R4])+ROW([.R4])-26);CHAR(63+COLUMN([.R4])+ROW([.R4])))" office:value-type="string" office:string-value="U" calcext:value-type="string">
            <text:p>U</text:p>
          </table:table-cell>
          <table:table-cell table:formula="of:=IF(63+COLUMN([.S4])+ROW([.S4])&gt;90;CHAR(63+COLUMN([.S4])+ROW([.S4])-26);CHAR(63+COLUMN([.S4])+ROW([.S4])))" office:value-type="string" office:string-value="V" calcext:value-type="string">
            <text:p>V</text:p>
          </table:table-cell>
          <table:table-cell table:formula="of:=IF(63+COLUMN([.T4])+ROW([.T4])&gt;90;CHAR(63+COLUMN([.T4])+ROW([.T4])-26);CHAR(63+COLUMN([.T4])+ROW([.T4])))" office:value-type="string" office:string-value="W" calcext:value-type="string">
            <text:p>W</text:p>
          </table:table-cell>
          <table:table-cell table:formula="of:=IF(63+COLUMN([.U4])+ROW([.U4])&gt;90;CHAR(63+COLUMN([.U4])+ROW([.U4])-26);CHAR(63+COLUMN([.U4])+ROW([.U4])))" office:value-type="string" office:string-value="X" calcext:value-type="string">
            <text:p>X</text:p>
          </table:table-cell>
          <table:table-cell table:formula="of:=IF(63+COLUMN([.V4])+ROW([.V4])&gt;90;CHAR(63+COLUMN([.V4])+ROW([.V4])-26);CHAR(63+COLUMN([.V4])+ROW([.V4])))" office:value-type="string" office:string-value="Y" calcext:value-type="string">
            <text:p>Y</text:p>
          </table:table-cell>
          <table:table-cell table:formula="of:=IF(63+COLUMN([.W4])+ROW([.W4])&gt;90;CHAR(63+COLUMN([.W4])+ROW([.W4])-26);CHAR(63+COLUMN([.W4])+ROW([.W4])))" office:value-type="string" office:string-value="Z" calcext:value-type="string">
            <text:p>Z</text:p>
          </table:table-cell>
          <table:table-cell table:formula="of:=IF(63+COLUMN([.X4])+ROW([.X4])&gt;90;CHAR(63+COLUMN([.X4])+ROW([.X4])-26);CHAR(63+COLUMN([.X4])+ROW([.X4])))" office:value-type="string" office:string-value="A" calcext:value-type="string">
            <text:p>A</text:p>
          </table:table-cell>
          <table:table-cell table:formula="of:=IF(63+COLUMN([.Y4])+ROW([.Y4])&gt;90;CHAR(63+COLUMN([.Y4])+ROW([.Y4])-26);CHAR(63+COLUMN([.Y4])+ROW([.Y4])))" office:value-type="string" office:string-value="B" calcext:value-type="string">
            <text:p>B</text:p>
          </table:table-cell>
          <table:table-cell table:formula="of:=IF(63+COLUMN([.Z4])+ROW([.Z4])&gt;90;CHAR(63+COLUMN([.Z4])+ROW([.Z4])-26);CHAR(63+COLUMN([.Z4])+ROW([.Z4])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IF(63+COLUMN([.A5])+ROW([.A5])&gt;90;CHAR(63+COLUMN([.A5])+ROW([.A5])-26);CHAR(63+COLUMN([.A5])+ROW([.A5])))" office:value-type="string" office:string-value="E" calcext:value-type="string">
            <text:p>E</text:p>
          </table:table-cell>
          <table:table-cell table:formula="of:=IF(63+COLUMN([.B5])+ROW([.B5])&gt;90;CHAR(63+COLUMN([.B5])+ROW([.B5])-26);CHAR(63+COLUMN([.B5])+ROW([.B5])))" office:value-type="string" office:string-value="F" calcext:value-type="string">
            <text:p>F</text:p>
          </table:table-cell>
          <table:table-cell table:formula="of:=IF(63+COLUMN([.C5])+ROW([.C5])&gt;90;CHAR(63+COLUMN([.C5])+ROW([.C5])-26);CHAR(63+COLUMN([.C5])+ROW([.C5])))" office:value-type="string" office:string-value="G" calcext:value-type="string">
            <text:p>G</text:p>
          </table:table-cell>
          <table:table-cell table:formula="of:=IF(63+COLUMN([.D5])+ROW([.D5])&gt;90;CHAR(63+COLUMN([.D5])+ROW([.D5])-26);CHAR(63+COLUMN([.D5])+ROW([.D5])))" office:value-type="string" office:string-value="H" calcext:value-type="string">
            <text:p>H</text:p>
          </table:table-cell>
          <table:table-cell table:formula="of:=IF(63+COLUMN([.E5])+ROW([.E5])&gt;90;CHAR(63+COLUMN([.E5])+ROW([.E5])-26);CHAR(63+COLUMN([.E5])+ROW([.E5])))" office:value-type="string" office:string-value="I" calcext:value-type="string">
            <text:p>I</text:p>
          </table:table-cell>
          <table:table-cell table:formula="of:=IF(63+COLUMN([.F5])+ROW([.F5])&gt;90;CHAR(63+COLUMN([.F5])+ROW([.F5])-26);CHAR(63+COLUMN([.F5])+ROW([.F5])))" office:value-type="string" office:string-value="J" calcext:value-type="string">
            <text:p>J</text:p>
          </table:table-cell>
          <table:table-cell table:formula="of:=IF(63+COLUMN([.G5])+ROW([.G5])&gt;90;CHAR(63+COLUMN([.G5])+ROW([.G5])-26);CHAR(63+COLUMN([.G5])+ROW([.G5])))" office:value-type="string" office:string-value="K" calcext:value-type="string">
            <text:p>K</text:p>
          </table:table-cell>
          <table:table-cell table:formula="of:=IF(63+COLUMN([.H5])+ROW([.H5])&gt;90;CHAR(63+COLUMN([.H5])+ROW([.H5])-26);CHAR(63+COLUMN([.H5])+ROW([.H5])))" office:value-type="string" office:string-value="L" calcext:value-type="string">
            <text:p>L</text:p>
          </table:table-cell>
          <table:table-cell table:formula="of:=IF(63+COLUMN([.I5])+ROW([.I5])&gt;90;CHAR(63+COLUMN([.I5])+ROW([.I5])-26);CHAR(63+COLUMN([.I5])+ROW([.I5])))" office:value-type="string" office:string-value="M" calcext:value-type="string">
            <text:p>M</text:p>
          </table:table-cell>
          <table:table-cell table:formula="of:=IF(63+COLUMN([.J5])+ROW([.J5])&gt;90;CHAR(63+COLUMN([.J5])+ROW([.J5])-26);CHAR(63+COLUMN([.J5])+ROW([.J5])))" office:value-type="string" office:string-value="N" calcext:value-type="string">
            <text:p>N</text:p>
          </table:table-cell>
          <table:table-cell table:formula="of:=IF(63+COLUMN([.K5])+ROW([.K5])&gt;90;CHAR(63+COLUMN([.K5])+ROW([.K5])-26);CHAR(63+COLUMN([.K5])+ROW([.K5])))" office:value-type="string" office:string-value="O" calcext:value-type="string">
            <text:p>O</text:p>
          </table:table-cell>
          <table:table-cell table:formula="of:=IF(63+COLUMN([.L5])+ROW([.L5])&gt;90;CHAR(63+COLUMN([.L5])+ROW([.L5])-26);CHAR(63+COLUMN([.L5])+ROW([.L5])))" office:value-type="string" office:string-value="P" calcext:value-type="string">
            <text:p>P</text:p>
          </table:table-cell>
          <table:table-cell table:formula="of:=IF(63+COLUMN([.M5])+ROW([.M5])&gt;90;CHAR(63+COLUMN([.M5])+ROW([.M5])-26);CHAR(63+COLUMN([.M5])+ROW([.M5])))" office:value-type="string" office:string-value="Q" calcext:value-type="string">
            <text:p>Q</text:p>
          </table:table-cell>
          <table:table-cell table:formula="of:=IF(63+COLUMN([.N5])+ROW([.N5])&gt;90;CHAR(63+COLUMN([.N5])+ROW([.N5])-26);CHAR(63+COLUMN([.N5])+ROW([.N5])))" office:value-type="string" office:string-value="R" calcext:value-type="string">
            <text:p>R</text:p>
          </table:table-cell>
          <table:table-cell table:formula="of:=IF(63+COLUMN([.O5])+ROW([.O5])&gt;90;CHAR(63+COLUMN([.O5])+ROW([.O5])-26);CHAR(63+COLUMN([.O5])+ROW([.O5])))" office:value-type="string" office:string-value="S" calcext:value-type="string">
            <text:p>S</text:p>
          </table:table-cell>
          <table:table-cell table:formula="of:=IF(63+COLUMN([.P5])+ROW([.P5])&gt;90;CHAR(63+COLUMN([.P5])+ROW([.P5])-26);CHAR(63+COLUMN([.P5])+ROW([.P5])))" office:value-type="string" office:string-value="T" calcext:value-type="string">
            <text:p>T</text:p>
          </table:table-cell>
          <table:table-cell table:formula="of:=IF(63+COLUMN([.Q5])+ROW([.Q5])&gt;90;CHAR(63+COLUMN([.Q5])+ROW([.Q5])-26);CHAR(63+COLUMN([.Q5])+ROW([.Q5])))" office:value-type="string" office:string-value="U" calcext:value-type="string">
            <text:p>U</text:p>
          </table:table-cell>
          <table:table-cell table:formula="of:=IF(63+COLUMN([.R5])+ROW([.R5])&gt;90;CHAR(63+COLUMN([.R5])+ROW([.R5])-26);CHAR(63+COLUMN([.R5])+ROW([.R5])))" office:value-type="string" office:string-value="V" calcext:value-type="string">
            <text:p>V</text:p>
          </table:table-cell>
          <table:table-cell table:formula="of:=IF(63+COLUMN([.S5])+ROW([.S5])&gt;90;CHAR(63+COLUMN([.S5])+ROW([.S5])-26);CHAR(63+COLUMN([.S5])+ROW([.S5])))" office:value-type="string" office:string-value="W" calcext:value-type="string">
            <text:p>W</text:p>
          </table:table-cell>
          <table:table-cell table:formula="of:=IF(63+COLUMN([.T5])+ROW([.T5])&gt;90;CHAR(63+COLUMN([.T5])+ROW([.T5])-26);CHAR(63+COLUMN([.T5])+ROW([.T5])))" office:value-type="string" office:string-value="X" calcext:value-type="string">
            <text:p>X</text:p>
          </table:table-cell>
          <table:table-cell table:formula="of:=IF(63+COLUMN([.U5])+ROW([.U5])&gt;90;CHAR(63+COLUMN([.U5])+ROW([.U5])-26);CHAR(63+COLUMN([.U5])+ROW([.U5])))" office:value-type="string" office:string-value="Y" calcext:value-type="string">
            <text:p>Y</text:p>
          </table:table-cell>
          <table:table-cell table:formula="of:=IF(63+COLUMN([.V5])+ROW([.V5])&gt;90;CHAR(63+COLUMN([.V5])+ROW([.V5])-26);CHAR(63+COLUMN([.V5])+ROW([.V5])))" office:value-type="string" office:string-value="Z" calcext:value-type="string">
            <text:p>Z</text:p>
          </table:table-cell>
          <table:table-cell table:formula="of:=IF(63+COLUMN([.W5])+ROW([.W5])&gt;90;CHAR(63+COLUMN([.W5])+ROW([.W5])-26);CHAR(63+COLUMN([.W5])+ROW([.W5])))" office:value-type="string" office:string-value="A" calcext:value-type="string">
            <text:p>A</text:p>
          </table:table-cell>
          <table:table-cell table:formula="of:=IF(63+COLUMN([.X5])+ROW([.X5])&gt;90;CHAR(63+COLUMN([.X5])+ROW([.X5])-26);CHAR(63+COLUMN([.X5])+ROW([.X5])))" office:value-type="string" office:string-value="B" calcext:value-type="string">
            <text:p>B</text:p>
          </table:table-cell>
          <table:table-cell table:formula="of:=IF(63+COLUMN([.Y5])+ROW([.Y5])&gt;90;CHAR(63+COLUMN([.Y5])+ROW([.Y5])-26);CHAR(63+COLUMN([.Y5])+ROW([.Y5])))" office:value-type="string" office:string-value="C" calcext:value-type="string">
            <text:p>C</text:p>
          </table:table-cell>
          <table:table-cell table:formula="of:=IF(63+COLUMN([.Z5])+ROW([.Z5])&gt;90;CHAR(63+COLUMN([.Z5])+ROW([.Z5])-26);CHAR(63+COLUMN([.Z5])+ROW([.Z5])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IF(63+COLUMN([.A6])+ROW([.A6])&gt;90;CHAR(63+COLUMN([.A6])+ROW([.A6])-26);CHAR(63+COLUMN([.A6])+ROW([.A6])))" office:value-type="string" office:string-value="F" calcext:value-type="string">
            <text:p>F</text:p>
          </table:table-cell>
          <table:table-cell table:formula="of:=IF(63+COLUMN([.B6])+ROW([.B6])&gt;90;CHAR(63+COLUMN([.B6])+ROW([.B6])-26);CHAR(63+COLUMN([.B6])+ROW([.B6])))" office:value-type="string" office:string-value="G" calcext:value-type="string">
            <text:p>G</text:p>
          </table:table-cell>
          <table:table-cell table:formula="of:=IF(63+COLUMN([.C6])+ROW([.C6])&gt;90;CHAR(63+COLUMN([.C6])+ROW([.C6])-26);CHAR(63+COLUMN([.C6])+ROW([.C6])))" office:value-type="string" office:string-value="H" calcext:value-type="string">
            <text:p>H</text:p>
          </table:table-cell>
          <table:table-cell table:formula="of:=IF(63+COLUMN([.D6])+ROW([.D6])&gt;90;CHAR(63+COLUMN([.D6])+ROW([.D6])-26);CHAR(63+COLUMN([.D6])+ROW([.D6])))" office:value-type="string" office:string-value="I" calcext:value-type="string">
            <text:p>I</text:p>
          </table:table-cell>
          <table:table-cell table:formula="of:=IF(63+COLUMN([.E6])+ROW([.E6])&gt;90;CHAR(63+COLUMN([.E6])+ROW([.E6])-26);CHAR(63+COLUMN([.E6])+ROW([.E6])))" office:value-type="string" office:string-value="J" calcext:value-type="string">
            <text:p>J</text:p>
          </table:table-cell>
          <table:table-cell table:formula="of:=IF(63+COLUMN([.F6])+ROW([.F6])&gt;90;CHAR(63+COLUMN([.F6])+ROW([.F6])-26);CHAR(63+COLUMN([.F6])+ROW([.F6])))" office:value-type="string" office:string-value="K" calcext:value-type="string">
            <text:p>K</text:p>
          </table:table-cell>
          <table:table-cell table:formula="of:=IF(63+COLUMN([.G6])+ROW([.G6])&gt;90;CHAR(63+COLUMN([.G6])+ROW([.G6])-26);CHAR(63+COLUMN([.G6])+ROW([.G6])))" office:value-type="string" office:string-value="L" calcext:value-type="string">
            <text:p>L</text:p>
          </table:table-cell>
          <table:table-cell table:formula="of:=IF(63+COLUMN([.H6])+ROW([.H6])&gt;90;CHAR(63+COLUMN([.H6])+ROW([.H6])-26);CHAR(63+COLUMN([.H6])+ROW([.H6])))" office:value-type="string" office:string-value="M" calcext:value-type="string">
            <text:p>M</text:p>
          </table:table-cell>
          <table:table-cell table:formula="of:=IF(63+COLUMN([.I6])+ROW([.I6])&gt;90;CHAR(63+COLUMN([.I6])+ROW([.I6])-26);CHAR(63+COLUMN([.I6])+ROW([.I6])))" office:value-type="string" office:string-value="N" calcext:value-type="string">
            <text:p>N</text:p>
          </table:table-cell>
          <table:table-cell table:formula="of:=IF(63+COLUMN([.J6])+ROW([.J6])&gt;90;CHAR(63+COLUMN([.J6])+ROW([.J6])-26);CHAR(63+COLUMN([.J6])+ROW([.J6])))" office:value-type="string" office:string-value="O" calcext:value-type="string">
            <text:p>O</text:p>
          </table:table-cell>
          <table:table-cell table:formula="of:=IF(63+COLUMN([.K6])+ROW([.K6])&gt;90;CHAR(63+COLUMN([.K6])+ROW([.K6])-26);CHAR(63+COLUMN([.K6])+ROW([.K6])))" office:value-type="string" office:string-value="P" calcext:value-type="string">
            <text:p>P</text:p>
          </table:table-cell>
          <table:table-cell table:formula="of:=IF(63+COLUMN([.L6])+ROW([.L6])&gt;90;CHAR(63+COLUMN([.L6])+ROW([.L6])-26);CHAR(63+COLUMN([.L6])+ROW([.L6])))" office:value-type="string" office:string-value="Q" calcext:value-type="string">
            <text:p>Q</text:p>
          </table:table-cell>
          <table:table-cell table:formula="of:=IF(63+COLUMN([.M6])+ROW([.M6])&gt;90;CHAR(63+COLUMN([.M6])+ROW([.M6])-26);CHAR(63+COLUMN([.M6])+ROW([.M6])))" office:value-type="string" office:string-value="R" calcext:value-type="string">
            <text:p>R</text:p>
          </table:table-cell>
          <table:table-cell table:formula="of:=IF(63+COLUMN([.N6])+ROW([.N6])&gt;90;CHAR(63+COLUMN([.N6])+ROW([.N6])-26);CHAR(63+COLUMN([.N6])+ROW([.N6])))" office:value-type="string" office:string-value="S" calcext:value-type="string">
            <text:p>S</text:p>
          </table:table-cell>
          <table:table-cell table:formula="of:=IF(63+COLUMN([.O6])+ROW([.O6])&gt;90;CHAR(63+COLUMN([.O6])+ROW([.O6])-26);CHAR(63+COLUMN([.O6])+ROW([.O6])))" office:value-type="string" office:string-value="T" calcext:value-type="string">
            <text:p>T</text:p>
          </table:table-cell>
          <table:table-cell table:formula="of:=IF(63+COLUMN([.P6])+ROW([.P6])&gt;90;CHAR(63+COLUMN([.P6])+ROW([.P6])-26);CHAR(63+COLUMN([.P6])+ROW([.P6])))" office:value-type="string" office:string-value="U" calcext:value-type="string">
            <text:p>U</text:p>
          </table:table-cell>
          <table:table-cell table:formula="of:=IF(63+COLUMN([.Q6])+ROW([.Q6])&gt;90;CHAR(63+COLUMN([.Q6])+ROW([.Q6])-26);CHAR(63+COLUMN([.Q6])+ROW([.Q6])))" office:value-type="string" office:string-value="V" calcext:value-type="string">
            <text:p>V</text:p>
          </table:table-cell>
          <table:table-cell table:formula="of:=IF(63+COLUMN([.R6])+ROW([.R6])&gt;90;CHAR(63+COLUMN([.R6])+ROW([.R6])-26);CHAR(63+COLUMN([.R6])+ROW([.R6])))" office:value-type="string" office:string-value="W" calcext:value-type="string">
            <text:p>W</text:p>
          </table:table-cell>
          <table:table-cell table:formula="of:=IF(63+COLUMN([.S6])+ROW([.S6])&gt;90;CHAR(63+COLUMN([.S6])+ROW([.S6])-26);CHAR(63+COLUMN([.S6])+ROW([.S6])))" office:value-type="string" office:string-value="X" calcext:value-type="string">
            <text:p>X</text:p>
          </table:table-cell>
          <table:table-cell table:formula="of:=IF(63+COLUMN([.T6])+ROW([.T6])&gt;90;CHAR(63+COLUMN([.T6])+ROW([.T6])-26);CHAR(63+COLUMN([.T6])+ROW([.T6])))" office:value-type="string" office:string-value="Y" calcext:value-type="string">
            <text:p>Y</text:p>
          </table:table-cell>
          <table:table-cell table:formula="of:=IF(63+COLUMN([.U6])+ROW([.U6])&gt;90;CHAR(63+COLUMN([.U6])+ROW([.U6])-26);CHAR(63+COLUMN([.U6])+ROW([.U6])))" office:value-type="string" office:string-value="Z" calcext:value-type="string">
            <text:p>Z</text:p>
          </table:table-cell>
          <table:table-cell table:formula="of:=IF(63+COLUMN([.V6])+ROW([.V6])&gt;90;CHAR(63+COLUMN([.V6])+ROW([.V6])-26);CHAR(63+COLUMN([.V6])+ROW([.V6])))" office:value-type="string" office:string-value="A" calcext:value-type="string">
            <text:p>A</text:p>
          </table:table-cell>
          <table:table-cell table:formula="of:=IF(63+COLUMN([.W6])+ROW([.W6])&gt;90;CHAR(63+COLUMN([.W6])+ROW([.W6])-26);CHAR(63+COLUMN([.W6])+ROW([.W6])))" office:value-type="string" office:string-value="B" calcext:value-type="string">
            <text:p>B</text:p>
          </table:table-cell>
          <table:table-cell table:formula="of:=IF(63+COLUMN([.X6])+ROW([.X6])&gt;90;CHAR(63+COLUMN([.X6])+ROW([.X6])-26);CHAR(63+COLUMN([.X6])+ROW([.X6])))" office:value-type="string" office:string-value="C" calcext:value-type="string">
            <text:p>C</text:p>
          </table:table-cell>
          <table:table-cell table:formula="of:=IF(63+COLUMN([.Y6])+ROW([.Y6])&gt;90;CHAR(63+COLUMN([.Y6])+ROW([.Y6])-26);CHAR(63+COLUMN([.Y6])+ROW([.Y6])))" office:value-type="string" office:string-value="D" calcext:value-type="string">
            <text:p>D</text:p>
          </table:table-cell>
          <table:table-cell table:formula="of:=IF(63+COLUMN([.Z6])+ROW([.Z6])&gt;90;CHAR(63+COLUMN([.Z6])+ROW([.Z6])-26);CHAR(63+COLUMN([.Z6])+ROW([.Z6])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IF(63+COLUMN([.A7])+ROW([.A7])&gt;90;CHAR(63+COLUMN([.A7])+ROW([.A7])-26);CHAR(63+COLUMN([.A7])+ROW([.A7])))" office:value-type="string" office:string-value="G" calcext:value-type="string">
            <text:p>G</text:p>
          </table:table-cell>
          <table:table-cell table:formula="of:=IF(63+COLUMN([.B7])+ROW([.B7])&gt;90;CHAR(63+COLUMN([.B7])+ROW([.B7])-26);CHAR(63+COLUMN([.B7])+ROW([.B7])))" office:value-type="string" office:string-value="H" calcext:value-type="string">
            <text:p>H</text:p>
          </table:table-cell>
          <table:table-cell table:formula="of:=IF(63+COLUMN([.C7])+ROW([.C7])&gt;90;CHAR(63+COLUMN([.C7])+ROW([.C7])-26);CHAR(63+COLUMN([.C7])+ROW([.C7])))" office:value-type="string" office:string-value="I" calcext:value-type="string">
            <text:p>I</text:p>
          </table:table-cell>
          <table:table-cell table:formula="of:=IF(63+COLUMN([.D7])+ROW([.D7])&gt;90;CHAR(63+COLUMN([.D7])+ROW([.D7])-26);CHAR(63+COLUMN([.D7])+ROW([.D7])))" office:value-type="string" office:string-value="J" calcext:value-type="string">
            <text:p>J</text:p>
          </table:table-cell>
          <table:table-cell table:formula="of:=IF(63+COLUMN([.E7])+ROW([.E7])&gt;90;CHAR(63+COLUMN([.E7])+ROW([.E7])-26);CHAR(63+COLUMN([.E7])+ROW([.E7])))" office:value-type="string" office:string-value="K" calcext:value-type="string">
            <text:p>K</text:p>
          </table:table-cell>
          <table:table-cell table:formula="of:=IF(63+COLUMN([.F7])+ROW([.F7])&gt;90;CHAR(63+COLUMN([.F7])+ROW([.F7])-26);CHAR(63+COLUMN([.F7])+ROW([.F7])))" office:value-type="string" office:string-value="L" calcext:value-type="string">
            <text:p>L</text:p>
          </table:table-cell>
          <table:table-cell table:formula="of:=IF(63+COLUMN([.G7])+ROW([.G7])&gt;90;CHAR(63+COLUMN([.G7])+ROW([.G7])-26);CHAR(63+COLUMN([.G7])+ROW([.G7])))" office:value-type="string" office:string-value="M" calcext:value-type="string">
            <text:p>M</text:p>
          </table:table-cell>
          <table:table-cell table:formula="of:=IF(63+COLUMN([.H7])+ROW([.H7])&gt;90;CHAR(63+COLUMN([.H7])+ROW([.H7])-26);CHAR(63+COLUMN([.H7])+ROW([.H7])))" office:value-type="string" office:string-value="N" calcext:value-type="string">
            <text:p>N</text:p>
          </table:table-cell>
          <table:table-cell table:formula="of:=IF(63+COLUMN([.I7])+ROW([.I7])&gt;90;CHAR(63+COLUMN([.I7])+ROW([.I7])-26);CHAR(63+COLUMN([.I7])+ROW([.I7])))" office:value-type="string" office:string-value="O" calcext:value-type="string">
            <text:p>O</text:p>
          </table:table-cell>
          <table:table-cell table:formula="of:=IF(63+COLUMN([.J7])+ROW([.J7])&gt;90;CHAR(63+COLUMN([.J7])+ROW([.J7])-26);CHAR(63+COLUMN([.J7])+ROW([.J7])))" office:value-type="string" office:string-value="P" calcext:value-type="string">
            <text:p>P</text:p>
          </table:table-cell>
          <table:table-cell table:formula="of:=IF(63+COLUMN([.K7])+ROW([.K7])&gt;90;CHAR(63+COLUMN([.K7])+ROW([.K7])-26);CHAR(63+COLUMN([.K7])+ROW([.K7])))" office:value-type="string" office:string-value="Q" calcext:value-type="string">
            <text:p>Q</text:p>
          </table:table-cell>
          <table:table-cell table:formula="of:=IF(63+COLUMN([.L7])+ROW([.L7])&gt;90;CHAR(63+COLUMN([.L7])+ROW([.L7])-26);CHAR(63+COLUMN([.L7])+ROW([.L7])))" office:value-type="string" office:string-value="R" calcext:value-type="string">
            <text:p>R</text:p>
          </table:table-cell>
          <table:table-cell table:formula="of:=IF(63+COLUMN([.M7])+ROW([.M7])&gt;90;CHAR(63+COLUMN([.M7])+ROW([.M7])-26);CHAR(63+COLUMN([.M7])+ROW([.M7])))" office:value-type="string" office:string-value="S" calcext:value-type="string">
            <text:p>S</text:p>
          </table:table-cell>
          <table:table-cell table:formula="of:=IF(63+COLUMN([.N7])+ROW([.N7])&gt;90;CHAR(63+COLUMN([.N7])+ROW([.N7])-26);CHAR(63+COLUMN([.N7])+ROW([.N7])))" office:value-type="string" office:string-value="T" calcext:value-type="string">
            <text:p>T</text:p>
          </table:table-cell>
          <table:table-cell table:formula="of:=IF(63+COLUMN([.O7])+ROW([.O7])&gt;90;CHAR(63+COLUMN([.O7])+ROW([.O7])-26);CHAR(63+COLUMN([.O7])+ROW([.O7])))" office:value-type="string" office:string-value="U" calcext:value-type="string">
            <text:p>U</text:p>
          </table:table-cell>
          <table:table-cell table:formula="of:=IF(63+COLUMN([.P7])+ROW([.P7])&gt;90;CHAR(63+COLUMN([.P7])+ROW([.P7])-26);CHAR(63+COLUMN([.P7])+ROW([.P7])))" office:value-type="string" office:string-value="V" calcext:value-type="string">
            <text:p>V</text:p>
          </table:table-cell>
          <table:table-cell table:formula="of:=IF(63+COLUMN([.Q7])+ROW([.Q7])&gt;90;CHAR(63+COLUMN([.Q7])+ROW([.Q7])-26);CHAR(63+COLUMN([.Q7])+ROW([.Q7])))" office:value-type="string" office:string-value="W" calcext:value-type="string">
            <text:p>W</text:p>
          </table:table-cell>
          <table:table-cell table:formula="of:=IF(63+COLUMN([.R7])+ROW([.R7])&gt;90;CHAR(63+COLUMN([.R7])+ROW([.R7])-26);CHAR(63+COLUMN([.R7])+ROW([.R7])))" office:value-type="string" office:string-value="X" calcext:value-type="string">
            <text:p>X</text:p>
          </table:table-cell>
          <table:table-cell table:formula="of:=IF(63+COLUMN([.S7])+ROW([.S7])&gt;90;CHAR(63+COLUMN([.S7])+ROW([.S7])-26);CHAR(63+COLUMN([.S7])+ROW([.S7])))" office:value-type="string" office:string-value="Y" calcext:value-type="string">
            <text:p>Y</text:p>
          </table:table-cell>
          <table:table-cell table:formula="of:=IF(63+COLUMN([.T7])+ROW([.T7])&gt;90;CHAR(63+COLUMN([.T7])+ROW([.T7])-26);CHAR(63+COLUMN([.T7])+ROW([.T7])))" office:value-type="string" office:string-value="Z" calcext:value-type="string">
            <text:p>Z</text:p>
          </table:table-cell>
          <table:table-cell table:formula="of:=IF(63+COLUMN([.U7])+ROW([.U7])&gt;90;CHAR(63+COLUMN([.U7])+ROW([.U7])-26);CHAR(63+COLUMN([.U7])+ROW([.U7])))" office:value-type="string" office:string-value="A" calcext:value-type="string">
            <text:p>A</text:p>
          </table:table-cell>
          <table:table-cell table:formula="of:=IF(63+COLUMN([.V7])+ROW([.V7])&gt;90;CHAR(63+COLUMN([.V7])+ROW([.V7])-26);CHAR(63+COLUMN([.V7])+ROW([.V7])))" office:value-type="string" office:string-value="B" calcext:value-type="string">
            <text:p>B</text:p>
          </table:table-cell>
          <table:table-cell table:formula="of:=IF(63+COLUMN([.W7])+ROW([.W7])&gt;90;CHAR(63+COLUMN([.W7])+ROW([.W7])-26);CHAR(63+COLUMN([.W7])+ROW([.W7])))" office:value-type="string" office:string-value="C" calcext:value-type="string">
            <text:p>C</text:p>
          </table:table-cell>
          <table:table-cell table:formula="of:=IF(63+COLUMN([.X7])+ROW([.X7])&gt;90;CHAR(63+COLUMN([.X7])+ROW([.X7])-26);CHAR(63+COLUMN([.X7])+ROW([.X7])))" office:value-type="string" office:string-value="D" calcext:value-type="string">
            <text:p>D</text:p>
          </table:table-cell>
          <table:table-cell table:formula="of:=IF(63+COLUMN([.Y7])+ROW([.Y7])&gt;90;CHAR(63+COLUMN([.Y7])+ROW([.Y7])-26);CHAR(63+COLUMN([.Y7])+ROW([.Y7])))" office:value-type="string" office:string-value="E" calcext:value-type="string">
            <text:p>E</text:p>
          </table:table-cell>
          <table:table-cell table:formula="of:=IF(63+COLUMN([.Z7])+ROW([.Z7])&gt;90;CHAR(63+COLUMN([.Z7])+ROW([.Z7])-26);CHAR(63+COLUMN([.Z7])+ROW([.Z7])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IF(63+COLUMN([.A8])+ROW([.A8])&gt;90;CHAR(63+COLUMN([.A8])+ROW([.A8])-26);CHAR(63+COLUMN([.A8])+ROW([.A8])))" office:value-type="string" office:string-value="H" calcext:value-type="string">
            <text:p>H</text:p>
          </table:table-cell>
          <table:table-cell table:formula="of:=IF(63+COLUMN([.B8])+ROW([.B8])&gt;90;CHAR(63+COLUMN([.B8])+ROW([.B8])-26);CHAR(63+COLUMN([.B8])+ROW([.B8])))" office:value-type="string" office:string-value="I" calcext:value-type="string">
            <text:p>I</text:p>
          </table:table-cell>
          <table:table-cell table:formula="of:=IF(63+COLUMN([.C8])+ROW([.C8])&gt;90;CHAR(63+COLUMN([.C8])+ROW([.C8])-26);CHAR(63+COLUMN([.C8])+ROW([.C8])))" office:value-type="string" office:string-value="J" calcext:value-type="string">
            <text:p>J</text:p>
          </table:table-cell>
          <table:table-cell table:formula="of:=IF(63+COLUMN([.D8])+ROW([.D8])&gt;90;CHAR(63+COLUMN([.D8])+ROW([.D8])-26);CHAR(63+COLUMN([.D8])+ROW([.D8])))" office:value-type="string" office:string-value="K" calcext:value-type="string">
            <text:p>K</text:p>
          </table:table-cell>
          <table:table-cell table:formula="of:=IF(63+COLUMN([.E8])+ROW([.E8])&gt;90;CHAR(63+COLUMN([.E8])+ROW([.E8])-26);CHAR(63+COLUMN([.E8])+ROW([.E8])))" office:value-type="string" office:string-value="L" calcext:value-type="string">
            <text:p>L</text:p>
          </table:table-cell>
          <table:table-cell table:formula="of:=IF(63+COLUMN([.F8])+ROW([.F8])&gt;90;CHAR(63+COLUMN([.F8])+ROW([.F8])-26);CHAR(63+COLUMN([.F8])+ROW([.F8])))" office:value-type="string" office:string-value="M" calcext:value-type="string">
            <text:p>M</text:p>
          </table:table-cell>
          <table:table-cell table:formula="of:=IF(63+COLUMN([.G8])+ROW([.G8])&gt;90;CHAR(63+COLUMN([.G8])+ROW([.G8])-26);CHAR(63+COLUMN([.G8])+ROW([.G8])))" office:value-type="string" office:string-value="N" calcext:value-type="string">
            <text:p>N</text:p>
          </table:table-cell>
          <table:table-cell table:formula="of:=IF(63+COLUMN([.H8])+ROW([.H8])&gt;90;CHAR(63+COLUMN([.H8])+ROW([.H8])-26);CHAR(63+COLUMN([.H8])+ROW([.H8])))" office:value-type="string" office:string-value="O" calcext:value-type="string">
            <text:p>O</text:p>
          </table:table-cell>
          <table:table-cell table:formula="of:=IF(63+COLUMN([.I8])+ROW([.I8])&gt;90;CHAR(63+COLUMN([.I8])+ROW([.I8])-26);CHAR(63+COLUMN([.I8])+ROW([.I8])))" office:value-type="string" office:string-value="P" calcext:value-type="string">
            <text:p>P</text:p>
          </table:table-cell>
          <table:table-cell table:formula="of:=IF(63+COLUMN([.J8])+ROW([.J8])&gt;90;CHAR(63+COLUMN([.J8])+ROW([.J8])-26);CHAR(63+COLUMN([.J8])+ROW([.J8])))" office:value-type="string" office:string-value="Q" calcext:value-type="string">
            <text:p>Q</text:p>
          </table:table-cell>
          <table:table-cell table:formula="of:=IF(63+COLUMN([.K8])+ROW([.K8])&gt;90;CHAR(63+COLUMN([.K8])+ROW([.K8])-26);CHAR(63+COLUMN([.K8])+ROW([.K8])))" office:value-type="string" office:string-value="R" calcext:value-type="string">
            <text:p>R</text:p>
          </table:table-cell>
          <table:table-cell table:formula="of:=IF(63+COLUMN([.L8])+ROW([.L8])&gt;90;CHAR(63+COLUMN([.L8])+ROW([.L8])-26);CHAR(63+COLUMN([.L8])+ROW([.L8])))" office:value-type="string" office:string-value="S" calcext:value-type="string">
            <text:p>S</text:p>
          </table:table-cell>
          <table:table-cell table:formula="of:=IF(63+COLUMN([.M8])+ROW([.M8])&gt;90;CHAR(63+COLUMN([.M8])+ROW([.M8])-26);CHAR(63+COLUMN([.M8])+ROW([.M8])))" office:value-type="string" office:string-value="T" calcext:value-type="string">
            <text:p>T</text:p>
          </table:table-cell>
          <table:table-cell table:formula="of:=IF(63+COLUMN([.N8])+ROW([.N8])&gt;90;CHAR(63+COLUMN([.N8])+ROW([.N8])-26);CHAR(63+COLUMN([.N8])+ROW([.N8])))" office:value-type="string" office:string-value="U" calcext:value-type="string">
            <text:p>U</text:p>
          </table:table-cell>
          <table:table-cell table:formula="of:=IF(63+COLUMN([.O8])+ROW([.O8])&gt;90;CHAR(63+COLUMN([.O8])+ROW([.O8])-26);CHAR(63+COLUMN([.O8])+ROW([.O8])))" office:value-type="string" office:string-value="V" calcext:value-type="string">
            <text:p>V</text:p>
          </table:table-cell>
          <table:table-cell table:formula="of:=IF(63+COLUMN([.P8])+ROW([.P8])&gt;90;CHAR(63+COLUMN([.P8])+ROW([.P8])-26);CHAR(63+COLUMN([.P8])+ROW([.P8])))" office:value-type="string" office:string-value="W" calcext:value-type="string">
            <text:p>W</text:p>
          </table:table-cell>
          <table:table-cell table:formula="of:=IF(63+COLUMN([.Q8])+ROW([.Q8])&gt;90;CHAR(63+COLUMN([.Q8])+ROW([.Q8])-26);CHAR(63+COLUMN([.Q8])+ROW([.Q8])))" office:value-type="string" office:string-value="X" calcext:value-type="string">
            <text:p>X</text:p>
          </table:table-cell>
          <table:table-cell table:formula="of:=IF(63+COLUMN([.R8])+ROW([.R8])&gt;90;CHAR(63+COLUMN([.R8])+ROW([.R8])-26);CHAR(63+COLUMN([.R8])+ROW([.R8])))" office:value-type="string" office:string-value="Y" calcext:value-type="string">
            <text:p>Y</text:p>
          </table:table-cell>
          <table:table-cell table:formula="of:=IF(63+COLUMN([.S8])+ROW([.S8])&gt;90;CHAR(63+COLUMN([.S8])+ROW([.S8])-26);CHAR(63+COLUMN([.S8])+ROW([.S8])))" office:value-type="string" office:string-value="Z" calcext:value-type="string">
            <text:p>Z</text:p>
          </table:table-cell>
          <table:table-cell table:formula="of:=IF(63+COLUMN([.T8])+ROW([.T8])&gt;90;CHAR(63+COLUMN([.T8])+ROW([.T8])-26);CHAR(63+COLUMN([.T8])+ROW([.T8])))" office:value-type="string" office:string-value="A" calcext:value-type="string">
            <text:p>A</text:p>
          </table:table-cell>
          <table:table-cell table:formula="of:=IF(63+COLUMN([.U8])+ROW([.U8])&gt;90;CHAR(63+COLUMN([.U8])+ROW([.U8])-26);CHAR(63+COLUMN([.U8])+ROW([.U8])))" office:value-type="string" office:string-value="B" calcext:value-type="string">
            <text:p>B</text:p>
          </table:table-cell>
          <table:table-cell table:formula="of:=IF(63+COLUMN([.V8])+ROW([.V8])&gt;90;CHAR(63+COLUMN([.V8])+ROW([.V8])-26);CHAR(63+COLUMN([.V8])+ROW([.V8])))" office:value-type="string" office:string-value="C" calcext:value-type="string">
            <text:p>C</text:p>
          </table:table-cell>
          <table:table-cell table:formula="of:=IF(63+COLUMN([.W8])+ROW([.W8])&gt;90;CHAR(63+COLUMN([.W8])+ROW([.W8])-26);CHAR(63+COLUMN([.W8])+ROW([.W8])))" office:value-type="string" office:string-value="D" calcext:value-type="string">
            <text:p>D</text:p>
          </table:table-cell>
          <table:table-cell table:formula="of:=IF(63+COLUMN([.X8])+ROW([.X8])&gt;90;CHAR(63+COLUMN([.X8])+ROW([.X8])-26);CHAR(63+COLUMN([.X8])+ROW([.X8])))" office:value-type="string" office:string-value="E" calcext:value-type="string">
            <text:p>E</text:p>
          </table:table-cell>
          <table:table-cell table:formula="of:=IF(63+COLUMN([.Y8])+ROW([.Y8])&gt;90;CHAR(63+COLUMN([.Y8])+ROW([.Y8])-26);CHAR(63+COLUMN([.Y8])+ROW([.Y8])))" office:value-type="string" office:string-value="F" calcext:value-type="string">
            <text:p>F</text:p>
          </table:table-cell>
          <table:table-cell table:formula="of:=IF(63+COLUMN([.Z8])+ROW([.Z8])&gt;90;CHAR(63+COLUMN([.Z8])+ROW([.Z8])-26);CHAR(63+COLUMN([.Z8])+ROW([.Z8])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IF(63+COLUMN([.A9])+ROW([.A9])&gt;90;CHAR(63+COLUMN([.A9])+ROW([.A9])-26);CHAR(63+COLUMN([.A9])+ROW([.A9])))" office:value-type="string" office:string-value="I" calcext:value-type="string">
            <text:p>I</text:p>
          </table:table-cell>
          <table:table-cell table:formula="of:=IF(63+COLUMN([.B9])+ROW([.B9])&gt;90;CHAR(63+COLUMN([.B9])+ROW([.B9])-26);CHAR(63+COLUMN([.B9])+ROW([.B9])))" office:value-type="string" office:string-value="J" calcext:value-type="string">
            <text:p>J</text:p>
          </table:table-cell>
          <table:table-cell table:formula="of:=IF(63+COLUMN([.C9])+ROW([.C9])&gt;90;CHAR(63+COLUMN([.C9])+ROW([.C9])-26);CHAR(63+COLUMN([.C9])+ROW([.C9])))" office:value-type="string" office:string-value="K" calcext:value-type="string">
            <text:p>K</text:p>
          </table:table-cell>
          <table:table-cell table:formula="of:=IF(63+COLUMN([.D9])+ROW([.D9])&gt;90;CHAR(63+COLUMN([.D9])+ROW([.D9])-26);CHAR(63+COLUMN([.D9])+ROW([.D9])))" office:value-type="string" office:string-value="L" calcext:value-type="string">
            <text:p>L</text:p>
          </table:table-cell>
          <table:table-cell table:formula="of:=IF(63+COLUMN([.E9])+ROW([.E9])&gt;90;CHAR(63+COLUMN([.E9])+ROW([.E9])-26);CHAR(63+COLUMN([.E9])+ROW([.E9])))" office:value-type="string" office:string-value="M" calcext:value-type="string">
            <text:p>M</text:p>
          </table:table-cell>
          <table:table-cell table:formula="of:=IF(63+COLUMN([.F9])+ROW([.F9])&gt;90;CHAR(63+COLUMN([.F9])+ROW([.F9])-26);CHAR(63+COLUMN([.F9])+ROW([.F9])))" office:value-type="string" office:string-value="N" calcext:value-type="string">
            <text:p>N</text:p>
          </table:table-cell>
          <table:table-cell table:formula="of:=IF(63+COLUMN([.G9])+ROW([.G9])&gt;90;CHAR(63+COLUMN([.G9])+ROW([.G9])-26);CHAR(63+COLUMN([.G9])+ROW([.G9])))" office:value-type="string" office:string-value="O" calcext:value-type="string">
            <text:p>O</text:p>
          </table:table-cell>
          <table:table-cell table:formula="of:=IF(63+COLUMN([.H9])+ROW([.H9])&gt;90;CHAR(63+COLUMN([.H9])+ROW([.H9])-26);CHAR(63+COLUMN([.H9])+ROW([.H9])))" office:value-type="string" office:string-value="P" calcext:value-type="string">
            <text:p>P</text:p>
          </table:table-cell>
          <table:table-cell table:formula="of:=IF(63+COLUMN([.I9])+ROW([.I9])&gt;90;CHAR(63+COLUMN([.I9])+ROW([.I9])-26);CHAR(63+COLUMN([.I9])+ROW([.I9])))" office:value-type="string" office:string-value="Q" calcext:value-type="string">
            <text:p>Q</text:p>
          </table:table-cell>
          <table:table-cell table:formula="of:=IF(63+COLUMN([.J9])+ROW([.J9])&gt;90;CHAR(63+COLUMN([.J9])+ROW([.J9])-26);CHAR(63+COLUMN([.J9])+ROW([.J9])))" office:value-type="string" office:string-value="R" calcext:value-type="string">
            <text:p>R</text:p>
          </table:table-cell>
          <table:table-cell table:formula="of:=IF(63+COLUMN([.K9])+ROW([.K9])&gt;90;CHAR(63+COLUMN([.K9])+ROW([.K9])-26);CHAR(63+COLUMN([.K9])+ROW([.K9])))" office:value-type="string" office:string-value="S" calcext:value-type="string">
            <text:p>S</text:p>
          </table:table-cell>
          <table:table-cell table:formula="of:=IF(63+COLUMN([.L9])+ROW([.L9])&gt;90;CHAR(63+COLUMN([.L9])+ROW([.L9])-26);CHAR(63+COLUMN([.L9])+ROW([.L9])))" office:value-type="string" office:string-value="T" calcext:value-type="string">
            <text:p>T</text:p>
          </table:table-cell>
          <table:table-cell table:formula="of:=IF(63+COLUMN([.M9])+ROW([.M9])&gt;90;CHAR(63+COLUMN([.M9])+ROW([.M9])-26);CHAR(63+COLUMN([.M9])+ROW([.M9])))" office:value-type="string" office:string-value="U" calcext:value-type="string">
            <text:p>U</text:p>
          </table:table-cell>
          <table:table-cell table:formula="of:=IF(63+COLUMN([.N9])+ROW([.N9])&gt;90;CHAR(63+COLUMN([.N9])+ROW([.N9])-26);CHAR(63+COLUMN([.N9])+ROW([.N9])))" office:value-type="string" office:string-value="V" calcext:value-type="string">
            <text:p>V</text:p>
          </table:table-cell>
          <table:table-cell table:formula="of:=IF(63+COLUMN([.O9])+ROW([.O9])&gt;90;CHAR(63+COLUMN([.O9])+ROW([.O9])-26);CHAR(63+COLUMN([.O9])+ROW([.O9])))" office:value-type="string" office:string-value="W" calcext:value-type="string">
            <text:p>W</text:p>
          </table:table-cell>
          <table:table-cell table:formula="of:=IF(63+COLUMN([.P9])+ROW([.P9])&gt;90;CHAR(63+COLUMN([.P9])+ROW([.P9])-26);CHAR(63+COLUMN([.P9])+ROW([.P9])))" office:value-type="string" office:string-value="X" calcext:value-type="string">
            <text:p>X</text:p>
          </table:table-cell>
          <table:table-cell table:formula="of:=IF(63+COLUMN([.Q9])+ROW([.Q9])&gt;90;CHAR(63+COLUMN([.Q9])+ROW([.Q9])-26);CHAR(63+COLUMN([.Q9])+ROW([.Q9])))" office:value-type="string" office:string-value="Y" calcext:value-type="string">
            <text:p>Y</text:p>
          </table:table-cell>
          <table:table-cell table:formula="of:=IF(63+COLUMN([.R9])+ROW([.R9])&gt;90;CHAR(63+COLUMN([.R9])+ROW([.R9])-26);CHAR(63+COLUMN([.R9])+ROW([.R9])))" office:value-type="string" office:string-value="Z" calcext:value-type="string">
            <text:p>Z</text:p>
          </table:table-cell>
          <table:table-cell table:formula="of:=IF(63+COLUMN([.S9])+ROW([.S9])&gt;90;CHAR(63+COLUMN([.S9])+ROW([.S9])-26);CHAR(63+COLUMN([.S9])+ROW([.S9])))" office:value-type="string" office:string-value="A" calcext:value-type="string">
            <text:p>A</text:p>
          </table:table-cell>
          <table:table-cell table:formula="of:=IF(63+COLUMN([.T9])+ROW([.T9])&gt;90;CHAR(63+COLUMN([.T9])+ROW([.T9])-26);CHAR(63+COLUMN([.T9])+ROW([.T9])))" office:value-type="string" office:string-value="B" calcext:value-type="string">
            <text:p>B</text:p>
          </table:table-cell>
          <table:table-cell table:formula="of:=IF(63+COLUMN([.U9])+ROW([.U9])&gt;90;CHAR(63+COLUMN([.U9])+ROW([.U9])-26);CHAR(63+COLUMN([.U9])+ROW([.U9])))" office:value-type="string" office:string-value="C" calcext:value-type="string">
            <text:p>C</text:p>
          </table:table-cell>
          <table:table-cell table:formula="of:=IF(63+COLUMN([.V9])+ROW([.V9])&gt;90;CHAR(63+COLUMN([.V9])+ROW([.V9])-26);CHAR(63+COLUMN([.V9])+ROW([.V9])))" office:value-type="string" office:string-value="D" calcext:value-type="string">
            <text:p>D</text:p>
          </table:table-cell>
          <table:table-cell table:formula="of:=IF(63+COLUMN([.W9])+ROW([.W9])&gt;90;CHAR(63+COLUMN([.W9])+ROW([.W9])-26);CHAR(63+COLUMN([.W9])+ROW([.W9])))" office:value-type="string" office:string-value="E" calcext:value-type="string">
            <text:p>E</text:p>
          </table:table-cell>
          <table:table-cell table:formula="of:=IF(63+COLUMN([.X9])+ROW([.X9])&gt;90;CHAR(63+COLUMN([.X9])+ROW([.X9])-26);CHAR(63+COLUMN([.X9])+ROW([.X9])))" office:value-type="string" office:string-value="F" calcext:value-type="string">
            <text:p>F</text:p>
          </table:table-cell>
          <table:table-cell table:formula="of:=IF(63+COLUMN([.Y9])+ROW([.Y9])&gt;90;CHAR(63+COLUMN([.Y9])+ROW([.Y9])-26);CHAR(63+COLUMN([.Y9])+ROW([.Y9])))" office:value-type="string" office:string-value="G" calcext:value-type="string">
            <text:p>G</text:p>
          </table:table-cell>
          <table:table-cell table:formula="of:=IF(63+COLUMN([.Z9])+ROW([.Z9])&gt;90;CHAR(63+COLUMN([.Z9])+ROW([.Z9])-26);CHAR(63+COLUMN([.Z9])+ROW([.Z9])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IF(63+COLUMN([.A10])+ROW([.A10])&gt;90;CHAR(63+COLUMN([.A10])+ROW([.A10])-26);CHAR(63+COLUMN([.A10])+ROW([.A10])))" office:value-type="string" office:string-value="J" calcext:value-type="string">
            <text:p>J</text:p>
          </table:table-cell>
          <table:table-cell table:formula="of:=IF(63+COLUMN([.B10])+ROW([.B10])&gt;90;CHAR(63+COLUMN([.B10])+ROW([.B10])-26);CHAR(63+COLUMN([.B10])+ROW([.B10])))" office:value-type="string" office:string-value="K" calcext:value-type="string">
            <text:p>K</text:p>
          </table:table-cell>
          <table:table-cell table:formula="of:=IF(63+COLUMN([.C10])+ROW([.C10])&gt;90;CHAR(63+COLUMN([.C10])+ROW([.C10])-26);CHAR(63+COLUMN([.C10])+ROW([.C10])))" office:value-type="string" office:string-value="L" calcext:value-type="string">
            <text:p>L</text:p>
          </table:table-cell>
          <table:table-cell table:formula="of:=IF(63+COLUMN([.D10])+ROW([.D10])&gt;90;CHAR(63+COLUMN([.D10])+ROW([.D10])-26);CHAR(63+COLUMN([.D10])+ROW([.D10])))" office:value-type="string" office:string-value="M" calcext:value-type="string">
            <text:p>M</text:p>
          </table:table-cell>
          <table:table-cell table:formula="of:=IF(63+COLUMN([.E10])+ROW([.E10])&gt;90;CHAR(63+COLUMN([.E10])+ROW([.E10])-26);CHAR(63+COLUMN([.E10])+ROW([.E10])))" office:value-type="string" office:string-value="N" calcext:value-type="string">
            <text:p>N</text:p>
          </table:table-cell>
          <table:table-cell table:formula="of:=IF(63+COLUMN([.F10])+ROW([.F10])&gt;90;CHAR(63+COLUMN([.F10])+ROW([.F10])-26);CHAR(63+COLUMN([.F10])+ROW([.F10])))" office:value-type="string" office:string-value="O" calcext:value-type="string">
            <text:p>O</text:p>
          </table:table-cell>
          <table:table-cell table:formula="of:=IF(63+COLUMN([.G10])+ROW([.G10])&gt;90;CHAR(63+COLUMN([.G10])+ROW([.G10])-26);CHAR(63+COLUMN([.G10])+ROW([.G10])))" office:value-type="string" office:string-value="P" calcext:value-type="string">
            <text:p>P</text:p>
          </table:table-cell>
          <table:table-cell table:formula="of:=IF(63+COLUMN([.H10])+ROW([.H10])&gt;90;CHAR(63+COLUMN([.H10])+ROW([.H10])-26);CHAR(63+COLUMN([.H10])+ROW([.H10])))" office:value-type="string" office:string-value="Q" calcext:value-type="string">
            <text:p>Q</text:p>
          </table:table-cell>
          <table:table-cell table:formula="of:=IF(63+COLUMN([.I10])+ROW([.I10])&gt;90;CHAR(63+COLUMN([.I10])+ROW([.I10])-26);CHAR(63+COLUMN([.I10])+ROW([.I10])))" office:value-type="string" office:string-value="R" calcext:value-type="string">
            <text:p>R</text:p>
          </table:table-cell>
          <table:table-cell table:formula="of:=IF(63+COLUMN([.J10])+ROW([.J10])&gt;90;CHAR(63+COLUMN([.J10])+ROW([.J10])-26);CHAR(63+COLUMN([.J10])+ROW([.J10])))" office:value-type="string" office:string-value="S" calcext:value-type="string">
            <text:p>S</text:p>
          </table:table-cell>
          <table:table-cell table:formula="of:=IF(63+COLUMN([.K10])+ROW([.K10])&gt;90;CHAR(63+COLUMN([.K10])+ROW([.K10])-26);CHAR(63+COLUMN([.K10])+ROW([.K10])))" office:value-type="string" office:string-value="T" calcext:value-type="string">
            <text:p>T</text:p>
          </table:table-cell>
          <table:table-cell table:formula="of:=IF(63+COLUMN([.L10])+ROW([.L10])&gt;90;CHAR(63+COLUMN([.L10])+ROW([.L10])-26);CHAR(63+COLUMN([.L10])+ROW([.L10])))" office:value-type="string" office:string-value="U" calcext:value-type="string">
            <text:p>U</text:p>
          </table:table-cell>
          <table:table-cell table:formula="of:=IF(63+COLUMN([.M10])+ROW([.M10])&gt;90;CHAR(63+COLUMN([.M10])+ROW([.M10])-26);CHAR(63+COLUMN([.M10])+ROW([.M10])))" office:value-type="string" office:string-value="V" calcext:value-type="string">
            <text:p>V</text:p>
          </table:table-cell>
          <table:table-cell table:formula="of:=IF(63+COLUMN([.N10])+ROW([.N10])&gt;90;CHAR(63+COLUMN([.N10])+ROW([.N10])-26);CHAR(63+COLUMN([.N10])+ROW([.N10])))" office:value-type="string" office:string-value="W" calcext:value-type="string">
            <text:p>W</text:p>
          </table:table-cell>
          <table:table-cell table:formula="of:=IF(63+COLUMN([.O10])+ROW([.O10])&gt;90;CHAR(63+COLUMN([.O10])+ROW([.O10])-26);CHAR(63+COLUMN([.O10])+ROW([.O10])))" office:value-type="string" office:string-value="X" calcext:value-type="string">
            <text:p>X</text:p>
          </table:table-cell>
          <table:table-cell table:formula="of:=IF(63+COLUMN([.P10])+ROW([.P10])&gt;90;CHAR(63+COLUMN([.P10])+ROW([.P10])-26);CHAR(63+COLUMN([.P10])+ROW([.P10])))" office:value-type="string" office:string-value="Y" calcext:value-type="string">
            <text:p>Y</text:p>
          </table:table-cell>
          <table:table-cell table:formula="of:=IF(63+COLUMN([.Q10])+ROW([.Q10])&gt;90;CHAR(63+COLUMN([.Q10])+ROW([.Q10])-26);CHAR(63+COLUMN([.Q10])+ROW([.Q10])))" office:value-type="string" office:string-value="Z" calcext:value-type="string">
            <text:p>Z</text:p>
          </table:table-cell>
          <table:table-cell table:formula="of:=IF(63+COLUMN([.R10])+ROW([.R10])&gt;90;CHAR(63+COLUMN([.R10])+ROW([.R10])-26);CHAR(63+COLUMN([.R10])+ROW([.R10])))" office:value-type="string" office:string-value="A" calcext:value-type="string">
            <text:p>A</text:p>
          </table:table-cell>
          <table:table-cell table:formula="of:=IF(63+COLUMN([.S10])+ROW([.S10])&gt;90;CHAR(63+COLUMN([.S10])+ROW([.S10])-26);CHAR(63+COLUMN([.S10])+ROW([.S10])))" office:value-type="string" office:string-value="B" calcext:value-type="string">
            <text:p>B</text:p>
          </table:table-cell>
          <table:table-cell table:formula="of:=IF(63+COLUMN([.T10])+ROW([.T10])&gt;90;CHAR(63+COLUMN([.T10])+ROW([.T10])-26);CHAR(63+COLUMN([.T10])+ROW([.T10])))" office:value-type="string" office:string-value="C" calcext:value-type="string">
            <text:p>C</text:p>
          </table:table-cell>
          <table:table-cell table:formula="of:=IF(63+COLUMN([.U10])+ROW([.U10])&gt;90;CHAR(63+COLUMN([.U10])+ROW([.U10])-26);CHAR(63+COLUMN([.U10])+ROW([.U10])))" office:value-type="string" office:string-value="D" calcext:value-type="string">
            <text:p>D</text:p>
          </table:table-cell>
          <table:table-cell table:formula="of:=IF(63+COLUMN([.V10])+ROW([.V10])&gt;90;CHAR(63+COLUMN([.V10])+ROW([.V10])-26);CHAR(63+COLUMN([.V10])+ROW([.V10])))" office:value-type="string" office:string-value="E" calcext:value-type="string">
            <text:p>E</text:p>
          </table:table-cell>
          <table:table-cell table:formula="of:=IF(63+COLUMN([.W10])+ROW([.W10])&gt;90;CHAR(63+COLUMN([.W10])+ROW([.W10])-26);CHAR(63+COLUMN([.W10])+ROW([.W10])))" office:value-type="string" office:string-value="F" calcext:value-type="string">
            <text:p>F</text:p>
          </table:table-cell>
          <table:table-cell table:formula="of:=IF(63+COLUMN([.X10])+ROW([.X10])&gt;90;CHAR(63+COLUMN([.X10])+ROW([.X10])-26);CHAR(63+COLUMN([.X10])+ROW([.X10])))" office:value-type="string" office:string-value="G" calcext:value-type="string">
            <text:p>G</text:p>
          </table:table-cell>
          <table:table-cell table:formula="of:=IF(63+COLUMN([.Y10])+ROW([.Y10])&gt;90;CHAR(63+COLUMN([.Y10])+ROW([.Y10])-26);CHAR(63+COLUMN([.Y10])+ROW([.Y10])))" office:value-type="string" office:string-value="H" calcext:value-type="string">
            <text:p>H</text:p>
          </table:table-cell>
          <table:table-cell table:formula="of:=IF(63+COLUMN([.Z10])+ROW([.Z10])&gt;90;CHAR(63+COLUMN([.Z10])+ROW([.Z10])-26);CHAR(63+COLUMN([.Z10])+ROW([.Z10])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IF(63+COLUMN([.A11])+ROW([.A11])&gt;90;CHAR(63+COLUMN([.A11])+ROW([.A11])-26);CHAR(63+COLUMN([.A11])+ROW([.A11])))" office:value-type="string" office:string-value="K" calcext:value-type="string">
            <text:p>K</text:p>
          </table:table-cell>
          <table:table-cell table:formula="of:=IF(63+COLUMN([.B11])+ROW([.B11])&gt;90;CHAR(63+COLUMN([.B11])+ROW([.B11])-26);CHAR(63+COLUMN([.B11])+ROW([.B11])))" office:value-type="string" office:string-value="L" calcext:value-type="string">
            <text:p>L</text:p>
          </table:table-cell>
          <table:table-cell table:formula="of:=IF(63+COLUMN([.C11])+ROW([.C11])&gt;90;CHAR(63+COLUMN([.C11])+ROW([.C11])-26);CHAR(63+COLUMN([.C11])+ROW([.C11])))" office:value-type="string" office:string-value="M" calcext:value-type="string">
            <text:p>M</text:p>
          </table:table-cell>
          <table:table-cell table:formula="of:=IF(63+COLUMN([.D11])+ROW([.D11])&gt;90;CHAR(63+COLUMN([.D11])+ROW([.D11])-26);CHAR(63+COLUMN([.D11])+ROW([.D11])))" office:value-type="string" office:string-value="N" calcext:value-type="string">
            <text:p>N</text:p>
          </table:table-cell>
          <table:table-cell table:formula="of:=IF(63+COLUMN([.E11])+ROW([.E11])&gt;90;CHAR(63+COLUMN([.E11])+ROW([.E11])-26);CHAR(63+COLUMN([.E11])+ROW([.E11])))" office:value-type="string" office:string-value="O" calcext:value-type="string">
            <text:p>O</text:p>
          </table:table-cell>
          <table:table-cell table:formula="of:=IF(63+COLUMN([.F11])+ROW([.F11])&gt;90;CHAR(63+COLUMN([.F11])+ROW([.F11])-26);CHAR(63+COLUMN([.F11])+ROW([.F11])))" office:value-type="string" office:string-value="P" calcext:value-type="string">
            <text:p>P</text:p>
          </table:table-cell>
          <table:table-cell table:formula="of:=IF(63+COLUMN([.G11])+ROW([.G11])&gt;90;CHAR(63+COLUMN([.G11])+ROW([.G11])-26);CHAR(63+COLUMN([.G11])+ROW([.G11])))" office:value-type="string" office:string-value="Q" calcext:value-type="string">
            <text:p>Q</text:p>
          </table:table-cell>
          <table:table-cell table:formula="of:=IF(63+COLUMN([.H11])+ROW([.H11])&gt;90;CHAR(63+COLUMN([.H11])+ROW([.H11])-26);CHAR(63+COLUMN([.H11])+ROW([.H11])))" office:value-type="string" office:string-value="R" calcext:value-type="string">
            <text:p>R</text:p>
          </table:table-cell>
          <table:table-cell table:formula="of:=IF(63+COLUMN([.I11])+ROW([.I11])&gt;90;CHAR(63+COLUMN([.I11])+ROW([.I11])-26);CHAR(63+COLUMN([.I11])+ROW([.I11])))" office:value-type="string" office:string-value="S" calcext:value-type="string">
            <text:p>S</text:p>
          </table:table-cell>
          <table:table-cell table:formula="of:=IF(63+COLUMN([.J11])+ROW([.J11])&gt;90;CHAR(63+COLUMN([.J11])+ROW([.J11])-26);CHAR(63+COLUMN([.J11])+ROW([.J11])))" office:value-type="string" office:string-value="T" calcext:value-type="string">
            <text:p>T</text:p>
          </table:table-cell>
          <table:table-cell table:formula="of:=IF(63+COLUMN([.K11])+ROW([.K11])&gt;90;CHAR(63+COLUMN([.K11])+ROW([.K11])-26);CHAR(63+COLUMN([.K11])+ROW([.K11])))" office:value-type="string" office:string-value="U" calcext:value-type="string">
            <text:p>U</text:p>
          </table:table-cell>
          <table:table-cell table:formula="of:=IF(63+COLUMN([.L11])+ROW([.L11])&gt;90;CHAR(63+COLUMN([.L11])+ROW([.L11])-26);CHAR(63+COLUMN([.L11])+ROW([.L11])))" office:value-type="string" office:string-value="V" calcext:value-type="string">
            <text:p>V</text:p>
          </table:table-cell>
          <table:table-cell table:formula="of:=IF(63+COLUMN([.M11])+ROW([.M11])&gt;90;CHAR(63+COLUMN([.M11])+ROW([.M11])-26);CHAR(63+COLUMN([.M11])+ROW([.M11])))" office:value-type="string" office:string-value="W" calcext:value-type="string">
            <text:p>W</text:p>
          </table:table-cell>
          <table:table-cell table:formula="of:=IF(63+COLUMN([.N11])+ROW([.N11])&gt;90;CHAR(63+COLUMN([.N11])+ROW([.N11])-26);CHAR(63+COLUMN([.N11])+ROW([.N11])))" office:value-type="string" office:string-value="X" calcext:value-type="string">
            <text:p>X</text:p>
          </table:table-cell>
          <table:table-cell table:formula="of:=IF(63+COLUMN([.O11])+ROW([.O11])&gt;90;CHAR(63+COLUMN([.O11])+ROW([.O11])-26);CHAR(63+COLUMN([.O11])+ROW([.O11])))" office:value-type="string" office:string-value="Y" calcext:value-type="string">
            <text:p>Y</text:p>
          </table:table-cell>
          <table:table-cell table:formula="of:=IF(63+COLUMN([.P11])+ROW([.P11])&gt;90;CHAR(63+COLUMN([.P11])+ROW([.P11])-26);CHAR(63+COLUMN([.P11])+ROW([.P11])))" office:value-type="string" office:string-value="Z" calcext:value-type="string">
            <text:p>Z</text:p>
          </table:table-cell>
          <table:table-cell table:formula="of:=IF(63+COLUMN([.Q11])+ROW([.Q11])&gt;90;CHAR(63+COLUMN([.Q11])+ROW([.Q11])-26);CHAR(63+COLUMN([.Q11])+ROW([.Q11])))" office:value-type="string" office:string-value="A" calcext:value-type="string">
            <text:p>A</text:p>
          </table:table-cell>
          <table:table-cell table:formula="of:=IF(63+COLUMN([.R11])+ROW([.R11])&gt;90;CHAR(63+COLUMN([.R11])+ROW([.R11])-26);CHAR(63+COLUMN([.R11])+ROW([.R11])))" office:value-type="string" office:string-value="B" calcext:value-type="string">
            <text:p>B</text:p>
          </table:table-cell>
          <table:table-cell table:formula="of:=IF(63+COLUMN([.S11])+ROW([.S11])&gt;90;CHAR(63+COLUMN([.S11])+ROW([.S11])-26);CHAR(63+COLUMN([.S11])+ROW([.S11])))" office:value-type="string" office:string-value="C" calcext:value-type="string">
            <text:p>C</text:p>
          </table:table-cell>
          <table:table-cell table:formula="of:=IF(63+COLUMN([.T11])+ROW([.T11])&gt;90;CHAR(63+COLUMN([.T11])+ROW([.T11])-26);CHAR(63+COLUMN([.T11])+ROW([.T11])))" office:value-type="string" office:string-value="D" calcext:value-type="string">
            <text:p>D</text:p>
          </table:table-cell>
          <table:table-cell table:formula="of:=IF(63+COLUMN([.U11])+ROW([.U11])&gt;90;CHAR(63+COLUMN([.U11])+ROW([.U11])-26);CHAR(63+COLUMN([.U11])+ROW([.U11])))" office:value-type="string" office:string-value="E" calcext:value-type="string">
            <text:p>E</text:p>
          </table:table-cell>
          <table:table-cell table:formula="of:=IF(63+COLUMN([.V11])+ROW([.V11])&gt;90;CHAR(63+COLUMN([.V11])+ROW([.V11])-26);CHAR(63+COLUMN([.V11])+ROW([.V11])))" office:value-type="string" office:string-value="F" calcext:value-type="string">
            <text:p>F</text:p>
          </table:table-cell>
          <table:table-cell table:formula="of:=IF(63+COLUMN([.W11])+ROW([.W11])&gt;90;CHAR(63+COLUMN([.W11])+ROW([.W11])-26);CHAR(63+COLUMN([.W11])+ROW([.W11])))" office:value-type="string" office:string-value="G" calcext:value-type="string">
            <text:p>G</text:p>
          </table:table-cell>
          <table:table-cell table:formula="of:=IF(63+COLUMN([.X11])+ROW([.X11])&gt;90;CHAR(63+COLUMN([.X11])+ROW([.X11])-26);CHAR(63+COLUMN([.X11])+ROW([.X11])))" office:value-type="string" office:string-value="H" calcext:value-type="string">
            <text:p>H</text:p>
          </table:table-cell>
          <table:table-cell table:formula="of:=IF(63+COLUMN([.Y11])+ROW([.Y11])&gt;90;CHAR(63+COLUMN([.Y11])+ROW([.Y11])-26);CHAR(63+COLUMN([.Y11])+ROW([.Y11])))" office:value-type="string" office:string-value="I" calcext:value-type="string">
            <text:p>I</text:p>
          </table:table-cell>
          <table:table-cell table:formula="of:=IF(63+COLUMN([.Z11])+ROW([.Z11])&gt;90;CHAR(63+COLUMN([.Z11])+ROW([.Z11])-26);CHAR(63+COLUMN([.Z11])+ROW([.Z11])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IF(63+COLUMN([.A12])+ROW([.A12])&gt;90;CHAR(63+COLUMN([.A12])+ROW([.A12])-26);CHAR(63+COLUMN([.A12])+ROW([.A12])))" office:value-type="string" office:string-value="L" calcext:value-type="string">
            <text:p>L</text:p>
          </table:table-cell>
          <table:table-cell table:formula="of:=IF(63+COLUMN([.B12])+ROW([.B12])&gt;90;CHAR(63+COLUMN([.B12])+ROW([.B12])-26);CHAR(63+COLUMN([.B12])+ROW([.B12])))" office:value-type="string" office:string-value="M" calcext:value-type="string">
            <text:p>M</text:p>
          </table:table-cell>
          <table:table-cell table:formula="of:=IF(63+COLUMN([.C12])+ROW([.C12])&gt;90;CHAR(63+COLUMN([.C12])+ROW([.C12])-26);CHAR(63+COLUMN([.C12])+ROW([.C12])))" office:value-type="string" office:string-value="N" calcext:value-type="string">
            <text:p>N</text:p>
          </table:table-cell>
          <table:table-cell table:formula="of:=IF(63+COLUMN([.D12])+ROW([.D12])&gt;90;CHAR(63+COLUMN([.D12])+ROW([.D12])-26);CHAR(63+COLUMN([.D12])+ROW([.D12])))" office:value-type="string" office:string-value="O" calcext:value-type="string">
            <text:p>O</text:p>
          </table:table-cell>
          <table:table-cell table:formula="of:=IF(63+COLUMN([.E12])+ROW([.E12])&gt;90;CHAR(63+COLUMN([.E12])+ROW([.E12])-26);CHAR(63+COLUMN([.E12])+ROW([.E12])))" office:value-type="string" office:string-value="P" calcext:value-type="string">
            <text:p>P</text:p>
          </table:table-cell>
          <table:table-cell table:formula="of:=IF(63+COLUMN([.F12])+ROW([.F12])&gt;90;CHAR(63+COLUMN([.F12])+ROW([.F12])-26);CHAR(63+COLUMN([.F12])+ROW([.F12])))" office:value-type="string" office:string-value="Q" calcext:value-type="string">
            <text:p>Q</text:p>
          </table:table-cell>
          <table:table-cell table:formula="of:=IF(63+COLUMN([.G12])+ROW([.G12])&gt;90;CHAR(63+COLUMN([.G12])+ROW([.G12])-26);CHAR(63+COLUMN([.G12])+ROW([.G12])))" office:value-type="string" office:string-value="R" calcext:value-type="string">
            <text:p>R</text:p>
          </table:table-cell>
          <table:table-cell table:formula="of:=IF(63+COLUMN([.H12])+ROW([.H12])&gt;90;CHAR(63+COLUMN([.H12])+ROW([.H12])-26);CHAR(63+COLUMN([.H12])+ROW([.H12])))" office:value-type="string" office:string-value="S" calcext:value-type="string">
            <text:p>S</text:p>
          </table:table-cell>
          <table:table-cell table:formula="of:=IF(63+COLUMN([.I12])+ROW([.I12])&gt;90;CHAR(63+COLUMN([.I12])+ROW([.I12])-26);CHAR(63+COLUMN([.I12])+ROW([.I12])))" office:value-type="string" office:string-value="T" calcext:value-type="string">
            <text:p>T</text:p>
          </table:table-cell>
          <table:table-cell table:formula="of:=IF(63+COLUMN([.J12])+ROW([.J12])&gt;90;CHAR(63+COLUMN([.J12])+ROW([.J12])-26);CHAR(63+COLUMN([.J12])+ROW([.J12])))" office:value-type="string" office:string-value="U" calcext:value-type="string">
            <text:p>U</text:p>
          </table:table-cell>
          <table:table-cell table:formula="of:=IF(63+COLUMN([.K12])+ROW([.K12])&gt;90;CHAR(63+COLUMN([.K12])+ROW([.K12])-26);CHAR(63+COLUMN([.K12])+ROW([.K12])))" office:value-type="string" office:string-value="V" calcext:value-type="string">
            <text:p>V</text:p>
          </table:table-cell>
          <table:table-cell table:formula="of:=IF(63+COLUMN([.L12])+ROW([.L12])&gt;90;CHAR(63+COLUMN([.L12])+ROW([.L12])-26);CHAR(63+COLUMN([.L12])+ROW([.L12])))" office:value-type="string" office:string-value="W" calcext:value-type="string">
            <text:p>W</text:p>
          </table:table-cell>
          <table:table-cell table:formula="of:=IF(63+COLUMN([.M12])+ROW([.M12])&gt;90;CHAR(63+COLUMN([.M12])+ROW([.M12])-26);CHAR(63+COLUMN([.M12])+ROW([.M12])))" office:value-type="string" office:string-value="X" calcext:value-type="string">
            <text:p>X</text:p>
          </table:table-cell>
          <table:table-cell table:formula="of:=IF(63+COLUMN([.N12])+ROW([.N12])&gt;90;CHAR(63+COLUMN([.N12])+ROW([.N12])-26);CHAR(63+COLUMN([.N12])+ROW([.N12])))" office:value-type="string" office:string-value="Y" calcext:value-type="string">
            <text:p>Y</text:p>
          </table:table-cell>
          <table:table-cell table:formula="of:=IF(63+COLUMN([.O12])+ROW([.O12])&gt;90;CHAR(63+COLUMN([.O12])+ROW([.O12])-26);CHAR(63+COLUMN([.O12])+ROW([.O12])))" office:value-type="string" office:string-value="Z" calcext:value-type="string">
            <text:p>Z</text:p>
          </table:table-cell>
          <table:table-cell table:formula="of:=IF(63+COLUMN([.P12])+ROW([.P12])&gt;90;CHAR(63+COLUMN([.P12])+ROW([.P12])-26);CHAR(63+COLUMN([.P12])+ROW([.P12])))" office:value-type="string" office:string-value="A" calcext:value-type="string">
            <text:p>A</text:p>
          </table:table-cell>
          <table:table-cell table:formula="of:=IF(63+COLUMN([.Q12])+ROW([.Q12])&gt;90;CHAR(63+COLUMN([.Q12])+ROW([.Q12])-26);CHAR(63+COLUMN([.Q12])+ROW([.Q12])))" office:value-type="string" office:string-value="B" calcext:value-type="string">
            <text:p>B</text:p>
          </table:table-cell>
          <table:table-cell table:formula="of:=IF(63+COLUMN([.R12])+ROW([.R12])&gt;90;CHAR(63+COLUMN([.R12])+ROW([.R12])-26);CHAR(63+COLUMN([.R12])+ROW([.R12])))" office:value-type="string" office:string-value="C" calcext:value-type="string">
            <text:p>C</text:p>
          </table:table-cell>
          <table:table-cell table:formula="of:=IF(63+COLUMN([.S12])+ROW([.S12])&gt;90;CHAR(63+COLUMN([.S12])+ROW([.S12])-26);CHAR(63+COLUMN([.S12])+ROW([.S12])))" office:value-type="string" office:string-value="D" calcext:value-type="string">
            <text:p>D</text:p>
          </table:table-cell>
          <table:table-cell table:formula="of:=IF(63+COLUMN([.T12])+ROW([.T12])&gt;90;CHAR(63+COLUMN([.T12])+ROW([.T12])-26);CHAR(63+COLUMN([.T12])+ROW([.T12])))" office:value-type="string" office:string-value="E" calcext:value-type="string">
            <text:p>E</text:p>
          </table:table-cell>
          <table:table-cell table:formula="of:=IF(63+COLUMN([.U12])+ROW([.U12])&gt;90;CHAR(63+COLUMN([.U12])+ROW([.U12])-26);CHAR(63+COLUMN([.U12])+ROW([.U12])))" office:value-type="string" office:string-value="F" calcext:value-type="string">
            <text:p>F</text:p>
          </table:table-cell>
          <table:table-cell table:formula="of:=IF(63+COLUMN([.V12])+ROW([.V12])&gt;90;CHAR(63+COLUMN([.V12])+ROW([.V12])-26);CHAR(63+COLUMN([.V12])+ROW([.V12])))" office:value-type="string" office:string-value="G" calcext:value-type="string">
            <text:p>G</text:p>
          </table:table-cell>
          <table:table-cell table:formula="of:=IF(63+COLUMN([.W12])+ROW([.W12])&gt;90;CHAR(63+COLUMN([.W12])+ROW([.W12])-26);CHAR(63+COLUMN([.W12])+ROW([.W12])))" office:value-type="string" office:string-value="H" calcext:value-type="string">
            <text:p>H</text:p>
          </table:table-cell>
          <table:table-cell table:formula="of:=IF(63+COLUMN([.X12])+ROW([.X12])&gt;90;CHAR(63+COLUMN([.X12])+ROW([.X12])-26);CHAR(63+COLUMN([.X12])+ROW([.X12])))" office:value-type="string" office:string-value="I" calcext:value-type="string">
            <text:p>I</text:p>
          </table:table-cell>
          <table:table-cell table:formula="of:=IF(63+COLUMN([.Y12])+ROW([.Y12])&gt;90;CHAR(63+COLUMN([.Y12])+ROW([.Y12])-26);CHAR(63+COLUMN([.Y12])+ROW([.Y12])))" office:value-type="string" office:string-value="J" calcext:value-type="string">
            <text:p>J</text:p>
          </table:table-cell>
          <table:table-cell table:formula="of:=IF(63+COLUMN([.Z12])+ROW([.Z12])&gt;90;CHAR(63+COLUMN([.Z12])+ROW([.Z12])-26);CHAR(63+COLUMN([.Z12])+ROW([.Z12])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IF(63+COLUMN([.A13])+ROW([.A13])&gt;90;CHAR(63+COLUMN([.A13])+ROW([.A13])-26);CHAR(63+COLUMN([.A13])+ROW([.A13])))" office:value-type="string" office:string-value="M" calcext:value-type="string">
            <text:p>M</text:p>
          </table:table-cell>
          <table:table-cell table:formula="of:=IF(63+COLUMN([.B13])+ROW([.B13])&gt;90;CHAR(63+COLUMN([.B13])+ROW([.B13])-26);CHAR(63+COLUMN([.B13])+ROW([.B13])))" office:value-type="string" office:string-value="N" calcext:value-type="string">
            <text:p>N</text:p>
          </table:table-cell>
          <table:table-cell table:formula="of:=IF(63+COLUMN([.C13])+ROW([.C13])&gt;90;CHAR(63+COLUMN([.C13])+ROW([.C13])-26);CHAR(63+COLUMN([.C13])+ROW([.C13])))" office:value-type="string" office:string-value="O" calcext:value-type="string">
            <text:p>O</text:p>
          </table:table-cell>
          <table:table-cell table:formula="of:=IF(63+COLUMN([.D13])+ROW([.D13])&gt;90;CHAR(63+COLUMN([.D13])+ROW([.D13])-26);CHAR(63+COLUMN([.D13])+ROW([.D13])))" office:value-type="string" office:string-value="P" calcext:value-type="string">
            <text:p>P</text:p>
          </table:table-cell>
          <table:table-cell table:formula="of:=IF(63+COLUMN([.E13])+ROW([.E13])&gt;90;CHAR(63+COLUMN([.E13])+ROW([.E13])-26);CHAR(63+COLUMN([.E13])+ROW([.E13])))" office:value-type="string" office:string-value="Q" calcext:value-type="string">
            <text:p>Q</text:p>
          </table:table-cell>
          <table:table-cell table:formula="of:=IF(63+COLUMN([.F13])+ROW([.F13])&gt;90;CHAR(63+COLUMN([.F13])+ROW([.F13])-26);CHAR(63+COLUMN([.F13])+ROW([.F13])))" office:value-type="string" office:string-value="R" calcext:value-type="string">
            <text:p>R</text:p>
          </table:table-cell>
          <table:table-cell table:formula="of:=IF(63+COLUMN([.G13])+ROW([.G13])&gt;90;CHAR(63+COLUMN([.G13])+ROW([.G13])-26);CHAR(63+COLUMN([.G13])+ROW([.G13])))" office:value-type="string" office:string-value="S" calcext:value-type="string">
            <text:p>S</text:p>
          </table:table-cell>
          <table:table-cell table:formula="of:=IF(63+COLUMN([.H13])+ROW([.H13])&gt;90;CHAR(63+COLUMN([.H13])+ROW([.H13])-26);CHAR(63+COLUMN([.H13])+ROW([.H13])))" office:value-type="string" office:string-value="T" calcext:value-type="string">
            <text:p>T</text:p>
          </table:table-cell>
          <table:table-cell table:formula="of:=IF(63+COLUMN([.I13])+ROW([.I13])&gt;90;CHAR(63+COLUMN([.I13])+ROW([.I13])-26);CHAR(63+COLUMN([.I13])+ROW([.I13])))" office:value-type="string" office:string-value="U" calcext:value-type="string">
            <text:p>U</text:p>
          </table:table-cell>
          <table:table-cell table:formula="of:=IF(63+COLUMN([.J13])+ROW([.J13])&gt;90;CHAR(63+COLUMN([.J13])+ROW([.J13])-26);CHAR(63+COLUMN([.J13])+ROW([.J13])))" office:value-type="string" office:string-value="V" calcext:value-type="string">
            <text:p>V</text:p>
          </table:table-cell>
          <table:table-cell table:formula="of:=IF(63+COLUMN([.K13])+ROW([.K13])&gt;90;CHAR(63+COLUMN([.K13])+ROW([.K13])-26);CHAR(63+COLUMN([.K13])+ROW([.K13])))" office:value-type="string" office:string-value="W" calcext:value-type="string">
            <text:p>W</text:p>
          </table:table-cell>
          <table:table-cell table:formula="of:=IF(63+COLUMN([.L13])+ROW([.L13])&gt;90;CHAR(63+COLUMN([.L13])+ROW([.L13])-26);CHAR(63+COLUMN([.L13])+ROW([.L13])))" office:value-type="string" office:string-value="X" calcext:value-type="string">
            <text:p>X</text:p>
          </table:table-cell>
          <table:table-cell table:formula="of:=IF(63+COLUMN([.M13])+ROW([.M13])&gt;90;CHAR(63+COLUMN([.M13])+ROW([.M13])-26);CHAR(63+COLUMN([.M13])+ROW([.M13])))" office:value-type="string" office:string-value="Y" calcext:value-type="string">
            <text:p>Y</text:p>
          </table:table-cell>
          <table:table-cell table:formula="of:=IF(63+COLUMN([.N13])+ROW([.N13])&gt;90;CHAR(63+COLUMN([.N13])+ROW([.N13])-26);CHAR(63+COLUMN([.N13])+ROW([.N13])))" office:value-type="string" office:string-value="Z" calcext:value-type="string">
            <text:p>Z</text:p>
          </table:table-cell>
          <table:table-cell table:formula="of:=IF(63+COLUMN([.O13])+ROW([.O13])&gt;90;CHAR(63+COLUMN([.O13])+ROW([.O13])-26);CHAR(63+COLUMN([.O13])+ROW([.O13])))" office:value-type="string" office:string-value="A" calcext:value-type="string">
            <text:p>A</text:p>
          </table:table-cell>
          <table:table-cell table:formula="of:=IF(63+COLUMN([.P13])+ROW([.P13])&gt;90;CHAR(63+COLUMN([.P13])+ROW([.P13])-26);CHAR(63+COLUMN([.P13])+ROW([.P13])))" office:value-type="string" office:string-value="B" calcext:value-type="string">
            <text:p>B</text:p>
          </table:table-cell>
          <table:table-cell table:formula="of:=IF(63+COLUMN([.Q13])+ROW([.Q13])&gt;90;CHAR(63+COLUMN([.Q13])+ROW([.Q13])-26);CHAR(63+COLUMN([.Q13])+ROW([.Q13])))" office:value-type="string" office:string-value="C" calcext:value-type="string">
            <text:p>C</text:p>
          </table:table-cell>
          <table:table-cell table:formula="of:=IF(63+COLUMN([.R13])+ROW([.R13])&gt;90;CHAR(63+COLUMN([.R13])+ROW([.R13])-26);CHAR(63+COLUMN([.R13])+ROW([.R13])))" office:value-type="string" office:string-value="D" calcext:value-type="string">
            <text:p>D</text:p>
          </table:table-cell>
          <table:table-cell table:formula="of:=IF(63+COLUMN([.S13])+ROW([.S13])&gt;90;CHAR(63+COLUMN([.S13])+ROW([.S13])-26);CHAR(63+COLUMN([.S13])+ROW([.S13])))" office:value-type="string" office:string-value="E" calcext:value-type="string">
            <text:p>E</text:p>
          </table:table-cell>
          <table:table-cell table:formula="of:=IF(63+COLUMN([.T13])+ROW([.T13])&gt;90;CHAR(63+COLUMN([.T13])+ROW([.T13])-26);CHAR(63+COLUMN([.T13])+ROW([.T13])))" office:value-type="string" office:string-value="F" calcext:value-type="string">
            <text:p>F</text:p>
          </table:table-cell>
          <table:table-cell table:formula="of:=IF(63+COLUMN([.U13])+ROW([.U13])&gt;90;CHAR(63+COLUMN([.U13])+ROW([.U13])-26);CHAR(63+COLUMN([.U13])+ROW([.U13])))" office:value-type="string" office:string-value="G" calcext:value-type="string">
            <text:p>G</text:p>
          </table:table-cell>
          <table:table-cell table:formula="of:=IF(63+COLUMN([.V13])+ROW([.V13])&gt;90;CHAR(63+COLUMN([.V13])+ROW([.V13])-26);CHAR(63+COLUMN([.V13])+ROW([.V13])))" office:value-type="string" office:string-value="H" calcext:value-type="string">
            <text:p>H</text:p>
          </table:table-cell>
          <table:table-cell table:formula="of:=IF(63+COLUMN([.W13])+ROW([.W13])&gt;90;CHAR(63+COLUMN([.W13])+ROW([.W13])-26);CHAR(63+COLUMN([.W13])+ROW([.W13])))" office:value-type="string" office:string-value="I" calcext:value-type="string">
            <text:p>I</text:p>
          </table:table-cell>
          <table:table-cell table:formula="of:=IF(63+COLUMN([.X13])+ROW([.X13])&gt;90;CHAR(63+COLUMN([.X13])+ROW([.X13])-26);CHAR(63+COLUMN([.X13])+ROW([.X13])))" office:value-type="string" office:string-value="J" calcext:value-type="string">
            <text:p>J</text:p>
          </table:table-cell>
          <table:table-cell table:formula="of:=IF(63+COLUMN([.Y13])+ROW([.Y13])&gt;90;CHAR(63+COLUMN([.Y13])+ROW([.Y13])-26);CHAR(63+COLUMN([.Y13])+ROW([.Y13])))" office:value-type="string" office:string-value="K" calcext:value-type="string">
            <text:p>K</text:p>
          </table:table-cell>
          <table:table-cell table:formula="of:=IF(63+COLUMN([.Z13])+ROW([.Z13])&gt;90;CHAR(63+COLUMN([.Z13])+ROW([.Z13])-26);CHAR(63+COLUMN([.Z13])+ROW([.Z13])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IF(63+COLUMN([.A14])+ROW([.A14])&gt;90;CHAR(63+COLUMN([.A14])+ROW([.A14])-26);CHAR(63+COLUMN([.A14])+ROW([.A14])))" office:value-type="string" office:string-value="N" calcext:value-type="string">
            <text:p>N</text:p>
          </table:table-cell>
          <table:table-cell table:formula="of:=IF(63+COLUMN([.B14])+ROW([.B14])&gt;90;CHAR(63+COLUMN([.B14])+ROW([.B14])-26);CHAR(63+COLUMN([.B14])+ROW([.B14])))" office:value-type="string" office:string-value="O" calcext:value-type="string">
            <text:p>O</text:p>
          </table:table-cell>
          <table:table-cell table:formula="of:=IF(63+COLUMN([.C14])+ROW([.C14])&gt;90;CHAR(63+COLUMN([.C14])+ROW([.C14])-26);CHAR(63+COLUMN([.C14])+ROW([.C14])))" office:value-type="string" office:string-value="P" calcext:value-type="string">
            <text:p>P</text:p>
          </table:table-cell>
          <table:table-cell table:formula="of:=IF(63+COLUMN([.D14])+ROW([.D14])&gt;90;CHAR(63+COLUMN([.D14])+ROW([.D14])-26);CHAR(63+COLUMN([.D14])+ROW([.D14])))" office:value-type="string" office:string-value="Q" calcext:value-type="string">
            <text:p>Q</text:p>
          </table:table-cell>
          <table:table-cell table:formula="of:=IF(63+COLUMN([.E14])+ROW([.E14])&gt;90;CHAR(63+COLUMN([.E14])+ROW([.E14])-26);CHAR(63+COLUMN([.E14])+ROW([.E14])))" office:value-type="string" office:string-value="R" calcext:value-type="string">
            <text:p>R</text:p>
          </table:table-cell>
          <table:table-cell table:formula="of:=IF(63+COLUMN([.F14])+ROW([.F14])&gt;90;CHAR(63+COLUMN([.F14])+ROW([.F14])-26);CHAR(63+COLUMN([.F14])+ROW([.F14])))" office:value-type="string" office:string-value="S" calcext:value-type="string">
            <text:p>S</text:p>
          </table:table-cell>
          <table:table-cell table:formula="of:=IF(63+COLUMN([.G14])+ROW([.G14])&gt;90;CHAR(63+COLUMN([.G14])+ROW([.G14])-26);CHAR(63+COLUMN([.G14])+ROW([.G14])))" office:value-type="string" office:string-value="T" calcext:value-type="string">
            <text:p>T</text:p>
          </table:table-cell>
          <table:table-cell table:formula="of:=IF(63+COLUMN([.H14])+ROW([.H14])&gt;90;CHAR(63+COLUMN([.H14])+ROW([.H14])-26);CHAR(63+COLUMN([.H14])+ROW([.H14])))" office:value-type="string" office:string-value="U" calcext:value-type="string">
            <text:p>U</text:p>
          </table:table-cell>
          <table:table-cell table:formula="of:=IF(63+COLUMN([.I14])+ROW([.I14])&gt;90;CHAR(63+COLUMN([.I14])+ROW([.I14])-26);CHAR(63+COLUMN([.I14])+ROW([.I14])))" office:value-type="string" office:string-value="V" calcext:value-type="string">
            <text:p>V</text:p>
          </table:table-cell>
          <table:table-cell table:formula="of:=IF(63+COLUMN([.J14])+ROW([.J14])&gt;90;CHAR(63+COLUMN([.J14])+ROW([.J14])-26);CHAR(63+COLUMN([.J14])+ROW([.J14])))" office:value-type="string" office:string-value="W" calcext:value-type="string">
            <text:p>W</text:p>
          </table:table-cell>
          <table:table-cell table:formula="of:=IF(63+COLUMN([.K14])+ROW([.K14])&gt;90;CHAR(63+COLUMN([.K14])+ROW([.K14])-26);CHAR(63+COLUMN([.K14])+ROW([.K14])))" office:value-type="string" office:string-value="X" calcext:value-type="string">
            <text:p>X</text:p>
          </table:table-cell>
          <table:table-cell table:formula="of:=IF(63+COLUMN([.L14])+ROW([.L14])&gt;90;CHAR(63+COLUMN([.L14])+ROW([.L14])-26);CHAR(63+COLUMN([.L14])+ROW([.L14])))" office:value-type="string" office:string-value="Y" calcext:value-type="string">
            <text:p>Y</text:p>
          </table:table-cell>
          <table:table-cell table:formula="of:=IF(63+COLUMN([.M14])+ROW([.M14])&gt;90;CHAR(63+COLUMN([.M14])+ROW([.M14])-26);CHAR(63+COLUMN([.M14])+ROW([.M14])))" office:value-type="string" office:string-value="Z" calcext:value-type="string">
            <text:p>Z</text:p>
          </table:table-cell>
          <table:table-cell table:formula="of:=IF(63+COLUMN([.N14])+ROW([.N14])&gt;90;CHAR(63+COLUMN([.N14])+ROW([.N14])-26);CHAR(63+COLUMN([.N14])+ROW([.N14])))" office:value-type="string" office:string-value="A" calcext:value-type="string">
            <text:p>A</text:p>
          </table:table-cell>
          <table:table-cell table:formula="of:=IF(63+COLUMN([.O14])+ROW([.O14])&gt;90;CHAR(63+COLUMN([.O14])+ROW([.O14])-26);CHAR(63+COLUMN([.O14])+ROW([.O14])))" office:value-type="string" office:string-value="B" calcext:value-type="string">
            <text:p>B</text:p>
          </table:table-cell>
          <table:table-cell table:formula="of:=IF(63+COLUMN([.P14])+ROW([.P14])&gt;90;CHAR(63+COLUMN([.P14])+ROW([.P14])-26);CHAR(63+COLUMN([.P14])+ROW([.P14])))" office:value-type="string" office:string-value="C" calcext:value-type="string">
            <text:p>C</text:p>
          </table:table-cell>
          <table:table-cell table:formula="of:=IF(63+COLUMN([.Q14])+ROW([.Q14])&gt;90;CHAR(63+COLUMN([.Q14])+ROW([.Q14])-26);CHAR(63+COLUMN([.Q14])+ROW([.Q14])))" office:value-type="string" office:string-value="D" calcext:value-type="string">
            <text:p>D</text:p>
          </table:table-cell>
          <table:table-cell table:formula="of:=IF(63+COLUMN([.R14])+ROW([.R14])&gt;90;CHAR(63+COLUMN([.R14])+ROW([.R14])-26);CHAR(63+COLUMN([.R14])+ROW([.R14])))" office:value-type="string" office:string-value="E" calcext:value-type="string">
            <text:p>E</text:p>
          </table:table-cell>
          <table:table-cell table:formula="of:=IF(63+COLUMN([.S14])+ROW([.S14])&gt;90;CHAR(63+COLUMN([.S14])+ROW([.S14])-26);CHAR(63+COLUMN([.S14])+ROW([.S14])))" office:value-type="string" office:string-value="F" calcext:value-type="string">
            <text:p>F</text:p>
          </table:table-cell>
          <table:table-cell table:formula="of:=IF(63+COLUMN([.T14])+ROW([.T14])&gt;90;CHAR(63+COLUMN([.T14])+ROW([.T14])-26);CHAR(63+COLUMN([.T14])+ROW([.T14])))" office:value-type="string" office:string-value="G" calcext:value-type="string">
            <text:p>G</text:p>
          </table:table-cell>
          <table:table-cell table:formula="of:=IF(63+COLUMN([.U14])+ROW([.U14])&gt;90;CHAR(63+COLUMN([.U14])+ROW([.U14])-26);CHAR(63+COLUMN([.U14])+ROW([.U14])))" office:value-type="string" office:string-value="H" calcext:value-type="string">
            <text:p>H</text:p>
          </table:table-cell>
          <table:table-cell table:formula="of:=IF(63+COLUMN([.V14])+ROW([.V14])&gt;90;CHAR(63+COLUMN([.V14])+ROW([.V14])-26);CHAR(63+COLUMN([.V14])+ROW([.V14])))" office:value-type="string" office:string-value="I" calcext:value-type="string">
            <text:p>I</text:p>
          </table:table-cell>
          <table:table-cell table:formula="of:=IF(63+COLUMN([.W14])+ROW([.W14])&gt;90;CHAR(63+COLUMN([.W14])+ROW([.W14])-26);CHAR(63+COLUMN([.W14])+ROW([.W14])))" office:value-type="string" office:string-value="J" calcext:value-type="string">
            <text:p>J</text:p>
          </table:table-cell>
          <table:table-cell table:formula="of:=IF(63+COLUMN([.X14])+ROW([.X14])&gt;90;CHAR(63+COLUMN([.X14])+ROW([.X14])-26);CHAR(63+COLUMN([.X14])+ROW([.X14])))" office:value-type="string" office:string-value="K" calcext:value-type="string">
            <text:p>K</text:p>
          </table:table-cell>
          <table:table-cell table:formula="of:=IF(63+COLUMN([.Y14])+ROW([.Y14])&gt;90;CHAR(63+COLUMN([.Y14])+ROW([.Y14])-26);CHAR(63+COLUMN([.Y14])+ROW([.Y14])))" office:value-type="string" office:string-value="L" calcext:value-type="string">
            <text:p>L</text:p>
          </table:table-cell>
          <table:table-cell table:formula="of:=IF(63+COLUMN([.Z14])+ROW([.Z14])&gt;90;CHAR(63+COLUMN([.Z14])+ROW([.Z14])-26);CHAR(63+COLUMN([.Z14])+ROW([.Z14])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IF(63+COLUMN([.A15])+ROW([.A15])&gt;90;CHAR(63+COLUMN([.A15])+ROW([.A15])-26);CHAR(63+COLUMN([.A15])+ROW([.A15])))" office:value-type="string" office:string-value="O" calcext:value-type="string">
            <text:p>O</text:p>
          </table:table-cell>
          <table:table-cell table:formula="of:=IF(63+COLUMN([.B15])+ROW([.B15])&gt;90;CHAR(63+COLUMN([.B15])+ROW([.B15])-26);CHAR(63+COLUMN([.B15])+ROW([.B15])))" office:value-type="string" office:string-value="P" calcext:value-type="string">
            <text:p>P</text:p>
          </table:table-cell>
          <table:table-cell table:formula="of:=IF(63+COLUMN([.C15])+ROW([.C15])&gt;90;CHAR(63+COLUMN([.C15])+ROW([.C15])-26);CHAR(63+COLUMN([.C15])+ROW([.C15])))" office:value-type="string" office:string-value="Q" calcext:value-type="string">
            <text:p>Q</text:p>
          </table:table-cell>
          <table:table-cell table:formula="of:=IF(63+COLUMN([.D15])+ROW([.D15])&gt;90;CHAR(63+COLUMN([.D15])+ROW([.D15])-26);CHAR(63+COLUMN([.D15])+ROW([.D15])))" office:value-type="string" office:string-value="R" calcext:value-type="string">
            <text:p>R</text:p>
          </table:table-cell>
          <table:table-cell table:formula="of:=IF(63+COLUMN([.E15])+ROW([.E15])&gt;90;CHAR(63+COLUMN([.E15])+ROW([.E15])-26);CHAR(63+COLUMN([.E15])+ROW([.E15])))" office:value-type="string" office:string-value="S" calcext:value-type="string">
            <text:p>S</text:p>
          </table:table-cell>
          <table:table-cell table:formula="of:=IF(63+COLUMN([.F15])+ROW([.F15])&gt;90;CHAR(63+COLUMN([.F15])+ROW([.F15])-26);CHAR(63+COLUMN([.F15])+ROW([.F15])))" office:value-type="string" office:string-value="T" calcext:value-type="string">
            <text:p>T</text:p>
          </table:table-cell>
          <table:table-cell table:formula="of:=IF(63+COLUMN([.G15])+ROW([.G15])&gt;90;CHAR(63+COLUMN([.G15])+ROW([.G15])-26);CHAR(63+COLUMN([.G15])+ROW([.G15])))" office:value-type="string" office:string-value="U" calcext:value-type="string">
            <text:p>U</text:p>
          </table:table-cell>
          <table:table-cell table:formula="of:=IF(63+COLUMN([.H15])+ROW([.H15])&gt;90;CHAR(63+COLUMN([.H15])+ROW([.H15])-26);CHAR(63+COLUMN([.H15])+ROW([.H15])))" office:value-type="string" office:string-value="V" calcext:value-type="string">
            <text:p>V</text:p>
          </table:table-cell>
          <table:table-cell table:formula="of:=IF(63+COLUMN([.I15])+ROW([.I15])&gt;90;CHAR(63+COLUMN([.I15])+ROW([.I15])-26);CHAR(63+COLUMN([.I15])+ROW([.I15])))" office:value-type="string" office:string-value="W" calcext:value-type="string">
            <text:p>W</text:p>
          </table:table-cell>
          <table:table-cell table:formula="of:=IF(63+COLUMN([.J15])+ROW([.J15])&gt;90;CHAR(63+COLUMN([.J15])+ROW([.J15])-26);CHAR(63+COLUMN([.J15])+ROW([.J15])))" office:value-type="string" office:string-value="X" calcext:value-type="string">
            <text:p>X</text:p>
          </table:table-cell>
          <table:table-cell table:formula="of:=IF(63+COLUMN([.K15])+ROW([.K15])&gt;90;CHAR(63+COLUMN([.K15])+ROW([.K15])-26);CHAR(63+COLUMN([.K15])+ROW([.K15])))" office:value-type="string" office:string-value="Y" calcext:value-type="string">
            <text:p>Y</text:p>
          </table:table-cell>
          <table:table-cell table:formula="of:=IF(63+COLUMN([.L15])+ROW([.L15])&gt;90;CHAR(63+COLUMN([.L15])+ROW([.L15])-26);CHAR(63+COLUMN([.L15])+ROW([.L15])))" office:value-type="string" office:string-value="Z" calcext:value-type="string">
            <text:p>Z</text:p>
          </table:table-cell>
          <table:table-cell table:formula="of:=IF(63+COLUMN([.M15])+ROW([.M15])&gt;90;CHAR(63+COLUMN([.M15])+ROW([.M15])-26);CHAR(63+COLUMN([.M15])+ROW([.M15])))" office:value-type="string" office:string-value="A" calcext:value-type="string">
            <text:p>A</text:p>
          </table:table-cell>
          <table:table-cell table:formula="of:=IF(63+COLUMN([.N15])+ROW([.N15])&gt;90;CHAR(63+COLUMN([.N15])+ROW([.N15])-26);CHAR(63+COLUMN([.N15])+ROW([.N15])))" office:value-type="string" office:string-value="B" calcext:value-type="string">
            <text:p>B</text:p>
          </table:table-cell>
          <table:table-cell table:formula="of:=IF(63+COLUMN([.O15])+ROW([.O15])&gt;90;CHAR(63+COLUMN([.O15])+ROW([.O15])-26);CHAR(63+COLUMN([.O15])+ROW([.O15])))" office:value-type="string" office:string-value="C" calcext:value-type="string">
            <text:p>C</text:p>
          </table:table-cell>
          <table:table-cell table:formula="of:=IF(63+COLUMN([.P15])+ROW([.P15])&gt;90;CHAR(63+COLUMN([.P15])+ROW([.P15])-26);CHAR(63+COLUMN([.P15])+ROW([.P15])))" office:value-type="string" office:string-value="D" calcext:value-type="string">
            <text:p>D</text:p>
          </table:table-cell>
          <table:table-cell table:formula="of:=IF(63+COLUMN([.Q15])+ROW([.Q15])&gt;90;CHAR(63+COLUMN([.Q15])+ROW([.Q15])-26);CHAR(63+COLUMN([.Q15])+ROW([.Q15])))" office:value-type="string" office:string-value="E" calcext:value-type="string">
            <text:p>E</text:p>
          </table:table-cell>
          <table:table-cell table:formula="of:=IF(63+COLUMN([.R15])+ROW([.R15])&gt;90;CHAR(63+COLUMN([.R15])+ROW([.R15])-26);CHAR(63+COLUMN([.R15])+ROW([.R15])))" office:value-type="string" office:string-value="F" calcext:value-type="string">
            <text:p>F</text:p>
          </table:table-cell>
          <table:table-cell table:formula="of:=IF(63+COLUMN([.S15])+ROW([.S15])&gt;90;CHAR(63+COLUMN([.S15])+ROW([.S15])-26);CHAR(63+COLUMN([.S15])+ROW([.S15])))" office:value-type="string" office:string-value="G" calcext:value-type="string">
            <text:p>G</text:p>
          </table:table-cell>
          <table:table-cell table:formula="of:=IF(63+COLUMN([.T15])+ROW([.T15])&gt;90;CHAR(63+COLUMN([.T15])+ROW([.T15])-26);CHAR(63+COLUMN([.T15])+ROW([.T15])))" office:value-type="string" office:string-value="H" calcext:value-type="string">
            <text:p>H</text:p>
          </table:table-cell>
          <table:table-cell table:formula="of:=IF(63+COLUMN([.U15])+ROW([.U15])&gt;90;CHAR(63+COLUMN([.U15])+ROW([.U15])-26);CHAR(63+COLUMN([.U15])+ROW([.U15])))" office:value-type="string" office:string-value="I" calcext:value-type="string">
            <text:p>I</text:p>
          </table:table-cell>
          <table:table-cell table:formula="of:=IF(63+COLUMN([.V15])+ROW([.V15])&gt;90;CHAR(63+COLUMN([.V15])+ROW([.V15])-26);CHAR(63+COLUMN([.V15])+ROW([.V15])))" office:value-type="string" office:string-value="J" calcext:value-type="string">
            <text:p>J</text:p>
          </table:table-cell>
          <table:table-cell table:formula="of:=IF(63+COLUMN([.W15])+ROW([.W15])&gt;90;CHAR(63+COLUMN([.W15])+ROW([.W15])-26);CHAR(63+COLUMN([.W15])+ROW([.W15])))" office:value-type="string" office:string-value="K" calcext:value-type="string">
            <text:p>K</text:p>
          </table:table-cell>
          <table:table-cell table:formula="of:=IF(63+COLUMN([.X15])+ROW([.X15])&gt;90;CHAR(63+COLUMN([.X15])+ROW([.X15])-26);CHAR(63+COLUMN([.X15])+ROW([.X15])))" office:value-type="string" office:string-value="L" calcext:value-type="string">
            <text:p>L</text:p>
          </table:table-cell>
          <table:table-cell table:formula="of:=IF(63+COLUMN([.Y15])+ROW([.Y15])&gt;90;CHAR(63+COLUMN([.Y15])+ROW([.Y15])-26);CHAR(63+COLUMN([.Y15])+ROW([.Y15])))" office:value-type="string" office:string-value="M" calcext:value-type="string">
            <text:p>M</text:p>
          </table:table-cell>
          <table:table-cell table:formula="of:=IF(63+COLUMN([.Z15])+ROW([.Z15])&gt;90;CHAR(63+COLUMN([.Z15])+ROW([.Z15])-26);CHAR(63+COLUMN([.Z15])+ROW([.Z15])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IF(63+COLUMN([.A16])+ROW([.A16])&gt;90;CHAR(63+COLUMN([.A16])+ROW([.A16])-26);CHAR(63+COLUMN([.A16])+ROW([.A16])))" office:value-type="string" office:string-value="P" calcext:value-type="string">
            <text:p>P</text:p>
          </table:table-cell>
          <table:table-cell table:formula="of:=IF(63+COLUMN([.B16])+ROW([.B16])&gt;90;CHAR(63+COLUMN([.B16])+ROW([.B16])-26);CHAR(63+COLUMN([.B16])+ROW([.B16])))" office:value-type="string" office:string-value="Q" calcext:value-type="string">
            <text:p>Q</text:p>
          </table:table-cell>
          <table:table-cell table:formula="of:=IF(63+COLUMN([.C16])+ROW([.C16])&gt;90;CHAR(63+COLUMN([.C16])+ROW([.C16])-26);CHAR(63+COLUMN([.C16])+ROW([.C16])))" office:value-type="string" office:string-value="R" calcext:value-type="string">
            <text:p>R</text:p>
          </table:table-cell>
          <table:table-cell table:formula="of:=IF(63+COLUMN([.D16])+ROW([.D16])&gt;90;CHAR(63+COLUMN([.D16])+ROW([.D16])-26);CHAR(63+COLUMN([.D16])+ROW([.D16])))" office:value-type="string" office:string-value="S" calcext:value-type="string">
            <text:p>S</text:p>
          </table:table-cell>
          <table:table-cell table:formula="of:=IF(63+COLUMN([.E16])+ROW([.E16])&gt;90;CHAR(63+COLUMN([.E16])+ROW([.E16])-26);CHAR(63+COLUMN([.E16])+ROW([.E16])))" office:value-type="string" office:string-value="T" calcext:value-type="string">
            <text:p>T</text:p>
          </table:table-cell>
          <table:table-cell table:formula="of:=IF(63+COLUMN([.F16])+ROW([.F16])&gt;90;CHAR(63+COLUMN([.F16])+ROW([.F16])-26);CHAR(63+COLUMN([.F16])+ROW([.F16])))" office:value-type="string" office:string-value="U" calcext:value-type="string">
            <text:p>U</text:p>
          </table:table-cell>
          <table:table-cell table:formula="of:=IF(63+COLUMN([.G16])+ROW([.G16])&gt;90;CHAR(63+COLUMN([.G16])+ROW([.G16])-26);CHAR(63+COLUMN([.G16])+ROW([.G16])))" office:value-type="string" office:string-value="V" calcext:value-type="string">
            <text:p>V</text:p>
          </table:table-cell>
          <table:table-cell table:formula="of:=IF(63+COLUMN([.H16])+ROW([.H16])&gt;90;CHAR(63+COLUMN([.H16])+ROW([.H16])-26);CHAR(63+COLUMN([.H16])+ROW([.H16])))" office:value-type="string" office:string-value="W" calcext:value-type="string">
            <text:p>W</text:p>
          </table:table-cell>
          <table:table-cell table:formula="of:=IF(63+COLUMN([.I16])+ROW([.I16])&gt;90;CHAR(63+COLUMN([.I16])+ROW([.I16])-26);CHAR(63+COLUMN([.I16])+ROW([.I16])))" office:value-type="string" office:string-value="X" calcext:value-type="string">
            <text:p>X</text:p>
          </table:table-cell>
          <table:table-cell table:formula="of:=IF(63+COLUMN([.J16])+ROW([.J16])&gt;90;CHAR(63+COLUMN([.J16])+ROW([.J16])-26);CHAR(63+COLUMN([.J16])+ROW([.J16])))" office:value-type="string" office:string-value="Y" calcext:value-type="string">
            <text:p>Y</text:p>
          </table:table-cell>
          <table:table-cell table:formula="of:=IF(63+COLUMN([.K16])+ROW([.K16])&gt;90;CHAR(63+COLUMN([.K16])+ROW([.K16])-26);CHAR(63+COLUMN([.K16])+ROW([.K16])))" office:value-type="string" office:string-value="Z" calcext:value-type="string">
            <text:p>Z</text:p>
          </table:table-cell>
          <table:table-cell table:formula="of:=IF(63+COLUMN([.L16])+ROW([.L16])&gt;90;CHAR(63+COLUMN([.L16])+ROW([.L16])-26);CHAR(63+COLUMN([.L16])+ROW([.L16])))" office:value-type="string" office:string-value="A" calcext:value-type="string">
            <text:p>A</text:p>
          </table:table-cell>
          <table:table-cell table:formula="of:=IF(63+COLUMN([.M16])+ROW([.M16])&gt;90;CHAR(63+COLUMN([.M16])+ROW([.M16])-26);CHAR(63+COLUMN([.M16])+ROW([.M16])))" office:value-type="string" office:string-value="B" calcext:value-type="string">
            <text:p>B</text:p>
          </table:table-cell>
          <table:table-cell table:formula="of:=IF(63+COLUMN([.N16])+ROW([.N16])&gt;90;CHAR(63+COLUMN([.N16])+ROW([.N16])-26);CHAR(63+COLUMN([.N16])+ROW([.N16])))" office:value-type="string" office:string-value="C" calcext:value-type="string">
            <text:p>C</text:p>
          </table:table-cell>
          <table:table-cell table:formula="of:=IF(63+COLUMN([.O16])+ROW([.O16])&gt;90;CHAR(63+COLUMN([.O16])+ROW([.O16])-26);CHAR(63+COLUMN([.O16])+ROW([.O16])))" office:value-type="string" office:string-value="D" calcext:value-type="string">
            <text:p>D</text:p>
          </table:table-cell>
          <table:table-cell table:formula="of:=IF(63+COLUMN([.P16])+ROW([.P16])&gt;90;CHAR(63+COLUMN([.P16])+ROW([.P16])-26);CHAR(63+COLUMN([.P16])+ROW([.P16])))" office:value-type="string" office:string-value="E" calcext:value-type="string">
            <text:p>E</text:p>
          </table:table-cell>
          <table:table-cell table:formula="of:=IF(63+COLUMN([.Q16])+ROW([.Q16])&gt;90;CHAR(63+COLUMN([.Q16])+ROW([.Q16])-26);CHAR(63+COLUMN([.Q16])+ROW([.Q16])))" office:value-type="string" office:string-value="F" calcext:value-type="string">
            <text:p>F</text:p>
          </table:table-cell>
          <table:table-cell table:formula="of:=IF(63+COLUMN([.R16])+ROW([.R16])&gt;90;CHAR(63+COLUMN([.R16])+ROW([.R16])-26);CHAR(63+COLUMN([.R16])+ROW([.R16])))" office:value-type="string" office:string-value="G" calcext:value-type="string">
            <text:p>G</text:p>
          </table:table-cell>
          <table:table-cell table:formula="of:=IF(63+COLUMN([.S16])+ROW([.S16])&gt;90;CHAR(63+COLUMN([.S16])+ROW([.S16])-26);CHAR(63+COLUMN([.S16])+ROW([.S16])))" office:value-type="string" office:string-value="H" calcext:value-type="string">
            <text:p>H</text:p>
          </table:table-cell>
          <table:table-cell table:formula="of:=IF(63+COLUMN([.T16])+ROW([.T16])&gt;90;CHAR(63+COLUMN([.T16])+ROW([.T16])-26);CHAR(63+COLUMN([.T16])+ROW([.T16])))" office:value-type="string" office:string-value="I" calcext:value-type="string">
            <text:p>I</text:p>
          </table:table-cell>
          <table:table-cell table:formula="of:=IF(63+COLUMN([.U16])+ROW([.U16])&gt;90;CHAR(63+COLUMN([.U16])+ROW([.U16])-26);CHAR(63+COLUMN([.U16])+ROW([.U16])))" office:value-type="string" office:string-value="J" calcext:value-type="string">
            <text:p>J</text:p>
          </table:table-cell>
          <table:table-cell table:formula="of:=IF(63+COLUMN([.V16])+ROW([.V16])&gt;90;CHAR(63+COLUMN([.V16])+ROW([.V16])-26);CHAR(63+COLUMN([.V16])+ROW([.V16])))" office:value-type="string" office:string-value="K" calcext:value-type="string">
            <text:p>K</text:p>
          </table:table-cell>
          <table:table-cell table:formula="of:=IF(63+COLUMN([.W16])+ROW([.W16])&gt;90;CHAR(63+COLUMN([.W16])+ROW([.W16])-26);CHAR(63+COLUMN([.W16])+ROW([.W16])))" office:value-type="string" office:string-value="L" calcext:value-type="string">
            <text:p>L</text:p>
          </table:table-cell>
          <table:table-cell table:formula="of:=IF(63+COLUMN([.X16])+ROW([.X16])&gt;90;CHAR(63+COLUMN([.X16])+ROW([.X16])-26);CHAR(63+COLUMN([.X16])+ROW([.X16])))" office:value-type="string" office:string-value="M" calcext:value-type="string">
            <text:p>M</text:p>
          </table:table-cell>
          <table:table-cell table:formula="of:=IF(63+COLUMN([.Y16])+ROW([.Y16])&gt;90;CHAR(63+COLUMN([.Y16])+ROW([.Y16])-26);CHAR(63+COLUMN([.Y16])+ROW([.Y16])))" office:value-type="string" office:string-value="N" calcext:value-type="string">
            <text:p>N</text:p>
          </table:table-cell>
          <table:table-cell table:formula="of:=IF(63+COLUMN([.Z16])+ROW([.Z16])&gt;90;CHAR(63+COLUMN([.Z16])+ROW([.Z16])-26);CHAR(63+COLUMN([.Z16])+ROW([.Z16])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IF(63+COLUMN([.A17])+ROW([.A17])&gt;90;CHAR(63+COLUMN([.A17])+ROW([.A17])-26);CHAR(63+COLUMN([.A17])+ROW([.A17])))" office:value-type="string" office:string-value="Q" calcext:value-type="string">
            <text:p>Q</text:p>
          </table:table-cell>
          <table:table-cell table:formula="of:=IF(63+COLUMN([.B17])+ROW([.B17])&gt;90;CHAR(63+COLUMN([.B17])+ROW([.B17])-26);CHAR(63+COLUMN([.B17])+ROW([.B17])))" office:value-type="string" office:string-value="R" calcext:value-type="string">
            <text:p>R</text:p>
          </table:table-cell>
          <table:table-cell table:formula="of:=IF(63+COLUMN([.C17])+ROW([.C17])&gt;90;CHAR(63+COLUMN([.C17])+ROW([.C17])-26);CHAR(63+COLUMN([.C17])+ROW([.C17])))" office:value-type="string" office:string-value="S" calcext:value-type="string">
            <text:p>S</text:p>
          </table:table-cell>
          <table:table-cell table:formula="of:=IF(63+COLUMN([.D17])+ROW([.D17])&gt;90;CHAR(63+COLUMN([.D17])+ROW([.D17])-26);CHAR(63+COLUMN([.D17])+ROW([.D17])))" office:value-type="string" office:string-value="T" calcext:value-type="string">
            <text:p>T</text:p>
          </table:table-cell>
          <table:table-cell table:formula="of:=IF(63+COLUMN([.E17])+ROW([.E17])&gt;90;CHAR(63+COLUMN([.E17])+ROW([.E17])-26);CHAR(63+COLUMN([.E17])+ROW([.E17])))" office:value-type="string" office:string-value="U" calcext:value-type="string">
            <text:p>U</text:p>
          </table:table-cell>
          <table:table-cell table:formula="of:=IF(63+COLUMN([.F17])+ROW([.F17])&gt;90;CHAR(63+COLUMN([.F17])+ROW([.F17])-26);CHAR(63+COLUMN([.F17])+ROW([.F17])))" office:value-type="string" office:string-value="V" calcext:value-type="string">
            <text:p>V</text:p>
          </table:table-cell>
          <table:table-cell table:formula="of:=IF(63+COLUMN([.G17])+ROW([.G17])&gt;90;CHAR(63+COLUMN([.G17])+ROW([.G17])-26);CHAR(63+COLUMN([.G17])+ROW([.G17])))" office:value-type="string" office:string-value="W" calcext:value-type="string">
            <text:p>W</text:p>
          </table:table-cell>
          <table:table-cell table:formula="of:=IF(63+COLUMN([.H17])+ROW([.H17])&gt;90;CHAR(63+COLUMN([.H17])+ROW([.H17])-26);CHAR(63+COLUMN([.H17])+ROW([.H17])))" office:value-type="string" office:string-value="X" calcext:value-type="string">
            <text:p>X</text:p>
          </table:table-cell>
          <table:table-cell table:formula="of:=IF(63+COLUMN([.I17])+ROW([.I17])&gt;90;CHAR(63+COLUMN([.I17])+ROW([.I17])-26);CHAR(63+COLUMN([.I17])+ROW([.I17])))" office:value-type="string" office:string-value="Y" calcext:value-type="string">
            <text:p>Y</text:p>
          </table:table-cell>
          <table:table-cell table:formula="of:=IF(63+COLUMN([.J17])+ROW([.J17])&gt;90;CHAR(63+COLUMN([.J17])+ROW([.J17])-26);CHAR(63+COLUMN([.J17])+ROW([.J17])))" office:value-type="string" office:string-value="Z" calcext:value-type="string">
            <text:p>Z</text:p>
          </table:table-cell>
          <table:table-cell table:formula="of:=IF(63+COLUMN([.K17])+ROW([.K17])&gt;90;CHAR(63+COLUMN([.K17])+ROW([.K17])-26);CHAR(63+COLUMN([.K17])+ROW([.K17])))" office:value-type="string" office:string-value="A" calcext:value-type="string">
            <text:p>A</text:p>
          </table:table-cell>
          <table:table-cell table:formula="of:=IF(63+COLUMN([.L17])+ROW([.L17])&gt;90;CHAR(63+COLUMN([.L17])+ROW([.L17])-26);CHAR(63+COLUMN([.L17])+ROW([.L17])))" office:value-type="string" office:string-value="B" calcext:value-type="string">
            <text:p>B</text:p>
          </table:table-cell>
          <table:table-cell table:formula="of:=IF(63+COLUMN([.M17])+ROW([.M17])&gt;90;CHAR(63+COLUMN([.M17])+ROW([.M17])-26);CHAR(63+COLUMN([.M17])+ROW([.M17])))" office:value-type="string" office:string-value="C" calcext:value-type="string">
            <text:p>C</text:p>
          </table:table-cell>
          <table:table-cell table:formula="of:=IF(63+COLUMN([.N17])+ROW([.N17])&gt;90;CHAR(63+COLUMN([.N17])+ROW([.N17])-26);CHAR(63+COLUMN([.N17])+ROW([.N17])))" office:value-type="string" office:string-value="D" calcext:value-type="string">
            <text:p>D</text:p>
          </table:table-cell>
          <table:table-cell table:formula="of:=IF(63+COLUMN([.O17])+ROW([.O17])&gt;90;CHAR(63+COLUMN([.O17])+ROW([.O17])-26);CHAR(63+COLUMN([.O17])+ROW([.O17])))" office:value-type="string" office:string-value="E" calcext:value-type="string">
            <text:p>E</text:p>
          </table:table-cell>
          <table:table-cell table:formula="of:=IF(63+COLUMN([.P17])+ROW([.P17])&gt;90;CHAR(63+COLUMN([.P17])+ROW([.P17])-26);CHAR(63+COLUMN([.P17])+ROW([.P17])))" office:value-type="string" office:string-value="F" calcext:value-type="string">
            <text:p>F</text:p>
          </table:table-cell>
          <table:table-cell table:formula="of:=IF(63+COLUMN([.Q17])+ROW([.Q17])&gt;90;CHAR(63+COLUMN([.Q17])+ROW([.Q17])-26);CHAR(63+COLUMN([.Q17])+ROW([.Q17])))" office:value-type="string" office:string-value="G" calcext:value-type="string">
            <text:p>G</text:p>
          </table:table-cell>
          <table:table-cell table:formula="of:=IF(63+COLUMN([.R17])+ROW([.R17])&gt;90;CHAR(63+COLUMN([.R17])+ROW([.R17])-26);CHAR(63+COLUMN([.R17])+ROW([.R17])))" office:value-type="string" office:string-value="H" calcext:value-type="string">
            <text:p>H</text:p>
          </table:table-cell>
          <table:table-cell table:formula="of:=IF(63+COLUMN([.S17])+ROW([.S17])&gt;90;CHAR(63+COLUMN([.S17])+ROW([.S17])-26);CHAR(63+COLUMN([.S17])+ROW([.S17])))" office:value-type="string" office:string-value="I" calcext:value-type="string">
            <text:p>I</text:p>
          </table:table-cell>
          <table:table-cell table:formula="of:=IF(63+COLUMN([.T17])+ROW([.T17])&gt;90;CHAR(63+COLUMN([.T17])+ROW([.T17])-26);CHAR(63+COLUMN([.T17])+ROW([.T17])))" office:value-type="string" office:string-value="J" calcext:value-type="string">
            <text:p>J</text:p>
          </table:table-cell>
          <table:table-cell table:formula="of:=IF(63+COLUMN([.U17])+ROW([.U17])&gt;90;CHAR(63+COLUMN([.U17])+ROW([.U17])-26);CHAR(63+COLUMN([.U17])+ROW([.U17])))" office:value-type="string" office:string-value="K" calcext:value-type="string">
            <text:p>K</text:p>
          </table:table-cell>
          <table:table-cell table:formula="of:=IF(63+COLUMN([.V17])+ROW([.V17])&gt;90;CHAR(63+COLUMN([.V17])+ROW([.V17])-26);CHAR(63+COLUMN([.V17])+ROW([.V17])))" office:value-type="string" office:string-value="L" calcext:value-type="string">
            <text:p>L</text:p>
          </table:table-cell>
          <table:table-cell table:formula="of:=IF(63+COLUMN([.W17])+ROW([.W17])&gt;90;CHAR(63+COLUMN([.W17])+ROW([.W17])-26);CHAR(63+COLUMN([.W17])+ROW([.W17])))" office:value-type="string" office:string-value="M" calcext:value-type="string">
            <text:p>M</text:p>
          </table:table-cell>
          <table:table-cell table:formula="of:=IF(63+COLUMN([.X17])+ROW([.X17])&gt;90;CHAR(63+COLUMN([.X17])+ROW([.X17])-26);CHAR(63+COLUMN([.X17])+ROW([.X17])))" office:value-type="string" office:string-value="N" calcext:value-type="string">
            <text:p>N</text:p>
          </table:table-cell>
          <table:table-cell table:formula="of:=IF(63+COLUMN([.Y17])+ROW([.Y17])&gt;90;CHAR(63+COLUMN([.Y17])+ROW([.Y17])-26);CHAR(63+COLUMN([.Y17])+ROW([.Y17])))" office:value-type="string" office:string-value="O" calcext:value-type="string">
            <text:p>O</text:p>
          </table:table-cell>
          <table:table-cell table:formula="of:=IF(63+COLUMN([.Z17])+ROW([.Z17])&gt;90;CHAR(63+COLUMN([.Z17])+ROW([.Z17])-26);CHAR(63+COLUMN([.Z17])+ROW([.Z17])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IF(63+COLUMN([.A18])+ROW([.A18])&gt;90;CHAR(63+COLUMN([.A18])+ROW([.A18])-26);CHAR(63+COLUMN([.A18])+ROW([.A18])))" office:value-type="string" office:string-value="R" calcext:value-type="string">
            <text:p>R</text:p>
          </table:table-cell>
          <table:table-cell table:formula="of:=IF(63+COLUMN([.B18])+ROW([.B18])&gt;90;CHAR(63+COLUMN([.B18])+ROW([.B18])-26);CHAR(63+COLUMN([.B18])+ROW([.B18])))" office:value-type="string" office:string-value="S" calcext:value-type="string">
            <text:p>S</text:p>
          </table:table-cell>
          <table:table-cell table:formula="of:=IF(63+COLUMN([.C18])+ROW([.C18])&gt;90;CHAR(63+COLUMN([.C18])+ROW([.C18])-26);CHAR(63+COLUMN([.C18])+ROW([.C18])))" office:value-type="string" office:string-value="T" calcext:value-type="string">
            <text:p>T</text:p>
          </table:table-cell>
          <table:table-cell table:formula="of:=IF(63+COLUMN([.D18])+ROW([.D18])&gt;90;CHAR(63+COLUMN([.D18])+ROW([.D18])-26);CHAR(63+COLUMN([.D18])+ROW([.D18])))" office:value-type="string" office:string-value="U" calcext:value-type="string">
            <text:p>U</text:p>
          </table:table-cell>
          <table:table-cell table:formula="of:=IF(63+COLUMN([.E18])+ROW([.E18])&gt;90;CHAR(63+COLUMN([.E18])+ROW([.E18])-26);CHAR(63+COLUMN([.E18])+ROW([.E18])))" office:value-type="string" office:string-value="V" calcext:value-type="string">
            <text:p>V</text:p>
          </table:table-cell>
          <table:table-cell table:formula="of:=IF(63+COLUMN([.F18])+ROW([.F18])&gt;90;CHAR(63+COLUMN([.F18])+ROW([.F18])-26);CHAR(63+COLUMN([.F18])+ROW([.F18])))" office:value-type="string" office:string-value="W" calcext:value-type="string">
            <text:p>W</text:p>
          </table:table-cell>
          <table:table-cell table:formula="of:=IF(63+COLUMN([.G18])+ROW([.G18])&gt;90;CHAR(63+COLUMN([.G18])+ROW([.G18])-26);CHAR(63+COLUMN([.G18])+ROW([.G18])))" office:value-type="string" office:string-value="X" calcext:value-type="string">
            <text:p>X</text:p>
          </table:table-cell>
          <table:table-cell table:formula="of:=IF(63+COLUMN([.H18])+ROW([.H18])&gt;90;CHAR(63+COLUMN([.H18])+ROW([.H18])-26);CHAR(63+COLUMN([.H18])+ROW([.H18])))" office:value-type="string" office:string-value="Y" calcext:value-type="string">
            <text:p>Y</text:p>
          </table:table-cell>
          <table:table-cell table:formula="of:=IF(63+COLUMN([.I18])+ROW([.I18])&gt;90;CHAR(63+COLUMN([.I18])+ROW([.I18])-26);CHAR(63+COLUMN([.I18])+ROW([.I18])))" office:value-type="string" office:string-value="Z" calcext:value-type="string">
            <text:p>Z</text:p>
          </table:table-cell>
          <table:table-cell table:formula="of:=IF(63+COLUMN([.J18])+ROW([.J18])&gt;90;CHAR(63+COLUMN([.J18])+ROW([.J18])-26);CHAR(63+COLUMN([.J18])+ROW([.J18])))" office:value-type="string" office:string-value="A" calcext:value-type="string">
            <text:p>A</text:p>
          </table:table-cell>
          <table:table-cell table:formula="of:=IF(63+COLUMN([.K18])+ROW([.K18])&gt;90;CHAR(63+COLUMN([.K18])+ROW([.K18])-26);CHAR(63+COLUMN([.K18])+ROW([.K18])))" office:value-type="string" office:string-value="B" calcext:value-type="string">
            <text:p>B</text:p>
          </table:table-cell>
          <table:table-cell table:formula="of:=IF(63+COLUMN([.L18])+ROW([.L18])&gt;90;CHAR(63+COLUMN([.L18])+ROW([.L18])-26);CHAR(63+COLUMN([.L18])+ROW([.L18])))" office:value-type="string" office:string-value="C" calcext:value-type="string">
            <text:p>C</text:p>
          </table:table-cell>
          <table:table-cell table:formula="of:=IF(63+COLUMN([.M18])+ROW([.M18])&gt;90;CHAR(63+COLUMN([.M18])+ROW([.M18])-26);CHAR(63+COLUMN([.M18])+ROW([.M18])))" office:value-type="string" office:string-value="D" calcext:value-type="string">
            <text:p>D</text:p>
          </table:table-cell>
          <table:table-cell table:formula="of:=IF(63+COLUMN([.N18])+ROW([.N18])&gt;90;CHAR(63+COLUMN([.N18])+ROW([.N18])-26);CHAR(63+COLUMN([.N18])+ROW([.N18])))" office:value-type="string" office:string-value="E" calcext:value-type="string">
            <text:p>E</text:p>
          </table:table-cell>
          <table:table-cell table:formula="of:=IF(63+COLUMN([.O18])+ROW([.O18])&gt;90;CHAR(63+COLUMN([.O18])+ROW([.O18])-26);CHAR(63+COLUMN([.O18])+ROW([.O18])))" office:value-type="string" office:string-value="F" calcext:value-type="string">
            <text:p>F</text:p>
          </table:table-cell>
          <table:table-cell table:formula="of:=IF(63+COLUMN([.P18])+ROW([.P18])&gt;90;CHAR(63+COLUMN([.P18])+ROW([.P18])-26);CHAR(63+COLUMN([.P18])+ROW([.P18])))" office:value-type="string" office:string-value="G" calcext:value-type="string">
            <text:p>G</text:p>
          </table:table-cell>
          <table:table-cell table:formula="of:=IF(63+COLUMN([.Q18])+ROW([.Q18])&gt;90;CHAR(63+COLUMN([.Q18])+ROW([.Q18])-26);CHAR(63+COLUMN([.Q18])+ROW([.Q18])))" office:value-type="string" office:string-value="H" calcext:value-type="string">
            <text:p>H</text:p>
          </table:table-cell>
          <table:table-cell table:formula="of:=IF(63+COLUMN([.R18])+ROW([.R18])&gt;90;CHAR(63+COLUMN([.R18])+ROW([.R18])-26);CHAR(63+COLUMN([.R18])+ROW([.R18])))" office:value-type="string" office:string-value="I" calcext:value-type="string">
            <text:p>I</text:p>
          </table:table-cell>
          <table:table-cell table:formula="of:=IF(63+COLUMN([.S18])+ROW([.S18])&gt;90;CHAR(63+COLUMN([.S18])+ROW([.S18])-26);CHAR(63+COLUMN([.S18])+ROW([.S18])))" office:value-type="string" office:string-value="J" calcext:value-type="string">
            <text:p>J</text:p>
          </table:table-cell>
          <table:table-cell table:formula="of:=IF(63+COLUMN([.T18])+ROW([.T18])&gt;90;CHAR(63+COLUMN([.T18])+ROW([.T18])-26);CHAR(63+COLUMN([.T18])+ROW([.T18])))" office:value-type="string" office:string-value="K" calcext:value-type="string">
            <text:p>K</text:p>
          </table:table-cell>
          <table:table-cell table:formula="of:=IF(63+COLUMN([.U18])+ROW([.U18])&gt;90;CHAR(63+COLUMN([.U18])+ROW([.U18])-26);CHAR(63+COLUMN([.U18])+ROW([.U18])))" office:value-type="string" office:string-value="L" calcext:value-type="string">
            <text:p>L</text:p>
          </table:table-cell>
          <table:table-cell table:formula="of:=IF(63+COLUMN([.V18])+ROW([.V18])&gt;90;CHAR(63+COLUMN([.V18])+ROW([.V18])-26);CHAR(63+COLUMN([.V18])+ROW([.V18])))" office:value-type="string" office:string-value="M" calcext:value-type="string">
            <text:p>M</text:p>
          </table:table-cell>
          <table:table-cell table:formula="of:=IF(63+COLUMN([.W18])+ROW([.W18])&gt;90;CHAR(63+COLUMN([.W18])+ROW([.W18])-26);CHAR(63+COLUMN([.W18])+ROW([.W18])))" office:value-type="string" office:string-value="N" calcext:value-type="string">
            <text:p>N</text:p>
          </table:table-cell>
          <table:table-cell table:formula="of:=IF(63+COLUMN([.X18])+ROW([.X18])&gt;90;CHAR(63+COLUMN([.X18])+ROW([.X18])-26);CHAR(63+COLUMN([.X18])+ROW([.X18])))" office:value-type="string" office:string-value="O" calcext:value-type="string">
            <text:p>O</text:p>
          </table:table-cell>
          <table:table-cell table:formula="of:=IF(63+COLUMN([.Y18])+ROW([.Y18])&gt;90;CHAR(63+COLUMN([.Y18])+ROW([.Y18])-26);CHAR(63+COLUMN([.Y18])+ROW([.Y18])))" office:value-type="string" office:string-value="P" calcext:value-type="string">
            <text:p>P</text:p>
          </table:table-cell>
          <table:table-cell table:formula="of:=IF(63+COLUMN([.Z18])+ROW([.Z18])&gt;90;CHAR(63+COLUMN([.Z18])+ROW([.Z18])-26);CHAR(63+COLUMN([.Z18])+ROW([.Z18])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IF(63+COLUMN([.A19])+ROW([.A19])&gt;90;CHAR(63+COLUMN([.A19])+ROW([.A19])-26);CHAR(63+COLUMN([.A19])+ROW([.A19])))" office:value-type="string" office:string-value="S" calcext:value-type="string">
            <text:p>S</text:p>
          </table:table-cell>
          <table:table-cell table:formula="of:=IF(63+COLUMN([.B19])+ROW([.B19])&gt;90;CHAR(63+COLUMN([.B19])+ROW([.B19])-26);CHAR(63+COLUMN([.B19])+ROW([.B19])))" office:value-type="string" office:string-value="T" calcext:value-type="string">
            <text:p>T</text:p>
          </table:table-cell>
          <table:table-cell table:formula="of:=IF(63+COLUMN([.C19])+ROW([.C19])&gt;90;CHAR(63+COLUMN([.C19])+ROW([.C19])-26);CHAR(63+COLUMN([.C19])+ROW([.C19])))" office:value-type="string" office:string-value="U" calcext:value-type="string">
            <text:p>U</text:p>
          </table:table-cell>
          <table:table-cell table:formula="of:=IF(63+COLUMN([.D19])+ROW([.D19])&gt;90;CHAR(63+COLUMN([.D19])+ROW([.D19])-26);CHAR(63+COLUMN([.D19])+ROW([.D19])))" office:value-type="string" office:string-value="V" calcext:value-type="string">
            <text:p>V</text:p>
          </table:table-cell>
          <table:table-cell table:formula="of:=IF(63+COLUMN([.E19])+ROW([.E19])&gt;90;CHAR(63+COLUMN([.E19])+ROW([.E19])-26);CHAR(63+COLUMN([.E19])+ROW([.E19])))" office:value-type="string" office:string-value="W" calcext:value-type="string">
            <text:p>W</text:p>
          </table:table-cell>
          <table:table-cell table:formula="of:=IF(63+COLUMN([.F19])+ROW([.F19])&gt;90;CHAR(63+COLUMN([.F19])+ROW([.F19])-26);CHAR(63+COLUMN([.F19])+ROW([.F19])))" office:value-type="string" office:string-value="X" calcext:value-type="string">
            <text:p>X</text:p>
          </table:table-cell>
          <table:table-cell table:formula="of:=IF(63+COLUMN([.G19])+ROW([.G19])&gt;90;CHAR(63+COLUMN([.G19])+ROW([.G19])-26);CHAR(63+COLUMN([.G19])+ROW([.G19])))" office:value-type="string" office:string-value="Y" calcext:value-type="string">
            <text:p>Y</text:p>
          </table:table-cell>
          <table:table-cell table:formula="of:=IF(63+COLUMN([.H19])+ROW([.H19])&gt;90;CHAR(63+COLUMN([.H19])+ROW([.H19])-26);CHAR(63+COLUMN([.H19])+ROW([.H19])))" office:value-type="string" office:string-value="Z" calcext:value-type="string">
            <text:p>Z</text:p>
          </table:table-cell>
          <table:table-cell table:formula="of:=IF(63+COLUMN([.I19])+ROW([.I19])&gt;90;CHAR(63+COLUMN([.I19])+ROW([.I19])-26);CHAR(63+COLUMN([.I19])+ROW([.I19])))" office:value-type="string" office:string-value="A" calcext:value-type="string">
            <text:p>A</text:p>
          </table:table-cell>
          <table:table-cell table:formula="of:=IF(63+COLUMN([.J19])+ROW([.J19])&gt;90;CHAR(63+COLUMN([.J19])+ROW([.J19])-26);CHAR(63+COLUMN([.J19])+ROW([.J19])))" office:value-type="string" office:string-value="B" calcext:value-type="string">
            <text:p>B</text:p>
          </table:table-cell>
          <table:table-cell table:formula="of:=IF(63+COLUMN([.K19])+ROW([.K19])&gt;90;CHAR(63+COLUMN([.K19])+ROW([.K19])-26);CHAR(63+COLUMN([.K19])+ROW([.K19])))" office:value-type="string" office:string-value="C" calcext:value-type="string">
            <text:p>C</text:p>
          </table:table-cell>
          <table:table-cell table:formula="of:=IF(63+COLUMN([.L19])+ROW([.L19])&gt;90;CHAR(63+COLUMN([.L19])+ROW([.L19])-26);CHAR(63+COLUMN([.L19])+ROW([.L19])))" office:value-type="string" office:string-value="D" calcext:value-type="string">
            <text:p>D</text:p>
          </table:table-cell>
          <table:table-cell table:formula="of:=IF(63+COLUMN([.M19])+ROW([.M19])&gt;90;CHAR(63+COLUMN([.M19])+ROW([.M19])-26);CHAR(63+COLUMN([.M19])+ROW([.M19])))" office:value-type="string" office:string-value="E" calcext:value-type="string">
            <text:p>E</text:p>
          </table:table-cell>
          <table:table-cell table:formula="of:=IF(63+COLUMN([.N19])+ROW([.N19])&gt;90;CHAR(63+COLUMN([.N19])+ROW([.N19])-26);CHAR(63+COLUMN([.N19])+ROW([.N19])))" office:value-type="string" office:string-value="F" calcext:value-type="string">
            <text:p>F</text:p>
          </table:table-cell>
          <table:table-cell table:formula="of:=IF(63+COLUMN([.O19])+ROW([.O19])&gt;90;CHAR(63+COLUMN([.O19])+ROW([.O19])-26);CHAR(63+COLUMN([.O19])+ROW([.O19])))" office:value-type="string" office:string-value="G" calcext:value-type="string">
            <text:p>G</text:p>
          </table:table-cell>
          <table:table-cell table:formula="of:=IF(63+COLUMN([.P19])+ROW([.P19])&gt;90;CHAR(63+COLUMN([.P19])+ROW([.P19])-26);CHAR(63+COLUMN([.P19])+ROW([.P19])))" office:value-type="string" office:string-value="H" calcext:value-type="string">
            <text:p>H</text:p>
          </table:table-cell>
          <table:table-cell table:formula="of:=IF(63+COLUMN([.Q19])+ROW([.Q19])&gt;90;CHAR(63+COLUMN([.Q19])+ROW([.Q19])-26);CHAR(63+COLUMN([.Q19])+ROW([.Q19])))" office:value-type="string" office:string-value="I" calcext:value-type="string">
            <text:p>I</text:p>
          </table:table-cell>
          <table:table-cell table:formula="of:=IF(63+COLUMN([.R19])+ROW([.R19])&gt;90;CHAR(63+COLUMN([.R19])+ROW([.R19])-26);CHAR(63+COLUMN([.R19])+ROW([.R19])))" office:value-type="string" office:string-value="J" calcext:value-type="string">
            <text:p>J</text:p>
          </table:table-cell>
          <table:table-cell table:formula="of:=IF(63+COLUMN([.S19])+ROW([.S19])&gt;90;CHAR(63+COLUMN([.S19])+ROW([.S19])-26);CHAR(63+COLUMN([.S19])+ROW([.S19])))" office:value-type="string" office:string-value="K" calcext:value-type="string">
            <text:p>K</text:p>
          </table:table-cell>
          <table:table-cell table:formula="of:=IF(63+COLUMN([.T19])+ROW([.T19])&gt;90;CHAR(63+COLUMN([.T19])+ROW([.T19])-26);CHAR(63+COLUMN([.T19])+ROW([.T19])))" office:value-type="string" office:string-value="L" calcext:value-type="string">
            <text:p>L</text:p>
          </table:table-cell>
          <table:table-cell table:formula="of:=IF(63+COLUMN([.U19])+ROW([.U19])&gt;90;CHAR(63+COLUMN([.U19])+ROW([.U19])-26);CHAR(63+COLUMN([.U19])+ROW([.U19])))" office:value-type="string" office:string-value="M" calcext:value-type="string">
            <text:p>M</text:p>
          </table:table-cell>
          <table:table-cell table:formula="of:=IF(63+COLUMN([.V19])+ROW([.V19])&gt;90;CHAR(63+COLUMN([.V19])+ROW([.V19])-26);CHAR(63+COLUMN([.V19])+ROW([.V19])))" office:value-type="string" office:string-value="N" calcext:value-type="string">
            <text:p>N</text:p>
          </table:table-cell>
          <table:table-cell table:formula="of:=IF(63+COLUMN([.W19])+ROW([.W19])&gt;90;CHAR(63+COLUMN([.W19])+ROW([.W19])-26);CHAR(63+COLUMN([.W19])+ROW([.W19])))" office:value-type="string" office:string-value="O" calcext:value-type="string">
            <text:p>O</text:p>
          </table:table-cell>
          <table:table-cell table:formula="of:=IF(63+COLUMN([.X19])+ROW([.X19])&gt;90;CHAR(63+COLUMN([.X19])+ROW([.X19])-26);CHAR(63+COLUMN([.X19])+ROW([.X19])))" office:value-type="string" office:string-value="P" calcext:value-type="string">
            <text:p>P</text:p>
          </table:table-cell>
          <table:table-cell table:formula="of:=IF(63+COLUMN([.Y19])+ROW([.Y19])&gt;90;CHAR(63+COLUMN([.Y19])+ROW([.Y19])-26);CHAR(63+COLUMN([.Y19])+ROW([.Y19])))" office:value-type="string" office:string-value="Q" calcext:value-type="string">
            <text:p>Q</text:p>
          </table:table-cell>
          <table:table-cell table:formula="of:=IF(63+COLUMN([.Z19])+ROW([.Z19])&gt;90;CHAR(63+COLUMN([.Z19])+ROW([.Z19])-26);CHAR(63+COLUMN([.Z19])+ROW([.Z19])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IF(63+COLUMN([.A20])+ROW([.A20])&gt;90;CHAR(63+COLUMN([.A20])+ROW([.A20])-26);CHAR(63+COLUMN([.A20])+ROW([.A20])))" office:value-type="string" office:string-value="T" calcext:value-type="string">
            <text:p>T</text:p>
          </table:table-cell>
          <table:table-cell table:formula="of:=IF(63+COLUMN([.B20])+ROW([.B20])&gt;90;CHAR(63+COLUMN([.B20])+ROW([.B20])-26);CHAR(63+COLUMN([.B20])+ROW([.B20])))" office:value-type="string" office:string-value="U" calcext:value-type="string">
            <text:p>U</text:p>
          </table:table-cell>
          <table:table-cell table:formula="of:=IF(63+COLUMN([.C20])+ROW([.C20])&gt;90;CHAR(63+COLUMN([.C20])+ROW([.C20])-26);CHAR(63+COLUMN([.C20])+ROW([.C20])))" office:value-type="string" office:string-value="V" calcext:value-type="string">
            <text:p>V</text:p>
          </table:table-cell>
          <table:table-cell table:formula="of:=IF(63+COLUMN([.D20])+ROW([.D20])&gt;90;CHAR(63+COLUMN([.D20])+ROW([.D20])-26);CHAR(63+COLUMN([.D20])+ROW([.D20])))" office:value-type="string" office:string-value="W" calcext:value-type="string">
            <text:p>W</text:p>
          </table:table-cell>
          <table:table-cell table:formula="of:=IF(63+COLUMN([.E20])+ROW([.E20])&gt;90;CHAR(63+COLUMN([.E20])+ROW([.E20])-26);CHAR(63+COLUMN([.E20])+ROW([.E20])))" office:value-type="string" office:string-value="X" calcext:value-type="string">
            <text:p>X</text:p>
          </table:table-cell>
          <table:table-cell table:formula="of:=IF(63+COLUMN([.F20])+ROW([.F20])&gt;90;CHAR(63+COLUMN([.F20])+ROW([.F20])-26);CHAR(63+COLUMN([.F20])+ROW([.F20])))" office:value-type="string" office:string-value="Y" calcext:value-type="string">
            <text:p>Y</text:p>
          </table:table-cell>
          <table:table-cell table:formula="of:=IF(63+COLUMN([.G20])+ROW([.G20])&gt;90;CHAR(63+COLUMN([.G20])+ROW([.G20])-26);CHAR(63+COLUMN([.G20])+ROW([.G20])))" office:value-type="string" office:string-value="Z" calcext:value-type="string">
            <text:p>Z</text:p>
          </table:table-cell>
          <table:table-cell table:formula="of:=IF(63+COLUMN([.H20])+ROW([.H20])&gt;90;CHAR(63+COLUMN([.H20])+ROW([.H20])-26);CHAR(63+COLUMN([.H20])+ROW([.H20])))" office:value-type="string" office:string-value="A" calcext:value-type="string">
            <text:p>A</text:p>
          </table:table-cell>
          <table:table-cell table:formula="of:=IF(63+COLUMN([.I20])+ROW([.I20])&gt;90;CHAR(63+COLUMN([.I20])+ROW([.I20])-26);CHAR(63+COLUMN([.I20])+ROW([.I20])))" office:value-type="string" office:string-value="B" calcext:value-type="string">
            <text:p>B</text:p>
          </table:table-cell>
          <table:table-cell table:formula="of:=IF(63+COLUMN([.J20])+ROW([.J20])&gt;90;CHAR(63+COLUMN([.J20])+ROW([.J20])-26);CHAR(63+COLUMN([.J20])+ROW([.J20])))" office:value-type="string" office:string-value="C" calcext:value-type="string">
            <text:p>C</text:p>
          </table:table-cell>
          <table:table-cell table:formula="of:=IF(63+COLUMN([.K20])+ROW([.K20])&gt;90;CHAR(63+COLUMN([.K20])+ROW([.K20])-26);CHAR(63+COLUMN([.K20])+ROW([.K20])))" office:value-type="string" office:string-value="D" calcext:value-type="string">
            <text:p>D</text:p>
          </table:table-cell>
          <table:table-cell table:formula="of:=IF(63+COLUMN([.L20])+ROW([.L20])&gt;90;CHAR(63+COLUMN([.L20])+ROW([.L20])-26);CHAR(63+COLUMN([.L20])+ROW([.L20])))" office:value-type="string" office:string-value="E" calcext:value-type="string">
            <text:p>E</text:p>
          </table:table-cell>
          <table:table-cell table:formula="of:=IF(63+COLUMN([.M20])+ROW([.M20])&gt;90;CHAR(63+COLUMN([.M20])+ROW([.M20])-26);CHAR(63+COLUMN([.M20])+ROW([.M20])))" office:value-type="string" office:string-value="F" calcext:value-type="string">
            <text:p>F</text:p>
          </table:table-cell>
          <table:table-cell table:formula="of:=IF(63+COLUMN([.N20])+ROW([.N20])&gt;90;CHAR(63+COLUMN([.N20])+ROW([.N20])-26);CHAR(63+COLUMN([.N20])+ROW([.N20])))" office:value-type="string" office:string-value="G" calcext:value-type="string">
            <text:p>G</text:p>
          </table:table-cell>
          <table:table-cell table:formula="of:=IF(63+COLUMN([.O20])+ROW([.O20])&gt;90;CHAR(63+COLUMN([.O20])+ROW([.O20])-26);CHAR(63+COLUMN([.O20])+ROW([.O20])))" office:value-type="string" office:string-value="H" calcext:value-type="string">
            <text:p>H</text:p>
          </table:table-cell>
          <table:table-cell table:formula="of:=IF(63+COLUMN([.P20])+ROW([.P20])&gt;90;CHAR(63+COLUMN([.P20])+ROW([.P20])-26);CHAR(63+COLUMN([.P20])+ROW([.P20])))" office:value-type="string" office:string-value="I" calcext:value-type="string">
            <text:p>I</text:p>
          </table:table-cell>
          <table:table-cell table:formula="of:=IF(63+COLUMN([.Q20])+ROW([.Q20])&gt;90;CHAR(63+COLUMN([.Q20])+ROW([.Q20])-26);CHAR(63+COLUMN([.Q20])+ROW([.Q20])))" office:value-type="string" office:string-value="J" calcext:value-type="string">
            <text:p>J</text:p>
          </table:table-cell>
          <table:table-cell table:formula="of:=IF(63+COLUMN([.R20])+ROW([.R20])&gt;90;CHAR(63+COLUMN([.R20])+ROW([.R20])-26);CHAR(63+COLUMN([.R20])+ROW([.R20])))" office:value-type="string" office:string-value="K" calcext:value-type="string">
            <text:p>K</text:p>
          </table:table-cell>
          <table:table-cell table:formula="of:=IF(63+COLUMN([.S20])+ROW([.S20])&gt;90;CHAR(63+COLUMN([.S20])+ROW([.S20])-26);CHAR(63+COLUMN([.S20])+ROW([.S20])))" office:value-type="string" office:string-value="L" calcext:value-type="string">
            <text:p>L</text:p>
          </table:table-cell>
          <table:table-cell table:formula="of:=IF(63+COLUMN([.T20])+ROW([.T20])&gt;90;CHAR(63+COLUMN([.T20])+ROW([.T20])-26);CHAR(63+COLUMN([.T20])+ROW([.T20])))" office:value-type="string" office:string-value="M" calcext:value-type="string">
            <text:p>M</text:p>
          </table:table-cell>
          <table:table-cell table:formula="of:=IF(63+COLUMN([.U20])+ROW([.U20])&gt;90;CHAR(63+COLUMN([.U20])+ROW([.U20])-26);CHAR(63+COLUMN([.U20])+ROW([.U20])))" office:value-type="string" office:string-value="N" calcext:value-type="string">
            <text:p>N</text:p>
          </table:table-cell>
          <table:table-cell table:formula="of:=IF(63+COLUMN([.V20])+ROW([.V20])&gt;90;CHAR(63+COLUMN([.V20])+ROW([.V20])-26);CHAR(63+COLUMN([.V20])+ROW([.V20])))" office:value-type="string" office:string-value="O" calcext:value-type="string">
            <text:p>O</text:p>
          </table:table-cell>
          <table:table-cell table:formula="of:=IF(63+COLUMN([.W20])+ROW([.W20])&gt;90;CHAR(63+COLUMN([.W20])+ROW([.W20])-26);CHAR(63+COLUMN([.W20])+ROW([.W20])))" office:value-type="string" office:string-value="P" calcext:value-type="string">
            <text:p>P</text:p>
          </table:table-cell>
          <table:table-cell table:formula="of:=IF(63+COLUMN([.X20])+ROW([.X20])&gt;90;CHAR(63+COLUMN([.X20])+ROW([.X20])-26);CHAR(63+COLUMN([.X20])+ROW([.X20])))" office:value-type="string" office:string-value="Q" calcext:value-type="string">
            <text:p>Q</text:p>
          </table:table-cell>
          <table:table-cell table:formula="of:=IF(63+COLUMN([.Y20])+ROW([.Y20])&gt;90;CHAR(63+COLUMN([.Y20])+ROW([.Y20])-26);CHAR(63+COLUMN([.Y20])+ROW([.Y20])))" office:value-type="string" office:string-value="R" calcext:value-type="string">
            <text:p>R</text:p>
          </table:table-cell>
          <table:table-cell table:formula="of:=IF(63+COLUMN([.Z20])+ROW([.Z20])&gt;90;CHAR(63+COLUMN([.Z20])+ROW([.Z20])-26);CHAR(63+COLUMN([.Z20])+ROW([.Z20])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IF(63+COLUMN([.A21])+ROW([.A21])&gt;90;CHAR(63+COLUMN([.A21])+ROW([.A21])-26);CHAR(63+COLUMN([.A21])+ROW([.A21])))" office:value-type="string" office:string-value="U" calcext:value-type="string">
            <text:p>U</text:p>
          </table:table-cell>
          <table:table-cell table:formula="of:=IF(63+COLUMN([.B21])+ROW([.B21])&gt;90;CHAR(63+COLUMN([.B21])+ROW([.B21])-26);CHAR(63+COLUMN([.B21])+ROW([.B21])))" office:value-type="string" office:string-value="V" calcext:value-type="string">
            <text:p>V</text:p>
          </table:table-cell>
          <table:table-cell table:formula="of:=IF(63+COLUMN([.C21])+ROW([.C21])&gt;90;CHAR(63+COLUMN([.C21])+ROW([.C21])-26);CHAR(63+COLUMN([.C21])+ROW([.C21])))" office:value-type="string" office:string-value="W" calcext:value-type="string">
            <text:p>W</text:p>
          </table:table-cell>
          <table:table-cell table:formula="of:=IF(63+COLUMN([.D21])+ROW([.D21])&gt;90;CHAR(63+COLUMN([.D21])+ROW([.D21])-26);CHAR(63+COLUMN([.D21])+ROW([.D21])))" office:value-type="string" office:string-value="X" calcext:value-type="string">
            <text:p>X</text:p>
          </table:table-cell>
          <table:table-cell table:formula="of:=IF(63+COLUMN([.E21])+ROW([.E21])&gt;90;CHAR(63+COLUMN([.E21])+ROW([.E21])-26);CHAR(63+COLUMN([.E21])+ROW([.E21])))" office:value-type="string" office:string-value="Y" calcext:value-type="string">
            <text:p>Y</text:p>
          </table:table-cell>
          <table:table-cell table:formula="of:=IF(63+COLUMN([.F21])+ROW([.F21])&gt;90;CHAR(63+COLUMN([.F21])+ROW([.F21])-26);CHAR(63+COLUMN([.F21])+ROW([.F21])))" office:value-type="string" office:string-value="Z" calcext:value-type="string">
            <text:p>Z</text:p>
          </table:table-cell>
          <table:table-cell table:formula="of:=IF(63+COLUMN([.G21])+ROW([.G21])&gt;90;CHAR(63+COLUMN([.G21])+ROW([.G21])-26);CHAR(63+COLUMN([.G21])+ROW([.G21])))" office:value-type="string" office:string-value="A" calcext:value-type="string">
            <text:p>A</text:p>
          </table:table-cell>
          <table:table-cell table:formula="of:=IF(63+COLUMN([.H21])+ROW([.H21])&gt;90;CHAR(63+COLUMN([.H21])+ROW([.H21])-26);CHAR(63+COLUMN([.H21])+ROW([.H21])))" office:value-type="string" office:string-value="B" calcext:value-type="string">
            <text:p>B</text:p>
          </table:table-cell>
          <table:table-cell table:formula="of:=IF(63+COLUMN([.I21])+ROW([.I21])&gt;90;CHAR(63+COLUMN([.I21])+ROW([.I21])-26);CHAR(63+COLUMN([.I21])+ROW([.I21])))" office:value-type="string" office:string-value="C" calcext:value-type="string">
            <text:p>C</text:p>
          </table:table-cell>
          <table:table-cell table:formula="of:=IF(63+COLUMN([.J21])+ROW([.J21])&gt;90;CHAR(63+COLUMN([.J21])+ROW([.J21])-26);CHAR(63+COLUMN([.J21])+ROW([.J21])))" office:value-type="string" office:string-value="D" calcext:value-type="string">
            <text:p>D</text:p>
          </table:table-cell>
          <table:table-cell table:formula="of:=IF(63+COLUMN([.K21])+ROW([.K21])&gt;90;CHAR(63+COLUMN([.K21])+ROW([.K21])-26);CHAR(63+COLUMN([.K21])+ROW([.K21])))" office:value-type="string" office:string-value="E" calcext:value-type="string">
            <text:p>E</text:p>
          </table:table-cell>
          <table:table-cell table:formula="of:=IF(63+COLUMN([.L21])+ROW([.L21])&gt;90;CHAR(63+COLUMN([.L21])+ROW([.L21])-26);CHAR(63+COLUMN([.L21])+ROW([.L21])))" office:value-type="string" office:string-value="F" calcext:value-type="string">
            <text:p>F</text:p>
          </table:table-cell>
          <table:table-cell table:formula="of:=IF(63+COLUMN([.M21])+ROW([.M21])&gt;90;CHAR(63+COLUMN([.M21])+ROW([.M21])-26);CHAR(63+COLUMN([.M21])+ROW([.M21])))" office:value-type="string" office:string-value="G" calcext:value-type="string">
            <text:p>G</text:p>
          </table:table-cell>
          <table:table-cell table:formula="of:=IF(63+COLUMN([.N21])+ROW([.N21])&gt;90;CHAR(63+COLUMN([.N21])+ROW([.N21])-26);CHAR(63+COLUMN([.N21])+ROW([.N21])))" office:value-type="string" office:string-value="H" calcext:value-type="string">
            <text:p>H</text:p>
          </table:table-cell>
          <table:table-cell table:formula="of:=IF(63+COLUMN([.O21])+ROW([.O21])&gt;90;CHAR(63+COLUMN([.O21])+ROW([.O21])-26);CHAR(63+COLUMN([.O21])+ROW([.O21])))" office:value-type="string" office:string-value="I" calcext:value-type="string">
            <text:p>I</text:p>
          </table:table-cell>
          <table:table-cell table:formula="of:=IF(63+COLUMN([.P21])+ROW([.P21])&gt;90;CHAR(63+COLUMN([.P21])+ROW([.P21])-26);CHAR(63+COLUMN([.P21])+ROW([.P21])))" office:value-type="string" office:string-value="J" calcext:value-type="string">
            <text:p>J</text:p>
          </table:table-cell>
          <table:table-cell table:formula="of:=IF(63+COLUMN([.Q21])+ROW([.Q21])&gt;90;CHAR(63+COLUMN([.Q21])+ROW([.Q21])-26);CHAR(63+COLUMN([.Q21])+ROW([.Q21])))" office:value-type="string" office:string-value="K" calcext:value-type="string">
            <text:p>K</text:p>
          </table:table-cell>
          <table:table-cell table:formula="of:=IF(63+COLUMN([.R21])+ROW([.R21])&gt;90;CHAR(63+COLUMN([.R21])+ROW([.R21])-26);CHAR(63+COLUMN([.R21])+ROW([.R21])))" office:value-type="string" office:string-value="L" calcext:value-type="string">
            <text:p>L</text:p>
          </table:table-cell>
          <table:table-cell table:formula="of:=IF(63+COLUMN([.S21])+ROW([.S21])&gt;90;CHAR(63+COLUMN([.S21])+ROW([.S21])-26);CHAR(63+COLUMN([.S21])+ROW([.S21])))" office:value-type="string" office:string-value="M" calcext:value-type="string">
            <text:p>M</text:p>
          </table:table-cell>
          <table:table-cell table:formula="of:=IF(63+COLUMN([.T21])+ROW([.T21])&gt;90;CHAR(63+COLUMN([.T21])+ROW([.T21])-26);CHAR(63+COLUMN([.T21])+ROW([.T21])))" office:value-type="string" office:string-value="N" calcext:value-type="string">
            <text:p>N</text:p>
          </table:table-cell>
          <table:table-cell table:formula="of:=IF(63+COLUMN([.U21])+ROW([.U21])&gt;90;CHAR(63+COLUMN([.U21])+ROW([.U21])-26);CHAR(63+COLUMN([.U21])+ROW([.U21])))" office:value-type="string" office:string-value="O" calcext:value-type="string">
            <text:p>O</text:p>
          </table:table-cell>
          <table:table-cell table:formula="of:=IF(63+COLUMN([.V21])+ROW([.V21])&gt;90;CHAR(63+COLUMN([.V21])+ROW([.V21])-26);CHAR(63+COLUMN([.V21])+ROW([.V21])))" office:value-type="string" office:string-value="P" calcext:value-type="string">
            <text:p>P</text:p>
          </table:table-cell>
          <table:table-cell table:formula="of:=IF(63+COLUMN([.W21])+ROW([.W21])&gt;90;CHAR(63+COLUMN([.W21])+ROW([.W21])-26);CHAR(63+COLUMN([.W21])+ROW([.W21])))" office:value-type="string" office:string-value="Q" calcext:value-type="string">
            <text:p>Q</text:p>
          </table:table-cell>
          <table:table-cell table:formula="of:=IF(63+COLUMN([.X21])+ROW([.X21])&gt;90;CHAR(63+COLUMN([.X21])+ROW([.X21])-26);CHAR(63+COLUMN([.X21])+ROW([.X21])))" office:value-type="string" office:string-value="R" calcext:value-type="string">
            <text:p>R</text:p>
          </table:table-cell>
          <table:table-cell table:formula="of:=IF(63+COLUMN([.Y21])+ROW([.Y21])&gt;90;CHAR(63+COLUMN([.Y21])+ROW([.Y21])-26);CHAR(63+COLUMN([.Y21])+ROW([.Y21])))" office:value-type="string" office:string-value="S" calcext:value-type="string">
            <text:p>S</text:p>
          </table:table-cell>
          <table:table-cell table:formula="of:=IF(63+COLUMN([.Z21])+ROW([.Z21])&gt;90;CHAR(63+COLUMN([.Z21])+ROW([.Z21])-26);CHAR(63+COLUMN([.Z21])+ROW([.Z21])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IF(63+COLUMN([.A22])+ROW([.A22])&gt;90;CHAR(63+COLUMN([.A22])+ROW([.A22])-26);CHAR(63+COLUMN([.A22])+ROW([.A22])))" office:value-type="string" office:string-value="V" calcext:value-type="string">
            <text:p>V</text:p>
          </table:table-cell>
          <table:table-cell table:formula="of:=IF(63+COLUMN([.B22])+ROW([.B22])&gt;90;CHAR(63+COLUMN([.B22])+ROW([.B22])-26);CHAR(63+COLUMN([.B22])+ROW([.B22])))" office:value-type="string" office:string-value="W" calcext:value-type="string">
            <text:p>W</text:p>
          </table:table-cell>
          <table:table-cell table:formula="of:=IF(63+COLUMN([.C22])+ROW([.C22])&gt;90;CHAR(63+COLUMN([.C22])+ROW([.C22])-26);CHAR(63+COLUMN([.C22])+ROW([.C22])))" office:value-type="string" office:string-value="X" calcext:value-type="string">
            <text:p>X</text:p>
          </table:table-cell>
          <table:table-cell table:formula="of:=IF(63+COLUMN([.D22])+ROW([.D22])&gt;90;CHAR(63+COLUMN([.D22])+ROW([.D22])-26);CHAR(63+COLUMN([.D22])+ROW([.D22])))" office:value-type="string" office:string-value="Y" calcext:value-type="string">
            <text:p>Y</text:p>
          </table:table-cell>
          <table:table-cell table:formula="of:=IF(63+COLUMN([.E22])+ROW([.E22])&gt;90;CHAR(63+COLUMN([.E22])+ROW([.E22])-26);CHAR(63+COLUMN([.E22])+ROW([.E22])))" office:value-type="string" office:string-value="Z" calcext:value-type="string">
            <text:p>Z</text:p>
          </table:table-cell>
          <table:table-cell table:formula="of:=IF(63+COLUMN([.F22])+ROW([.F22])&gt;90;CHAR(63+COLUMN([.F22])+ROW([.F22])-26);CHAR(63+COLUMN([.F22])+ROW([.F22])))" office:value-type="string" office:string-value="A" calcext:value-type="string">
            <text:p>A</text:p>
          </table:table-cell>
          <table:table-cell table:formula="of:=IF(63+COLUMN([.G22])+ROW([.G22])&gt;90;CHAR(63+COLUMN([.G22])+ROW([.G22])-26);CHAR(63+COLUMN([.G22])+ROW([.G22])))" office:value-type="string" office:string-value="B" calcext:value-type="string">
            <text:p>B</text:p>
          </table:table-cell>
          <table:table-cell table:formula="of:=IF(63+COLUMN([.H22])+ROW([.H22])&gt;90;CHAR(63+COLUMN([.H22])+ROW([.H22])-26);CHAR(63+COLUMN([.H22])+ROW([.H22])))" office:value-type="string" office:string-value="C" calcext:value-type="string">
            <text:p>C</text:p>
          </table:table-cell>
          <table:table-cell table:formula="of:=IF(63+COLUMN([.I22])+ROW([.I22])&gt;90;CHAR(63+COLUMN([.I22])+ROW([.I22])-26);CHAR(63+COLUMN([.I22])+ROW([.I22])))" office:value-type="string" office:string-value="D" calcext:value-type="string">
            <text:p>D</text:p>
          </table:table-cell>
          <table:table-cell table:formula="of:=IF(63+COLUMN([.J22])+ROW([.J22])&gt;90;CHAR(63+COLUMN([.J22])+ROW([.J22])-26);CHAR(63+COLUMN([.J22])+ROW([.J22])))" office:value-type="string" office:string-value="E" calcext:value-type="string">
            <text:p>E</text:p>
          </table:table-cell>
          <table:table-cell table:formula="of:=IF(63+COLUMN([.K22])+ROW([.K22])&gt;90;CHAR(63+COLUMN([.K22])+ROW([.K22])-26);CHAR(63+COLUMN([.K22])+ROW([.K22])))" office:value-type="string" office:string-value="F" calcext:value-type="string">
            <text:p>F</text:p>
          </table:table-cell>
          <table:table-cell table:formula="of:=IF(63+COLUMN([.L22])+ROW([.L22])&gt;90;CHAR(63+COLUMN([.L22])+ROW([.L22])-26);CHAR(63+COLUMN([.L22])+ROW([.L22])))" office:value-type="string" office:string-value="G" calcext:value-type="string">
            <text:p>G</text:p>
          </table:table-cell>
          <table:table-cell table:formula="of:=IF(63+COLUMN([.M22])+ROW([.M22])&gt;90;CHAR(63+COLUMN([.M22])+ROW([.M22])-26);CHAR(63+COLUMN([.M22])+ROW([.M22])))" office:value-type="string" office:string-value="H" calcext:value-type="string">
            <text:p>H</text:p>
          </table:table-cell>
          <table:table-cell table:formula="of:=IF(63+COLUMN([.N22])+ROW([.N22])&gt;90;CHAR(63+COLUMN([.N22])+ROW([.N22])-26);CHAR(63+COLUMN([.N22])+ROW([.N22])))" office:value-type="string" office:string-value="I" calcext:value-type="string">
            <text:p>I</text:p>
          </table:table-cell>
          <table:table-cell table:formula="of:=IF(63+COLUMN([.O22])+ROW([.O22])&gt;90;CHAR(63+COLUMN([.O22])+ROW([.O22])-26);CHAR(63+COLUMN([.O22])+ROW([.O22])))" office:value-type="string" office:string-value="J" calcext:value-type="string">
            <text:p>J</text:p>
          </table:table-cell>
          <table:table-cell table:formula="of:=IF(63+COLUMN([.P22])+ROW([.P22])&gt;90;CHAR(63+COLUMN([.P22])+ROW([.P22])-26);CHAR(63+COLUMN([.P22])+ROW([.P22])))" office:value-type="string" office:string-value="K" calcext:value-type="string">
            <text:p>K</text:p>
          </table:table-cell>
          <table:table-cell table:formula="of:=IF(63+COLUMN([.Q22])+ROW([.Q22])&gt;90;CHAR(63+COLUMN([.Q22])+ROW([.Q22])-26);CHAR(63+COLUMN([.Q22])+ROW([.Q22])))" office:value-type="string" office:string-value="L" calcext:value-type="string">
            <text:p>L</text:p>
          </table:table-cell>
          <table:table-cell table:formula="of:=IF(63+COLUMN([.R22])+ROW([.R22])&gt;90;CHAR(63+COLUMN([.R22])+ROW([.R22])-26);CHAR(63+COLUMN([.R22])+ROW([.R22])))" office:value-type="string" office:string-value="M" calcext:value-type="string">
            <text:p>M</text:p>
          </table:table-cell>
          <table:table-cell table:formula="of:=IF(63+COLUMN([.S22])+ROW([.S22])&gt;90;CHAR(63+COLUMN([.S22])+ROW([.S22])-26);CHAR(63+COLUMN([.S22])+ROW([.S22])))" office:value-type="string" office:string-value="N" calcext:value-type="string">
            <text:p>N</text:p>
          </table:table-cell>
          <table:table-cell table:formula="of:=IF(63+COLUMN([.T22])+ROW([.T22])&gt;90;CHAR(63+COLUMN([.T22])+ROW([.T22])-26);CHAR(63+COLUMN([.T22])+ROW([.T22])))" office:value-type="string" office:string-value="O" calcext:value-type="string">
            <text:p>O</text:p>
          </table:table-cell>
          <table:table-cell table:formula="of:=IF(63+COLUMN([.U22])+ROW([.U22])&gt;90;CHAR(63+COLUMN([.U22])+ROW([.U22])-26);CHAR(63+COLUMN([.U22])+ROW([.U22])))" office:value-type="string" office:string-value="P" calcext:value-type="string">
            <text:p>P</text:p>
          </table:table-cell>
          <table:table-cell table:formula="of:=IF(63+COLUMN([.V22])+ROW([.V22])&gt;90;CHAR(63+COLUMN([.V22])+ROW([.V22])-26);CHAR(63+COLUMN([.V22])+ROW([.V22])))" office:value-type="string" office:string-value="Q" calcext:value-type="string">
            <text:p>Q</text:p>
          </table:table-cell>
          <table:table-cell table:formula="of:=IF(63+COLUMN([.W22])+ROW([.W22])&gt;90;CHAR(63+COLUMN([.W22])+ROW([.W22])-26);CHAR(63+COLUMN([.W22])+ROW([.W22])))" office:value-type="string" office:string-value="R" calcext:value-type="string">
            <text:p>R</text:p>
          </table:table-cell>
          <table:table-cell table:formula="of:=IF(63+COLUMN([.X22])+ROW([.X22])&gt;90;CHAR(63+COLUMN([.X22])+ROW([.X22])-26);CHAR(63+COLUMN([.X22])+ROW([.X22])))" office:value-type="string" office:string-value="S" calcext:value-type="string">
            <text:p>S</text:p>
          </table:table-cell>
          <table:table-cell table:formula="of:=IF(63+COLUMN([.Y22])+ROW([.Y22])&gt;90;CHAR(63+COLUMN([.Y22])+ROW([.Y22])-26);CHAR(63+COLUMN([.Y22])+ROW([.Y22])))" office:value-type="string" office:string-value="T" calcext:value-type="string">
            <text:p>T</text:p>
          </table:table-cell>
          <table:table-cell table:formula="of:=IF(63+COLUMN([.Z22])+ROW([.Z22])&gt;90;CHAR(63+COLUMN([.Z22])+ROW([.Z22])-26);CHAR(63+COLUMN([.Z22])+ROW([.Z22])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IF(63+COLUMN([.A23])+ROW([.A23])&gt;90;CHAR(63+COLUMN([.A23])+ROW([.A23])-26);CHAR(63+COLUMN([.A23])+ROW([.A23])))" office:value-type="string" office:string-value="W" calcext:value-type="string">
            <text:p>W</text:p>
          </table:table-cell>
          <table:table-cell table:formula="of:=IF(63+COLUMN([.B23])+ROW([.B23])&gt;90;CHAR(63+COLUMN([.B23])+ROW([.B23])-26);CHAR(63+COLUMN([.B23])+ROW([.B23])))" office:value-type="string" office:string-value="X" calcext:value-type="string">
            <text:p>X</text:p>
          </table:table-cell>
          <table:table-cell table:formula="of:=IF(63+COLUMN([.C23])+ROW([.C23])&gt;90;CHAR(63+COLUMN([.C23])+ROW([.C23])-26);CHAR(63+COLUMN([.C23])+ROW([.C23])))" office:value-type="string" office:string-value="Y" calcext:value-type="string">
            <text:p>Y</text:p>
          </table:table-cell>
          <table:table-cell table:formula="of:=IF(63+COLUMN([.D23])+ROW([.D23])&gt;90;CHAR(63+COLUMN([.D23])+ROW([.D23])-26);CHAR(63+COLUMN([.D23])+ROW([.D23])))" office:value-type="string" office:string-value="Z" calcext:value-type="string">
            <text:p>Z</text:p>
          </table:table-cell>
          <table:table-cell table:formula="of:=IF(63+COLUMN([.E23])+ROW([.E23])&gt;90;CHAR(63+COLUMN([.E23])+ROW([.E23])-26);CHAR(63+COLUMN([.E23])+ROW([.E23])))" office:value-type="string" office:string-value="A" calcext:value-type="string">
            <text:p>A</text:p>
          </table:table-cell>
          <table:table-cell table:formula="of:=IF(63+COLUMN([.F23])+ROW([.F23])&gt;90;CHAR(63+COLUMN([.F23])+ROW([.F23])-26);CHAR(63+COLUMN([.F23])+ROW([.F23])))" office:value-type="string" office:string-value="B" calcext:value-type="string">
            <text:p>B</text:p>
          </table:table-cell>
          <table:table-cell table:formula="of:=IF(63+COLUMN([.G23])+ROW([.G23])&gt;90;CHAR(63+COLUMN([.G23])+ROW([.G23])-26);CHAR(63+COLUMN([.G23])+ROW([.G23])))" office:value-type="string" office:string-value="C" calcext:value-type="string">
            <text:p>C</text:p>
          </table:table-cell>
          <table:table-cell table:formula="of:=IF(63+COLUMN([.H23])+ROW([.H23])&gt;90;CHAR(63+COLUMN([.H23])+ROW([.H23])-26);CHAR(63+COLUMN([.H23])+ROW([.H23])))" office:value-type="string" office:string-value="D" calcext:value-type="string">
            <text:p>D</text:p>
          </table:table-cell>
          <table:table-cell table:formula="of:=IF(63+COLUMN([.I23])+ROW([.I23])&gt;90;CHAR(63+COLUMN([.I23])+ROW([.I23])-26);CHAR(63+COLUMN([.I23])+ROW([.I23])))" office:value-type="string" office:string-value="E" calcext:value-type="string">
            <text:p>E</text:p>
          </table:table-cell>
          <table:table-cell table:formula="of:=IF(63+COLUMN([.J23])+ROW([.J23])&gt;90;CHAR(63+COLUMN([.J23])+ROW([.J23])-26);CHAR(63+COLUMN([.J23])+ROW([.J23])))" office:value-type="string" office:string-value="F" calcext:value-type="string">
            <text:p>F</text:p>
          </table:table-cell>
          <table:table-cell table:formula="of:=IF(63+COLUMN([.K23])+ROW([.K23])&gt;90;CHAR(63+COLUMN([.K23])+ROW([.K23])-26);CHAR(63+COLUMN([.K23])+ROW([.K23])))" office:value-type="string" office:string-value="G" calcext:value-type="string">
            <text:p>G</text:p>
          </table:table-cell>
          <table:table-cell table:formula="of:=IF(63+COLUMN([.L23])+ROW([.L23])&gt;90;CHAR(63+COLUMN([.L23])+ROW([.L23])-26);CHAR(63+COLUMN([.L23])+ROW([.L23])))" office:value-type="string" office:string-value="H" calcext:value-type="string">
            <text:p>H</text:p>
          </table:table-cell>
          <table:table-cell table:formula="of:=IF(63+COLUMN([.M23])+ROW([.M23])&gt;90;CHAR(63+COLUMN([.M23])+ROW([.M23])-26);CHAR(63+COLUMN([.M23])+ROW([.M23])))" office:value-type="string" office:string-value="I" calcext:value-type="string">
            <text:p>I</text:p>
          </table:table-cell>
          <table:table-cell table:formula="of:=IF(63+COLUMN([.N23])+ROW([.N23])&gt;90;CHAR(63+COLUMN([.N23])+ROW([.N23])-26);CHAR(63+COLUMN([.N23])+ROW([.N23])))" office:value-type="string" office:string-value="J" calcext:value-type="string">
            <text:p>J</text:p>
          </table:table-cell>
          <table:table-cell table:formula="of:=IF(63+COLUMN([.O23])+ROW([.O23])&gt;90;CHAR(63+COLUMN([.O23])+ROW([.O23])-26);CHAR(63+COLUMN([.O23])+ROW([.O23])))" office:value-type="string" office:string-value="K" calcext:value-type="string">
            <text:p>K</text:p>
          </table:table-cell>
          <table:table-cell table:formula="of:=IF(63+COLUMN([.P23])+ROW([.P23])&gt;90;CHAR(63+COLUMN([.P23])+ROW([.P23])-26);CHAR(63+COLUMN([.P23])+ROW([.P23])))" office:value-type="string" office:string-value="L" calcext:value-type="string">
            <text:p>L</text:p>
          </table:table-cell>
          <table:table-cell table:formula="of:=IF(63+COLUMN([.Q23])+ROW([.Q23])&gt;90;CHAR(63+COLUMN([.Q23])+ROW([.Q23])-26);CHAR(63+COLUMN([.Q23])+ROW([.Q23])))" office:value-type="string" office:string-value="M" calcext:value-type="string">
            <text:p>M</text:p>
          </table:table-cell>
          <table:table-cell table:formula="of:=IF(63+COLUMN([.R23])+ROW([.R23])&gt;90;CHAR(63+COLUMN([.R23])+ROW([.R23])-26);CHAR(63+COLUMN([.R23])+ROW([.R23])))" office:value-type="string" office:string-value="N" calcext:value-type="string">
            <text:p>N</text:p>
          </table:table-cell>
          <table:table-cell table:formula="of:=IF(63+COLUMN([.S23])+ROW([.S23])&gt;90;CHAR(63+COLUMN([.S23])+ROW([.S23])-26);CHAR(63+COLUMN([.S23])+ROW([.S23])))" office:value-type="string" office:string-value="O" calcext:value-type="string">
            <text:p>O</text:p>
          </table:table-cell>
          <table:table-cell table:formula="of:=IF(63+COLUMN([.T23])+ROW([.T23])&gt;90;CHAR(63+COLUMN([.T23])+ROW([.T23])-26);CHAR(63+COLUMN([.T23])+ROW([.T23])))" office:value-type="string" office:string-value="P" calcext:value-type="string">
            <text:p>P</text:p>
          </table:table-cell>
          <table:table-cell table:formula="of:=IF(63+COLUMN([.U23])+ROW([.U23])&gt;90;CHAR(63+COLUMN([.U23])+ROW([.U23])-26);CHAR(63+COLUMN([.U23])+ROW([.U23])))" office:value-type="string" office:string-value="Q" calcext:value-type="string">
            <text:p>Q</text:p>
          </table:table-cell>
          <table:table-cell table:formula="of:=IF(63+COLUMN([.V23])+ROW([.V23])&gt;90;CHAR(63+COLUMN([.V23])+ROW([.V23])-26);CHAR(63+COLUMN([.V23])+ROW([.V23])))" office:value-type="string" office:string-value="R" calcext:value-type="string">
            <text:p>R</text:p>
          </table:table-cell>
          <table:table-cell table:formula="of:=IF(63+COLUMN([.W23])+ROW([.W23])&gt;90;CHAR(63+COLUMN([.W23])+ROW([.W23])-26);CHAR(63+COLUMN([.W23])+ROW([.W23])))" office:value-type="string" office:string-value="S" calcext:value-type="string">
            <text:p>S</text:p>
          </table:table-cell>
          <table:table-cell table:formula="of:=IF(63+COLUMN([.X23])+ROW([.X23])&gt;90;CHAR(63+COLUMN([.X23])+ROW([.X23])-26);CHAR(63+COLUMN([.X23])+ROW([.X23])))" office:value-type="string" office:string-value="T" calcext:value-type="string">
            <text:p>T</text:p>
          </table:table-cell>
          <table:table-cell table:formula="of:=IF(63+COLUMN([.Y23])+ROW([.Y23])&gt;90;CHAR(63+COLUMN([.Y23])+ROW([.Y23])-26);CHAR(63+COLUMN([.Y23])+ROW([.Y23])))" office:value-type="string" office:string-value="U" calcext:value-type="string">
            <text:p>U</text:p>
          </table:table-cell>
          <table:table-cell table:formula="of:=IF(63+COLUMN([.Z23])+ROW([.Z23])&gt;90;CHAR(63+COLUMN([.Z23])+ROW([.Z23])-26);CHAR(63+COLUMN([.Z23])+ROW([.Z23])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IF(63+COLUMN([.A24])+ROW([.A24])&gt;90;CHAR(63+COLUMN([.A24])+ROW([.A24])-26);CHAR(63+COLUMN([.A24])+ROW([.A24])))" office:value-type="string" office:string-value="X" calcext:value-type="string">
            <text:p>X</text:p>
          </table:table-cell>
          <table:table-cell table:formula="of:=IF(63+COLUMN([.B24])+ROW([.B24])&gt;90;CHAR(63+COLUMN([.B24])+ROW([.B24])-26);CHAR(63+COLUMN([.B24])+ROW([.B24])))" office:value-type="string" office:string-value="Y" calcext:value-type="string">
            <text:p>Y</text:p>
          </table:table-cell>
          <table:table-cell table:formula="of:=IF(63+COLUMN([.C24])+ROW([.C24])&gt;90;CHAR(63+COLUMN([.C24])+ROW([.C24])-26);CHAR(63+COLUMN([.C24])+ROW([.C24])))" office:value-type="string" office:string-value="Z" calcext:value-type="string">
            <text:p>Z</text:p>
          </table:table-cell>
          <table:table-cell table:formula="of:=IF(63+COLUMN([.D24])+ROW([.D24])&gt;90;CHAR(63+COLUMN([.D24])+ROW([.D24])-26);CHAR(63+COLUMN([.D24])+ROW([.D24])))" office:value-type="string" office:string-value="A" calcext:value-type="string">
            <text:p>A</text:p>
          </table:table-cell>
          <table:table-cell table:formula="of:=IF(63+COLUMN([.E24])+ROW([.E24])&gt;90;CHAR(63+COLUMN([.E24])+ROW([.E24])-26);CHAR(63+COLUMN([.E24])+ROW([.E24])))" office:value-type="string" office:string-value="B" calcext:value-type="string">
            <text:p>B</text:p>
          </table:table-cell>
          <table:table-cell table:formula="of:=IF(63+COLUMN([.F24])+ROW([.F24])&gt;90;CHAR(63+COLUMN([.F24])+ROW([.F24])-26);CHAR(63+COLUMN([.F24])+ROW([.F24])))" office:value-type="string" office:string-value="C" calcext:value-type="string">
            <text:p>C</text:p>
          </table:table-cell>
          <table:table-cell table:formula="of:=IF(63+COLUMN([.G24])+ROW([.G24])&gt;90;CHAR(63+COLUMN([.G24])+ROW([.G24])-26);CHAR(63+COLUMN([.G24])+ROW([.G24])))" office:value-type="string" office:string-value="D" calcext:value-type="string">
            <text:p>D</text:p>
          </table:table-cell>
          <table:table-cell table:formula="of:=IF(63+COLUMN([.H24])+ROW([.H24])&gt;90;CHAR(63+COLUMN([.H24])+ROW([.H24])-26);CHAR(63+COLUMN([.H24])+ROW([.H24])))" office:value-type="string" office:string-value="E" calcext:value-type="string">
            <text:p>E</text:p>
          </table:table-cell>
          <table:table-cell table:formula="of:=IF(63+COLUMN([.I24])+ROW([.I24])&gt;90;CHAR(63+COLUMN([.I24])+ROW([.I24])-26);CHAR(63+COLUMN([.I24])+ROW([.I24])))" office:value-type="string" office:string-value="F" calcext:value-type="string">
            <text:p>F</text:p>
          </table:table-cell>
          <table:table-cell table:formula="of:=IF(63+COLUMN([.J24])+ROW([.J24])&gt;90;CHAR(63+COLUMN([.J24])+ROW([.J24])-26);CHAR(63+COLUMN([.J24])+ROW([.J24])))" office:value-type="string" office:string-value="G" calcext:value-type="string">
            <text:p>G</text:p>
          </table:table-cell>
          <table:table-cell table:formula="of:=IF(63+COLUMN([.K24])+ROW([.K24])&gt;90;CHAR(63+COLUMN([.K24])+ROW([.K24])-26);CHAR(63+COLUMN([.K24])+ROW([.K24])))" office:value-type="string" office:string-value="H" calcext:value-type="string">
            <text:p>H</text:p>
          </table:table-cell>
          <table:table-cell table:formula="of:=IF(63+COLUMN([.L24])+ROW([.L24])&gt;90;CHAR(63+COLUMN([.L24])+ROW([.L24])-26);CHAR(63+COLUMN([.L24])+ROW([.L24])))" office:value-type="string" office:string-value="I" calcext:value-type="string">
            <text:p>I</text:p>
          </table:table-cell>
          <table:table-cell table:formula="of:=IF(63+COLUMN([.M24])+ROW([.M24])&gt;90;CHAR(63+COLUMN([.M24])+ROW([.M24])-26);CHAR(63+COLUMN([.M24])+ROW([.M24])))" office:value-type="string" office:string-value="J" calcext:value-type="string">
            <text:p>J</text:p>
          </table:table-cell>
          <table:table-cell table:formula="of:=IF(63+COLUMN([.N24])+ROW([.N24])&gt;90;CHAR(63+COLUMN([.N24])+ROW([.N24])-26);CHAR(63+COLUMN([.N24])+ROW([.N24])))" office:value-type="string" office:string-value="K" calcext:value-type="string">
            <text:p>K</text:p>
          </table:table-cell>
          <table:table-cell table:formula="of:=IF(63+COLUMN([.O24])+ROW([.O24])&gt;90;CHAR(63+COLUMN([.O24])+ROW([.O24])-26);CHAR(63+COLUMN([.O24])+ROW([.O24])))" office:value-type="string" office:string-value="L" calcext:value-type="string">
            <text:p>L</text:p>
          </table:table-cell>
          <table:table-cell table:formula="of:=IF(63+COLUMN([.P24])+ROW([.P24])&gt;90;CHAR(63+COLUMN([.P24])+ROW([.P24])-26);CHAR(63+COLUMN([.P24])+ROW([.P24])))" office:value-type="string" office:string-value="M" calcext:value-type="string">
            <text:p>M</text:p>
          </table:table-cell>
          <table:table-cell table:formula="of:=IF(63+COLUMN([.Q24])+ROW([.Q24])&gt;90;CHAR(63+COLUMN([.Q24])+ROW([.Q24])-26);CHAR(63+COLUMN([.Q24])+ROW([.Q24])))" office:value-type="string" office:string-value="N" calcext:value-type="string">
            <text:p>N</text:p>
          </table:table-cell>
          <table:table-cell table:formula="of:=IF(63+COLUMN([.R24])+ROW([.R24])&gt;90;CHAR(63+COLUMN([.R24])+ROW([.R24])-26);CHAR(63+COLUMN([.R24])+ROW([.R24])))" office:value-type="string" office:string-value="O" calcext:value-type="string">
            <text:p>O</text:p>
          </table:table-cell>
          <table:table-cell table:formula="of:=IF(63+COLUMN([.S24])+ROW([.S24])&gt;90;CHAR(63+COLUMN([.S24])+ROW([.S24])-26);CHAR(63+COLUMN([.S24])+ROW([.S24])))" office:value-type="string" office:string-value="P" calcext:value-type="string">
            <text:p>P</text:p>
          </table:table-cell>
          <table:table-cell table:formula="of:=IF(63+COLUMN([.T24])+ROW([.T24])&gt;90;CHAR(63+COLUMN([.T24])+ROW([.T24])-26);CHAR(63+COLUMN([.T24])+ROW([.T24])))" office:value-type="string" office:string-value="Q" calcext:value-type="string">
            <text:p>Q</text:p>
          </table:table-cell>
          <table:table-cell table:formula="of:=IF(63+COLUMN([.U24])+ROW([.U24])&gt;90;CHAR(63+COLUMN([.U24])+ROW([.U24])-26);CHAR(63+COLUMN([.U24])+ROW([.U24])))" office:value-type="string" office:string-value="R" calcext:value-type="string">
            <text:p>R</text:p>
          </table:table-cell>
          <table:table-cell table:formula="of:=IF(63+COLUMN([.V24])+ROW([.V24])&gt;90;CHAR(63+COLUMN([.V24])+ROW([.V24])-26);CHAR(63+COLUMN([.V24])+ROW([.V24])))" office:value-type="string" office:string-value="S" calcext:value-type="string">
            <text:p>S</text:p>
          </table:table-cell>
          <table:table-cell table:formula="of:=IF(63+COLUMN([.W24])+ROW([.W24])&gt;90;CHAR(63+COLUMN([.W24])+ROW([.W24])-26);CHAR(63+COLUMN([.W24])+ROW([.W24])))" office:value-type="string" office:string-value="T" calcext:value-type="string">
            <text:p>T</text:p>
          </table:table-cell>
          <table:table-cell table:formula="of:=IF(63+COLUMN([.X24])+ROW([.X24])&gt;90;CHAR(63+COLUMN([.X24])+ROW([.X24])-26);CHAR(63+COLUMN([.X24])+ROW([.X24])))" office:value-type="string" office:string-value="U" calcext:value-type="string">
            <text:p>U</text:p>
          </table:table-cell>
          <table:table-cell table:formula="of:=IF(63+COLUMN([.Y24])+ROW([.Y24])&gt;90;CHAR(63+COLUMN([.Y24])+ROW([.Y24])-26);CHAR(63+COLUMN([.Y24])+ROW([.Y24])))" office:value-type="string" office:string-value="V" calcext:value-type="string">
            <text:p>V</text:p>
          </table:table-cell>
          <table:table-cell table:formula="of:=IF(63+COLUMN([.Z24])+ROW([.Z24])&gt;90;CHAR(63+COLUMN([.Z24])+ROW([.Z24])-26);CHAR(63+COLUMN([.Z24])+ROW([.Z24])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IF(63+COLUMN([.A25])+ROW([.A25])&gt;90;CHAR(63+COLUMN([.A25])+ROW([.A25])-26);CHAR(63+COLUMN([.A25])+ROW([.A25])))" office:value-type="string" office:string-value="Y" calcext:value-type="string">
            <text:p>Y</text:p>
          </table:table-cell>
          <table:table-cell table:formula="of:=IF(63+COLUMN([.B25])+ROW([.B25])&gt;90;CHAR(63+COLUMN([.B25])+ROW([.B25])-26);CHAR(63+COLUMN([.B25])+ROW([.B25])))" office:value-type="string" office:string-value="Z" calcext:value-type="string">
            <text:p>Z</text:p>
          </table:table-cell>
          <table:table-cell table:formula="of:=IF(63+COLUMN([.C25])+ROW([.C25])&gt;90;CHAR(63+COLUMN([.C25])+ROW([.C25])-26);CHAR(63+COLUMN([.C25])+ROW([.C25])))" office:value-type="string" office:string-value="A" calcext:value-type="string">
            <text:p>A</text:p>
          </table:table-cell>
          <table:table-cell table:formula="of:=IF(63+COLUMN([.D25])+ROW([.D25])&gt;90;CHAR(63+COLUMN([.D25])+ROW([.D25])-26);CHAR(63+COLUMN([.D25])+ROW([.D25])))" office:value-type="string" office:string-value="B" calcext:value-type="string">
            <text:p>B</text:p>
          </table:table-cell>
          <table:table-cell table:formula="of:=IF(63+COLUMN([.E25])+ROW([.E25])&gt;90;CHAR(63+COLUMN([.E25])+ROW([.E25])-26);CHAR(63+COLUMN([.E25])+ROW([.E25])))" office:value-type="string" office:string-value="C" calcext:value-type="string">
            <text:p>C</text:p>
          </table:table-cell>
          <table:table-cell table:formula="of:=IF(63+COLUMN([.F25])+ROW([.F25])&gt;90;CHAR(63+COLUMN([.F25])+ROW([.F25])-26);CHAR(63+COLUMN([.F25])+ROW([.F25])))" office:value-type="string" office:string-value="D" calcext:value-type="string">
            <text:p>D</text:p>
          </table:table-cell>
          <table:table-cell table:formula="of:=IF(63+COLUMN([.G25])+ROW([.G25])&gt;90;CHAR(63+COLUMN([.G25])+ROW([.G25])-26);CHAR(63+COLUMN([.G25])+ROW([.G25])))" office:value-type="string" office:string-value="E" calcext:value-type="string">
            <text:p>E</text:p>
          </table:table-cell>
          <table:table-cell table:formula="of:=IF(63+COLUMN([.H25])+ROW([.H25])&gt;90;CHAR(63+COLUMN([.H25])+ROW([.H25])-26);CHAR(63+COLUMN([.H25])+ROW([.H25])))" office:value-type="string" office:string-value="F" calcext:value-type="string">
            <text:p>F</text:p>
          </table:table-cell>
          <table:table-cell table:formula="of:=IF(63+COLUMN([.I25])+ROW([.I25])&gt;90;CHAR(63+COLUMN([.I25])+ROW([.I25])-26);CHAR(63+COLUMN([.I25])+ROW([.I25])))" office:value-type="string" office:string-value="G" calcext:value-type="string">
            <text:p>G</text:p>
          </table:table-cell>
          <table:table-cell table:formula="of:=IF(63+COLUMN([.J25])+ROW([.J25])&gt;90;CHAR(63+COLUMN([.J25])+ROW([.J25])-26);CHAR(63+COLUMN([.J25])+ROW([.J25])))" office:value-type="string" office:string-value="H" calcext:value-type="string">
            <text:p>H</text:p>
          </table:table-cell>
          <table:table-cell table:formula="of:=IF(63+COLUMN([.K25])+ROW([.K25])&gt;90;CHAR(63+COLUMN([.K25])+ROW([.K25])-26);CHAR(63+COLUMN([.K25])+ROW([.K25])))" office:value-type="string" office:string-value="I" calcext:value-type="string">
            <text:p>I</text:p>
          </table:table-cell>
          <table:table-cell table:formula="of:=IF(63+COLUMN([.L25])+ROW([.L25])&gt;90;CHAR(63+COLUMN([.L25])+ROW([.L25])-26);CHAR(63+COLUMN([.L25])+ROW([.L25])))" office:value-type="string" office:string-value="J" calcext:value-type="string">
            <text:p>J</text:p>
          </table:table-cell>
          <table:table-cell table:formula="of:=IF(63+COLUMN([.M25])+ROW([.M25])&gt;90;CHAR(63+COLUMN([.M25])+ROW([.M25])-26);CHAR(63+COLUMN([.M25])+ROW([.M25])))" office:value-type="string" office:string-value="K" calcext:value-type="string">
            <text:p>K</text:p>
          </table:table-cell>
          <table:table-cell table:formula="of:=IF(63+COLUMN([.N25])+ROW([.N25])&gt;90;CHAR(63+COLUMN([.N25])+ROW([.N25])-26);CHAR(63+COLUMN([.N25])+ROW([.N25])))" office:value-type="string" office:string-value="L" calcext:value-type="string">
            <text:p>L</text:p>
          </table:table-cell>
          <table:table-cell table:formula="of:=IF(63+COLUMN([.O25])+ROW([.O25])&gt;90;CHAR(63+COLUMN([.O25])+ROW([.O25])-26);CHAR(63+COLUMN([.O25])+ROW([.O25])))" office:value-type="string" office:string-value="M" calcext:value-type="string">
            <text:p>M</text:p>
          </table:table-cell>
          <table:table-cell table:formula="of:=IF(63+COLUMN([.P25])+ROW([.P25])&gt;90;CHAR(63+COLUMN([.P25])+ROW([.P25])-26);CHAR(63+COLUMN([.P25])+ROW([.P25])))" office:value-type="string" office:string-value="N" calcext:value-type="string">
            <text:p>N</text:p>
          </table:table-cell>
          <table:table-cell table:formula="of:=IF(63+COLUMN([.Q25])+ROW([.Q25])&gt;90;CHAR(63+COLUMN([.Q25])+ROW([.Q25])-26);CHAR(63+COLUMN([.Q25])+ROW([.Q25])))" office:value-type="string" office:string-value="O" calcext:value-type="string">
            <text:p>O</text:p>
          </table:table-cell>
          <table:table-cell table:formula="of:=IF(63+COLUMN([.R25])+ROW([.R25])&gt;90;CHAR(63+COLUMN([.R25])+ROW([.R25])-26);CHAR(63+COLUMN([.R25])+ROW([.R25])))" office:value-type="string" office:string-value="P" calcext:value-type="string">
            <text:p>P</text:p>
          </table:table-cell>
          <table:table-cell table:formula="of:=IF(63+COLUMN([.S25])+ROW([.S25])&gt;90;CHAR(63+COLUMN([.S25])+ROW([.S25])-26);CHAR(63+COLUMN([.S25])+ROW([.S25])))" office:value-type="string" office:string-value="Q" calcext:value-type="string">
            <text:p>Q</text:p>
          </table:table-cell>
          <table:table-cell table:formula="of:=IF(63+COLUMN([.T25])+ROW([.T25])&gt;90;CHAR(63+COLUMN([.T25])+ROW([.T25])-26);CHAR(63+COLUMN([.T25])+ROW([.T25])))" office:value-type="string" office:string-value="R" calcext:value-type="string">
            <text:p>R</text:p>
          </table:table-cell>
          <table:table-cell table:formula="of:=IF(63+COLUMN([.U25])+ROW([.U25])&gt;90;CHAR(63+COLUMN([.U25])+ROW([.U25])-26);CHAR(63+COLUMN([.U25])+ROW([.U25])))" office:value-type="string" office:string-value="S" calcext:value-type="string">
            <text:p>S</text:p>
          </table:table-cell>
          <table:table-cell table:formula="of:=IF(63+COLUMN([.V25])+ROW([.V25])&gt;90;CHAR(63+COLUMN([.V25])+ROW([.V25])-26);CHAR(63+COLUMN([.V25])+ROW([.V25])))" office:value-type="string" office:string-value="T" calcext:value-type="string">
            <text:p>T</text:p>
          </table:table-cell>
          <table:table-cell table:formula="of:=IF(63+COLUMN([.W25])+ROW([.W25])&gt;90;CHAR(63+COLUMN([.W25])+ROW([.W25])-26);CHAR(63+COLUMN([.W25])+ROW([.W25])))" office:value-type="string" office:string-value="U" calcext:value-type="string">
            <text:p>U</text:p>
          </table:table-cell>
          <table:table-cell table:formula="of:=IF(63+COLUMN([.X25])+ROW([.X25])&gt;90;CHAR(63+COLUMN([.X25])+ROW([.X25])-26);CHAR(63+COLUMN([.X25])+ROW([.X25])))" office:value-type="string" office:string-value="V" calcext:value-type="string">
            <text:p>V</text:p>
          </table:table-cell>
          <table:table-cell table:formula="of:=IF(63+COLUMN([.Y25])+ROW([.Y25])&gt;90;CHAR(63+COLUMN([.Y25])+ROW([.Y25])-26);CHAR(63+COLUMN([.Y25])+ROW([.Y25])))" office:value-type="string" office:string-value="W" calcext:value-type="string">
            <text:p>W</text:p>
          </table:table-cell>
          <table:table-cell table:formula="of:=IF(63+COLUMN([.Z25])+ROW([.Z25])&gt;90;CHAR(63+COLUMN([.Z25])+ROW([.Z25])-26);CHAR(63+COLUMN([.Z25])+ROW([.Z25])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IF(63+COLUMN([.A26])+ROW([.A26])&gt;90;CHAR(63+COLUMN([.A26])+ROW([.A26])-26);CHAR(63+COLUMN([.A26])+ROW([.A26])))" office:value-type="string" office:string-value="Z" calcext:value-type="string">
            <text:p>Z</text:p>
          </table:table-cell>
          <table:table-cell table:formula="of:=IF(63+COLUMN([.B26])+ROW([.B26])&gt;90;CHAR(63+COLUMN([.B26])+ROW([.B26])-26);CHAR(63+COLUMN([.B26])+ROW([.B26])))" office:value-type="string" office:string-value="A" calcext:value-type="string">
            <text:p>A</text:p>
          </table:table-cell>
          <table:table-cell table:formula="of:=IF(63+COLUMN([.C26])+ROW([.C26])&gt;90;CHAR(63+COLUMN([.C26])+ROW([.C26])-26);CHAR(63+COLUMN([.C26])+ROW([.C26])))" office:value-type="string" office:string-value="B" calcext:value-type="string">
            <text:p>B</text:p>
          </table:table-cell>
          <table:table-cell table:formula="of:=IF(63+COLUMN([.D26])+ROW([.D26])&gt;90;CHAR(63+COLUMN([.D26])+ROW([.D26])-26);CHAR(63+COLUMN([.D26])+ROW([.D26])))" office:value-type="string" office:string-value="C" calcext:value-type="string">
            <text:p>C</text:p>
          </table:table-cell>
          <table:table-cell table:formula="of:=IF(63+COLUMN([.E26])+ROW([.E26])&gt;90;CHAR(63+COLUMN([.E26])+ROW([.E26])-26);CHAR(63+COLUMN([.E26])+ROW([.E26])))" office:value-type="string" office:string-value="D" calcext:value-type="string">
            <text:p>D</text:p>
          </table:table-cell>
          <table:table-cell table:formula="of:=IF(63+COLUMN([.F26])+ROW([.F26])&gt;90;CHAR(63+COLUMN([.F26])+ROW([.F26])-26);CHAR(63+COLUMN([.F26])+ROW([.F26])))" office:value-type="string" office:string-value="E" calcext:value-type="string">
            <text:p>E</text:p>
          </table:table-cell>
          <table:table-cell table:formula="of:=IF(63+COLUMN([.G26])+ROW([.G26])&gt;90;CHAR(63+COLUMN([.G26])+ROW([.G26])-26);CHAR(63+COLUMN([.G26])+ROW([.G26])))" office:value-type="string" office:string-value="F" calcext:value-type="string">
            <text:p>F</text:p>
          </table:table-cell>
          <table:table-cell table:formula="of:=IF(63+COLUMN([.H26])+ROW([.H26])&gt;90;CHAR(63+COLUMN([.H26])+ROW([.H26])-26);CHAR(63+COLUMN([.H26])+ROW([.H26])))" office:value-type="string" office:string-value="G" calcext:value-type="string">
            <text:p>G</text:p>
          </table:table-cell>
          <table:table-cell table:formula="of:=IF(63+COLUMN([.I26])+ROW([.I26])&gt;90;CHAR(63+COLUMN([.I26])+ROW([.I26])-26);CHAR(63+COLUMN([.I26])+ROW([.I26])))" office:value-type="string" office:string-value="H" calcext:value-type="string">
            <text:p>H</text:p>
          </table:table-cell>
          <table:table-cell table:formula="of:=IF(63+COLUMN([.J26])+ROW([.J26])&gt;90;CHAR(63+COLUMN([.J26])+ROW([.J26])-26);CHAR(63+COLUMN([.J26])+ROW([.J26])))" office:value-type="string" office:string-value="I" calcext:value-type="string">
            <text:p>I</text:p>
          </table:table-cell>
          <table:table-cell table:formula="of:=IF(63+COLUMN([.K26])+ROW([.K26])&gt;90;CHAR(63+COLUMN([.K26])+ROW([.K26])-26);CHAR(63+COLUMN([.K26])+ROW([.K26])))" office:value-type="string" office:string-value="J" calcext:value-type="string">
            <text:p>J</text:p>
          </table:table-cell>
          <table:table-cell table:formula="of:=IF(63+COLUMN([.L26])+ROW([.L26])&gt;90;CHAR(63+COLUMN([.L26])+ROW([.L26])-26);CHAR(63+COLUMN([.L26])+ROW([.L26])))" office:value-type="string" office:string-value="K" calcext:value-type="string">
            <text:p>K</text:p>
          </table:table-cell>
          <table:table-cell table:formula="of:=IF(63+COLUMN([.M26])+ROW([.M26])&gt;90;CHAR(63+COLUMN([.M26])+ROW([.M26])-26);CHAR(63+COLUMN([.M26])+ROW([.M26])))" office:value-type="string" office:string-value="L" calcext:value-type="string">
            <text:p>L</text:p>
          </table:table-cell>
          <table:table-cell table:formula="of:=IF(63+COLUMN([.N26])+ROW([.N26])&gt;90;CHAR(63+COLUMN([.N26])+ROW([.N26])-26);CHAR(63+COLUMN([.N26])+ROW([.N26])))" office:value-type="string" office:string-value="M" calcext:value-type="string">
            <text:p>M</text:p>
          </table:table-cell>
          <table:table-cell table:formula="of:=IF(63+COLUMN([.O26])+ROW([.O26])&gt;90;CHAR(63+COLUMN([.O26])+ROW([.O26])-26);CHAR(63+COLUMN([.O26])+ROW([.O26])))" office:value-type="string" office:string-value="N" calcext:value-type="string">
            <text:p>N</text:p>
          </table:table-cell>
          <table:table-cell table:formula="of:=IF(63+COLUMN([.P26])+ROW([.P26])&gt;90;CHAR(63+COLUMN([.P26])+ROW([.P26])-26);CHAR(63+COLUMN([.P26])+ROW([.P26])))" office:value-type="string" office:string-value="O" calcext:value-type="string">
            <text:p>O</text:p>
          </table:table-cell>
          <table:table-cell table:formula="of:=IF(63+COLUMN([.Q26])+ROW([.Q26])&gt;90;CHAR(63+COLUMN([.Q26])+ROW([.Q26])-26);CHAR(63+COLUMN([.Q26])+ROW([.Q26])))" office:value-type="string" office:string-value="P" calcext:value-type="string">
            <text:p>P</text:p>
          </table:table-cell>
          <table:table-cell table:formula="of:=IF(63+COLUMN([.R26])+ROW([.R26])&gt;90;CHAR(63+COLUMN([.R26])+ROW([.R26])-26);CHAR(63+COLUMN([.R26])+ROW([.R26])))" office:value-type="string" office:string-value="Q" calcext:value-type="string">
            <text:p>Q</text:p>
          </table:table-cell>
          <table:table-cell table:formula="of:=IF(63+COLUMN([.S26])+ROW([.S26])&gt;90;CHAR(63+COLUMN([.S26])+ROW([.S26])-26);CHAR(63+COLUMN([.S26])+ROW([.S26])))" office:value-type="string" office:string-value="R" calcext:value-type="string">
            <text:p>R</text:p>
          </table:table-cell>
          <table:table-cell table:formula="of:=IF(63+COLUMN([.T26])+ROW([.T26])&gt;90;CHAR(63+COLUMN([.T26])+ROW([.T26])-26);CHAR(63+COLUMN([.T26])+ROW([.T26])))" office:value-type="string" office:string-value="S" calcext:value-type="string">
            <text:p>S</text:p>
          </table:table-cell>
          <table:table-cell table:formula="of:=IF(63+COLUMN([.U26])+ROW([.U26])&gt;90;CHAR(63+COLUMN([.U26])+ROW([.U26])-26);CHAR(63+COLUMN([.U26])+ROW([.U26])))" office:value-type="string" office:string-value="T" calcext:value-type="string">
            <text:p>T</text:p>
          </table:table-cell>
          <table:table-cell table:formula="of:=IF(63+COLUMN([.V26])+ROW([.V26])&gt;90;CHAR(63+COLUMN([.V26])+ROW([.V26])-26);CHAR(63+COLUMN([.V26])+ROW([.V26])))" office:value-type="string" office:string-value="U" calcext:value-type="string">
            <text:p>U</text:p>
          </table:table-cell>
          <table:table-cell table:formula="of:=IF(63+COLUMN([.W26])+ROW([.W26])&gt;90;CHAR(63+COLUMN([.W26])+ROW([.W26])-26);CHAR(63+COLUMN([.W26])+ROW([.W26])))" office:value-type="string" office:string-value="V" calcext:value-type="string">
            <text:p>V</text:p>
          </table:table-cell>
          <table:table-cell table:formula="of:=IF(63+COLUMN([.X26])+ROW([.X26])&gt;90;CHAR(63+COLUMN([.X26])+ROW([.X26])-26);CHAR(63+COLUMN([.X26])+ROW([.X26])))" office:value-type="string" office:string-value="W" calcext:value-type="string">
            <text:p>W</text:p>
          </table:table-cell>
          <table:table-cell table:formula="of:=IF(63+COLUMN([.Y26])+ROW([.Y26])&gt;90;CHAR(63+COLUMN([.Y26])+ROW([.Y26])-26);CHAR(63+COLUMN([.Y26])+ROW([.Y26])))" office:value-type="string" office:string-value="X" calcext:value-type="string">
            <text:p>X</text:p>
          </table:table-cell>
          <table:table-cell table:formula="of:=IF(63+COLUMN([.Z26])+ROW([.Z26])&gt;90;CHAR(63+COLUMN([.Z26])+ROW([.Z26])-26);CHAR(63+COLUMN([.Z26])+ROW([.Z26])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number-columns-repeated="986"/>
        </table:table-row>
        <table:table-row table:style-name="ro2">
          <table:table-cell/>
          <table:table-cell table:style-name="ce2" table:formula="of:=IF(NOT(ISBLANK([.B29]));INDEX([.$A$1:.$Z$26];MATCH([.B29];[.$A$1:.$A$26];0);MATCH([.B30];[.$A$1:.$A$26];0));&quot;&quot;)" office:value-type="string" office:string-value="T" calcext:value-type="string">
            <text:p>T</text:p>
          </table:table-cell>
          <table:table-cell table:style-name="ce2" table:formula="of:=IF(NOT(ISBLANK([.C29]));INDEX([.$A$1:.$Z$26];MATCH([.C29];[.$A$1:.$A$26];0);MATCH([.C30];[.$A$1:.$A$26];0));&quot;&quot;)" office:value-type="string" office:string-value="S" calcext:value-type="string">
            <text:p>S</text:p>
          </table:table-cell>
          <table:table-cell table:style-name="ce2" table:formula="of:=IF(NOT(ISBLANK([.D29]));INDEX([.$A$1:.$Z$26];MATCH([.D29];[.$A$1:.$A$26];0);MATCH([.D30];[.$A$1:.$A$26];0));&quot;&quot;)" office:value-type="string" office:string-value="V" calcext:value-type="string">
            <text:p>V</text:p>
          </table:table-cell>
          <table:table-cell table:style-name="ce2" table:formula="of:=IF(NOT(ISBLANK([.E29]));INDEX([.$A$1:.$Z$26];MATCH([.E29];[.$A$1:.$A$26];0);MATCH([.E30];[.$A$1:.$A$26];0));&quot;&quot;)" office:value-type="string" office:string-value="N" calcext:value-type="string">
            <text:p>N</text:p>
          </table:table-cell>
          <table:table-cell table:style-name="ce2" table:formula="of:=IF(NOT(ISBLANK([.F29]));INDEX([.$A$1:.$Z$26];MATCH([.F29];[.$A$1:.$A$26];0);MATCH([.F30];[.$A$1:.$A$26];0));&quot;&quot;)" office:value-type="string" office:string-value="N" calcext:value-type="string">
            <text:p>N</text:p>
          </table:table-cell>
          <table:table-cell table:style-name="ce2" table:formula="of:=IF(NOT(ISBLANK([.G29]));INDEX([.$A$1:.$Z$26];MATCH([.G29];[.$A$1:.$A$26];0);MATCH([.G30];[.$A$1:.$A$26];0));&quot;&quot;)" office:value-type="string" office:string-value="L" calcext:value-type="string">
            <text:p>L</text:p>
          </table:table-cell>
          <table:table-cell table:style-name="ce2" table:formula="of:=IF(NOT(ISBLANK([.H29]));INDEX([.$A$1:.$Z$26];MATCH([.H29];[.$A$1:.$A$26];0);MATCH([.H30];[.$A$1:.$A$26];0));&quot;&quot;)" office:value-type="string" office:string-value="N" calcext:value-type="string">
            <text:p>N</text:p>
          </table:table-cell>
          <table:table-cell table:style-name="ce2" table:formula="of:=IF(NOT(ISBLANK([.I29]));INDEX([.$A$1:.$Z$26];MATCH([.I29];[.$A$1:.$A$26];0);MATCH([.I30];[.$A$1:.$A$26];0));&quot;&quot;)" office:value-type="string" office:string-value="Z" calcext:value-type="string">
            <text:p>Z</text:p>
          </table:table-cell>
          <table:table-cell table:style-name="ce2" table:formula="of:=IF(NOT(ISBLANK([.J29]));INDEX([.$A$1:.$Z$26];MATCH([.J29];[.$A$1:.$A$26];0);MATCH([.J30];[.$A$1:.$A$26];0));&quot;&quot;)" office:value-type="string" office:string-value="B" calcext:value-type="string">
            <text:p>B</text:p>
          </table:table-cell>
          <table:table-cell table:style-name="ce2" table:formula="of:=IF(NOT(ISBLANK([.K29]));INDEX([.$A$1:.$Z$26];MATCH([.K29];[.$A$1:.$A$26];0);MATCH([.K30];[.$A$1:.$A$26];0));&quot;&quot;)" office:value-type="string" office:string-value="J" calcext:value-type="string">
            <text:p>J</text:p>
          </table:table-cell>
          <table:table-cell table:style-name="ce2" table:formula="of:=IF(NOT(ISBLANK([.L29]));INDEX([.$A$1:.$Z$26];MATCH([.L29];[.$A$1:.$A$26];0);MATCH([.L30];[.$A$1:.$A$26];0));&quot;&quot;)" office:value-type="string" office:string-value="Y" calcext:value-type="string">
            <text:p>Y</text:p>
          </table:table-cell>
          <table:table-cell table:style-name="ce2" table:formula="of:=IF(NOT(ISBLANK([.M29]));INDEX([.$A$1:.$Z$26];MATCH([.M29];[.$A$1:.$A$26];0);MATCH([.M30];[.$A$1:.$A$26];0));&quot;&quot;)" office:value-type="string" office:string-value="J" calcext:value-type="string">
            <text:p>J</text:p>
          </table:table-cell>
          <table:table-cell table:style-name="ce2" table:formula="of:=IF(NOT(ISBLANK([.N29]));INDEX([.$A$1:.$Z$26];MATCH([.N29];[.$A$1:.$A$26];0);MATCH([.N30];[.$A$1:.$A$26];0));&quot;&quot;)" office:value-type="string" office:string-value="W" calcext:value-type="string">
            <text:p>W</text:p>
          </table:table-cell>
          <table:table-cell table:style-name="ce2" table:formula="of:=IF(NOT(ISBLANK([.O29]));INDEX([.$A$1:.$Z$26];MATCH([.O29];[.$A$1:.$A$26];0);MATCH([.O30];[.$A$1:.$A$26];0));&quot;&quot;)" office:value-type="string" office:string-value="Q" calcext:value-type="string">
            <text:p>Q</text:p>
          </table:table-cell>
          <table:table-cell table:style-name="ce2" table:formula="of:=IF(NOT(ISBLANK([.P29]));INDEX([.$A$1:.$Z$26];MATCH([.P29];[.$A$1:.$A$26];0);MATCH([.P30];[.$A$1:.$A$26];0));&quot;&quot;)" office:value-type="string" office:string-value="Z" calcext:value-type="string">
            <text:p>Z</text:p>
          </table:table-cell>
          <table:table-cell table:style-name="ce2" table:formula="of:=IF(NOT(ISBLANK([.Q29]));INDEX([.$A$1:.$Z$26];MATCH([.Q29];[.$A$1:.$A$26];0);MATCH([.Q30];[.$A$1:.$A$26];0));&quot;&quot;)" office:value-type="string" office:string-value="X" calcext:value-type="string">
            <text:p>X</text:p>
          </table:table-cell>
          <table:table-cell table:style-name="ce2" table:formula="of:=IF(NOT(ISBLANK([.R29]));INDEX([.$A$1:.$Z$26];MATCH([.R29];[.$A$1:.$A$26];0);MATCH([.R30];[.$A$1:.$A$26];0));&quot;&quot;)" office:value-type="string" office:string-value="Q" calcext:value-type="string">
            <text:p>Q</text:p>
          </table:table-cell>
          <table:table-cell table:style-name="ce2" table:formula="of:=IF(NOT(ISBLANK([.S29]));INDEX([.$A$1:.$Z$26];MATCH([.S29];[.$A$1:.$A$26];0);MATCH([.S30];[.$A$1:.$A$26];0));&quot;&quot;)" office:value-type="string" office:string-value="W" calcext:value-type="string">
            <text:p>W</text:p>
          </table:table-cell>
          <table:table-cell table:style-name="ce2" table:formula="of:=IF(NOT(ISBLANK([.T29]));INDEX([.$A$1:.$Z$26];MATCH([.T29];[.$A$1:.$A$26];0);MATCH([.T30];[.$A$1:.$A$26];0));&quot;&quot;)" office:value-type="string" office:string-value="L" calcext:value-type="string">
            <text:p>L</text:p>
          </table:table-cell>
          <table:table-cell table:style-name="ce2" table:formula="of:=IF(NOT(ISBLANK([.U29]));INDEX([.$A$1:.$Z$26];MATCH([.U29];[.$A$1:.$A$26];0);MATCH([.U30];[.$A$1:.$A$26];0));&quot;&quot;)" office:value-type="string" office:string-value="T" calcext:value-type="string">
            <text:p>T</text:p>
          </table:table-cell>
          <table:table-cell table:style-name="ce2" table:formula="of:=IF(NOT(ISBLANK([.V29]));INDEX([.$A$1:.$Z$26];MATCH([.V29];[.$A$1:.$A$26];0);MATCH([.V30];[.$A$1:.$A$26];0));&quot;&quot;)" office:value-type="string" office:string-value="Q" calcext:value-type="string">
            <text:p>Q</text:p>
          </table:table-cell>
          <table:table-cell table:style-name="ce2" table:formula="of:=IF(NOT(ISBLANK([.W29]));INDEX([.$A$1:.$Z$26];MATCH([.W29];[.$A$1:.$A$26];0);MATCH([.W30];[.$A$1:.$A$26];0));&quot;&quot;)" office:value-type="string" office:string-value="K" calcext:value-type="string">
            <text:p>K</text:p>
          </table:table-cell>
          <table:table-cell table:style-name="ce2" table:formula="of:=IF(NOT(ISBLANK([.X29]));INDEX([.$A$1:.$Z$26];MATCH([.X29];[.$A$1:.$A$26];0);MATCH([.X30];[.$A$1:.$A$26];0));&quot;&quot;)" office:value-type="string" office:string-value="S" calcext:value-type="string">
            <text:p>S</text:p>
          </table:table-cell>
          <table:table-cell/>
          <table:table-cell table:style-name="ce2" table:formula="of:=INDEX([.$A$1:.$Z$26];MATCH([.Z29];[.$A$1:.$A$26];0);IF([.Z30]=&quot;A&quot;;1;28-MATCH([.Z30];[.$A$1:.$A$26];0)))" office:value-type="string" office:string-value="K" calcext:value-type="string">
            <text:p>K</text:p>
          </table:table-cell>
          <table:table-cell table:style-name="ce2" table:formula="of:=INDEX([.$A$1:.$Z$26];MATCH([.AA29];[.$A$1:.$A$26];0);IF([.AA30]=&quot;A&quot;;1;28-MATCH([.AA30];[.$A$1:.$A$26];0)))" office:value-type="string" office:string-value="L" calcext:value-type="string">
            <text:p>L</text:p>
          </table:table-cell>
          <table:table-cell table:style-name="ce2" table:formula="of:=INDEX([.$A$1:.$Z$26];MATCH([.AB29];[.$A$1:.$A$26];0);IF([.AB30]=&quot;A&quot;;1;28-MATCH([.AB30];[.$A$1:.$A$26];0)))" office:value-type="string" office:string-value="A" calcext:value-type="string">
            <text:p>A</text:p>
          </table:table-cell>
          <table:table-cell table:style-name="ce2" table:formula="of:=INDEX([.$A$1:.$Z$26];MATCH([.AC29];[.$A$1:.$A$26];0);IF([.AC30]=&quot;A&quot;;1;28-MATCH([.AC30];[.$A$1:.$A$26];0)))" office:value-type="string" office:string-value="S" calcext:value-type="string">
            <text:p>S</text:p>
          </table:table-cell>
          <table:table-cell table:style-name="ce2" table:formula="of:=INDEX([.$A$1:.$Z$26];MATCH([.AD29];[.$A$1:.$A$26];0);IF([.AD30]=&quot;A&quot;;1;28-MATCH([.AD30];[.$A$1:.$A$26];0)))" office:value-type="string" office:string-value="A" calcext:value-type="string">
            <text:p>A</text:p>
          </table:table-cell>
          <table:table-cell table:style-name="ce2" table:formula="of:=INDEX([.$A$1:.$Z$26];MATCH([.AE29];[.$A$1:.$A$26];0);IF([.AE30]=&quot;A&quot;;1;28-MATCH([.AE30];[.$A$1:.$A$26];0)))" office:value-type="string" office:string-value="M" calcext:value-type="string">
            <text:p>M</text:p>
          </table:table-cell>
          <table:table-cell table:style-name="ce2" table:formula="of:=INDEX([.$A$1:.$Z$26];MATCH([.AF29];[.$A$1:.$A$26];0);IF([.AF30]=&quot;A&quot;;1;28-MATCH([.AF30];[.$A$1:.$A$26];0)))" office:value-type="string" office:string-value="A" calcext:value-type="string">
            <text:p>A</text:p>
          </table:table-cell>
          <table:table-cell table:style-name="ce2" table:formula="of:=INDEX([.$A$1:.$Z$26];MATCH([.AG29];[.$A$1:.$A$26];0);IF([.AG30]=&quot;A&quot;;1;28-MATCH([.AG30];[.$A$1:.$A$26];0)))" office:value-type="string" office:string-value="J" calcext:value-type="string">
            <text:p>J</text:p>
          </table:table-cell>
          <table:table-cell table:style-name="ce2" table:formula="of:=INDEX([.$A$1:.$Z$26];MATCH([.AH29];[.$A$1:.$A$26];0);IF([.AH30]=&quot;A&quot;;1;28-MATCH([.AH30];[.$A$1:.$A$26];0)))" office:value-type="string" office:string-value="E" calcext:value-type="string">
            <text:p>E</text:p>
          </table:table-cell>
          <table:table-cell table:style-name="ce2" table:formula="of:=INDEX([.$A$1:.$Z$26];MATCH([.AI29];[.$A$1:.$A$26];0);IF([.AI30]=&quot;A&quot;;1;28-MATCH([.AI30];[.$A$1:.$A$26];0)))" office:value-type="string" office:string-value="S" calcext:value-type="string">
            <text:p>S</text:p>
          </table:table-cell>
          <table:table-cell table:style-name="ce2" table:formula="of:=INDEX([.$A$1:.$Z$26];MATCH([.AJ29];[.$A$1:.$A$26];0);IF([.AJ30]=&quot;A&quot;;1;28-MATCH([.AJ30];[.$A$1:.$A$26];0)))" office:value-type="string" office:string-value="T" calcext:value-type="string">
            <text:p>T</text:p>
          </table:table-cell>
          <table:table-cell table:style-name="ce2" table:formula="of:=INDEX([.$A$1:.$Z$26];MATCH([.AK29];[.$A$1:.$A$26];0);IF([.AK30]=&quot;A&quot;;1;28-MATCH([.AK30];[.$A$1:.$A$26];0)))" office:value-type="string" office:string-value="O" calcext:value-type="string">
            <text:p>O</text:p>
          </table:table-cell>
          <table:table-cell table:style-name="ce2" table:formula="of:=INDEX([.$A$1:.$Z$26];MATCH([.AL29];[.$A$1:.$A$26];0);IF([.AL30]=&quot;A&quot;;1;28-MATCH([.AL30];[.$A$1:.$A$26];0)))" office:value-type="string" office:string-value="K" calcext:value-type="string">
            <text:p>K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1.Y63:Arkusz1.Y6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21T07:21:09Z</meta:creation-date>
    <dc:date>2019-02-28T07:17:05.909597760</dc:date>
    <meta:editing-cycles>12</meta:editing-cycles>
    <meta:editing-duration>PT30M11S</meta:editing-duration>
    <meta:document-statistic meta:table-count="1" meta:cell-count="784" meta:object-count="0"/>
  </office:meta>
</office:document-meta>
</file>